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11000000DD000000DD6A4377B3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11000000DD000000DD6A4377B3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Memmap local" table:style-name="ta1">
        <table:shapes>
          <draw:frame draw:z-index="0" draw:style-name="gr1" svg:width="20.326cm" svg:height="11.078cm" svg:x="0.11cm" svg:y="8.156cm">
            <draw:object draw:notify-on-update-of-ranges="'Memmap local'.A14:'Memmap local'.A19 'Memmap local'.B13:'Memmap local'.B13 'Memmap local'.B14:'Memmap local'.B19 'Memmap local'.C13:'Memmap local'.C13 'Memmap local'.C14:'Memmap local'.C19 'Memmap local'.D13:'Memmap local'.D13 'Memmap local'.D14:'Memmap local'.D19 'Memmap local'.E13:'Memmap local'.E13 'Memmap local'.E14:'Memmap local'.E19 'Memmap local'.F13:'Memmap local'.F13 'Memmap local'.F14:'Memmap local'.F19 'Memmap local'.G13:'Memmap local'.G13 'Memmap local'.G14:'Memmap local'.G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26cm" svg:height="11.052cm" svg:x="22.881cm" svg:y="8.156cm">
            <draw:object draw:notify-on-update-of-ranges="'Memmap local'.K14:'Memmap local'.K19 'Memmap local'.L13:'Memmap local'.L13 'Memmap local'.L14:'Memmap local'.L19 'Memmap local'.M13:'Memmap local'.M13 'Memmap local'.M14:'Memmap local'.M19 'Memmap local'.N13:'Memmap local'.N13 'Memmap local'.N14:'Memmap local'.N19 'Memmap local'.O13:'Memmap local'.O13 'Memmap local'.O14:'Memmap local'.O19 'Memmap local'.P13:'Memmap local'.P13 'Memmap local'.P14:'Memmap local'.P19 'Memmap local'.Q13:'Memmap local'.Q13 'Memmap local'.Q14:'Memmap local'.Q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1.821cm" svg:height="6.432cm" svg:x="5.192cm" svg:y="20.087cm">
            <draw:object draw:notify-on-update-of-ranges="'Memmap local'.A48:'Memmap local'.A53 'Memmap local'.B47:'Memmap local'.B47 'Memmap local'.B48:'Memmap local'.B5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9.751cm" svg:height="6.962cm" svg:x="23.17cm" svg:y="20.087cm">
            <draw:object draw:notify-on-update-of-ranges="'Memmap local'.J48:'Memmap local'.J48 'Memmap local'.J49:'Memmap local'.J5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9.944cm" svg:height="5.499cm" svg:x="5.34cm" svg:y="26.895cm">
            <draw:object draw:notify-on-update-of-ranges="'Memmap local'.A66:'Memmap local'.A71 'Memmap local'.B66:'Memmap local'.B7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5" draw:style-name="gr1" svg:width="11.027cm" svg:height="7.102cm" svg:x="38.906cm" svg:y="20.271cm">
            <draw:object draw:notify-on-update-of-ranges="'Memmap local'.Q48:'Memmap local'.Q48 'Memmap local'.Q49:'Memmap local'.Q54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<text:s text:c="4"/>n_features </text:p>
          </table:table-cell>
          <table:table-cell table:style-name="ce2" office:value-type="string" table:number-columns-spanned="2" table:number-rows-spanned="1">
            <text:p><text:s text:c="4"/>1 process <text:s text:c="3"/></text:p>
          </table:table-cell>
          <table:covered-table-cell/>
          <table:table-cell table:style-name="ce2" office:value-type="string" table:number-columns-spanned="2" table:number-rows-spanned="1">
            <text:p>2 processes</text:p>
          </table:table-cell>
          <table:covered-table-cell/>
          <table:table-cell table:style-name="ce2" office:value-type="string" table:number-columns-spanned="2" table:number-rows-spanned="1">
            <text:p>3 processes</text:p>
          </table:table-cell>
          <table:covered-table-cell/>
          <table:table-cell table:style-name="ce2" office:value-type="string" table:number-columns-spanned="2" table:number-rows-spanned="1">
            <text:p>4 processes</text:p>
          </table:table-cell>
          <table:covered-table-cell/>
          <table:table-cell table:style-name="ce2" office:value-type="string" table:number-columns-spanned="2" table:number-rows-spanned="1">
            <text:p><text:s text:c="4"/>5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6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7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8 processes <text:s/></text:p>
          </table:table-cell>
          <table:covered-table-cell/>
          <table:table-cell table:number-columns-repeated="1007"/>
        </table:table-row>
        <table:table-row table:style-name="ro2">
          <table:table-cell office:value-type="float" office:value="50000">
            <text:p>50 000</text:p>
          </table:table-cell>
          <table:table-cell office:value-type="string">
            <text:p><text:s text:c="3"/>621MB </text:p>
          </table:table-cell>
          <table:table-cell office:value-type="string">
            <text:p><text:s text:c="3"/>70s </text:p>
          </table:table-cell>
          <table:table-cell office:value-type="string">
            <text:p><text:s text:c="2"/>1361MB </text:p>
          </table:table-cell>
          <table:table-cell office:value-type="string">
            <text:p><text:s text:c="3"/>50s </text:p>
          </table:table-cell>
          <table:table-cell office:value-type="string">
            <text:p><text:s text:c="2"/>2263MB </text:p>
          </table:table-cell>
          <table:table-cell office:value-type="string">
            <text:p><text:s text:c="3"/>55s </text:p>
          </table:table-cell>
          <table:table-cell office:value-type="string">
            <text:p><text:s text:c="2"/>1872MB </text:p>
          </table:table-cell>
          <table:table-cell office:value-type="string">
            <text:p><text:s text:c="3"/>60s </text:p>
          </table:table-cell>
          <table:table-cell office:value-type="string">
            <text:p><text:s text:c="2"/>2291MB </text:p>
          </table:table-cell>
          <table:table-cell office:value-type="string">
            <text:p><text:s text:c="3"/>65s </text:p>
          </table:table-cell>
          <table:table-cell office:value-type="string">
            <text:p><text:s text:c="2"/>2534MB </text:p>
          </table:table-cell>
          <table:table-cell office:value-type="string">
            <text:p><text:s text:c="3"/>71s </text:p>
          </table:table-cell>
          <table:table-cell office:value-type="string">
            <text:p><text:s text:c="2"/>2447MB </text:p>
          </table:table-cell>
          <table:table-cell office:value-type="string">
            <text:p><text:s text:c="3"/>71s </text:p>
          </table:table-cell>
          <table:table-cell office:value-type="string">
            <text:p><text:s text:c="2"/>2546MB </text:p>
          </table:table-cell>
          <table:table-cell office:value-type="string">
            <text:p><text:s text:c="3"/>71s </text:p>
          </table:table-cell>
          <table:table-cell table:number-columns-repeated="1007"/>
        </table:table-row>
        <table:table-row table:style-name="ro2">
          <table:table-cell office:value-type="float" office:value="100000">
            <text:p>100 000</text:p>
          </table:table-cell>
          <table:table-cell office:value-type="string">
            <text:p><text:s text:c="2"/>1208MB </text:p>
          </table:table-cell>
          <table:table-cell office:value-type="string">
            <text:p><text:s text:c="2"/>140s </text:p>
          </table:table-cell>
          <table:table-cell office:value-type="string">
            <text:p><text:s text:c="2"/>2877MB </text:p>
          </table:table-cell>
          <table:table-cell office:value-type="string">
            <text:p><text:s text:c="2"/>100s </text:p>
          </table:table-cell>
          <table:table-cell office:value-type="string">
            <text:p><text:s text:c="2"/>4526MB </text:p>
          </table:table-cell>
          <table:table-cell office:value-type="string">
            <text:p><text:s text:c="2"/>106s </text:p>
          </table:table-cell>
          <table:table-cell office:value-type="string">
            <text:p><text:s text:c="2"/>3595MB </text:p>
          </table:table-cell>
          <table:table-cell office:value-type="string">
            <text:p><text:s text:c="2"/>116s </text:p>
          </table:table-cell>
          <table:table-cell office:value-type="string">
            <text:p><text:s text:c="2"/>4511MB </text:p>
          </table:table-cell>
          <table:table-cell office:value-type="string">
            <text:p><text:s text:c="2"/>142s </text:p>
          </table:table-cell>
          <table:table-cell office:value-type="string">
            <text:p><text:s text:c="2"/>5367MB </text:p>
          </table:table-cell>
          <table:table-cell office:value-type="string">
            <text:p><text:s text:c="2"/>147s </text:p>
          </table:table-cell>
          <table:table-cell office:value-type="string">
            <text:p><text:s text:c="2"/>5528MB </text:p>
          </table:table-cell>
          <table:table-cell office:value-type="string">
            <text:p><text:s text:c="2"/>132s </text:p>
          </table:table-cell>
          <table:table-cell office:value-type="string">
            <text:p><text:s text:c="2"/>4693MB </text:p>
          </table:table-cell>
          <table:table-cell office:value-type="string">
            <text:p><text:s text:c="2"/>147s </text:p>
          </table:table-cell>
          <table:table-cell table:number-columns-repeated="1007"/>
        </table:table-row>
        <table:table-row table:style-name="ro2">
          <table:table-cell office:value-type="float" office:value="200000">
            <text:p>200 000</text:p>
          </table:table-cell>
          <table:table-cell office:value-type="string">
            <text:p><text:s text:c="2"/>2381MB </text:p>
          </table:table-cell>
          <table:table-cell office:value-type="string">
            <text:p><text:s text:c="2"/>286s </text:p>
          </table:table-cell>
          <table:table-cell office:value-type="string">
            <text:p><text:s text:c="2"/>5885MB </text:p>
          </table:table-cell>
          <table:table-cell office:value-type="string">
            <text:p><text:s text:c="2"/>211s </text:p>
          </table:table-cell>
          <table:table-cell office:value-type="string">
            <text:p><text:s text:c="2"/>7941MB </text:p>
          </table:table-cell>
          <table:table-cell office:value-type="string">
            <text:p><text:s text:c="2"/>243s </text:p>
          </table:table-cell>
          <table:table-cell office:value-type="string">
            <text:p><text:s text:c="2"/>7049MB </text:p>
          </table:table-cell>
          <table:table-cell office:value-type="string">
            <text:p><text:s text:c="2"/>269s </text:p>
          </table:table-cell>
          <table:table-cell office:value-type="string">
            <text:p><text:s text:c="2"/>9663MB </text:p>
          </table:table-cell>
          <table:table-cell office:value-type="string">
            <text:p><text:s text:c="2"/>325s </text:p>
          </table:table-cell>
          <table:table-cell office:value-type="string">
            <text:p><text:s/>10157MB </text:p>
          </table:table-cell>
          <table:table-cell office:value-type="string">
            <text:p><text:s text:c="2"/>352s </text:p>
          </table:table-cell>
          <table:table-cell office:value-type="string">
            <text:p><text:s text:c="2"/>9299MB </text:p>
          </table:table-cell>
          <table:table-cell office:value-type="string">
            <text:p><text:s text:c="2"/>352s </text:p>
          </table:table-cell>
          <table:table-cell office:value-type="string">
            <text:p><text:s/>10237MB </text:p>
          </table:table-cell>
          <table:table-cell office:value-type="string">
            <text:p><text:s text:c="2"/>311s </text:p>
          </table:table-cell>
          <table:table-cell table:number-columns-repeated="1007"/>
        </table:table-row>
        <table:table-row table:style-name="ro2">
          <table:table-cell office:value-type="float" office:value="400000">
            <text:p>400 000</text:p>
          </table:table-cell>
          <table:table-cell office:value-type="string">
            <text:p><text:s text:c="2"/>4729MB </text:p>
          </table:table-cell>
          <table:table-cell office:value-type="string">
            <text:p><text:s text:c="2"/>598s </text:p>
          </table:table-cell>
          <table:table-cell office:value-type="string">
            <text:p><text:s/>16245MB </text:p>
          </table:table-cell>
          <table:table-cell office:value-type="string">
            <text:p><text:s text:c="2"/>566s </text:p>
          </table:table-cell>
          <table:table-cell office:value-type="string">
            <text:p><text:s/>15663MB </text:p>
          </table:table-cell>
          <table:table-cell office:value-type="string">
            <text:p><text:s text:c="2"/>683s </text:p>
          </table:table-cell>
          <table:table-cell office:value-type="string">
            <text:p><text:s/>15094MB </text:p>
          </table:table-cell>
          <table:table-cell office:value-type="string">
            <text:p><text:s text:c="2"/>660s </text:p>
          </table:table-cell>
          <table:table-cell table:number-columns-repeated="1015"/>
        </table:table-row>
        <table:table-row table:style-name="ro2">
          <table:table-cell office:value-type="float" office:value="800000">
            <text:p>800 000</text:p>
          </table:table-cell>
          <table:table-cell office:value-type="string">
            <text:p><text:s/>10928MB </text:p>
          </table:table-cell>
          <table:table-cell office:value-type="string">
            <text:p><text:s/>1248s </text:p>
          </table:table-cell>
          <table:table-cell table:number-columns-repeated="1021"/>
        </table:table-row>
        <table:table-row table:style-name="ro2">
          <table:table-cell office:value-type="float" office:value="1600000">
            <text:p>1 600 000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MEMORY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table:number-columns-repeated="3"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table:number-columns-repeated="1007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float" office:value="50000">
            <text:p>50 000</text:p>
          </table:table-cell>
          <table:table-cell office:value-type="float" office:value="621">
            <text:p>621</text:p>
          </table:table-cell>
          <table:table-cell office:value-type="float" office:value="1361">
            <text:p>1 361</text:p>
          </table:table-cell>
          <table:table-cell office:value-type="float" office:value="2263">
            <text:p>2 263</text:p>
          </table:table-cell>
          <table:table-cell office:value-type="float" office:value="1872">
            <text:p>1 872</text:p>
          </table:table-cell>
          <table:table-cell office:value-type="float" office:value="2291">
            <text:p>2 291</text:p>
          </table:table-cell>
          <table:table-cell office:value-type="float" office:value="2534">
            <text:p>2 534</text:p>
          </table:table-cell>
          <table:table-cell table:number-columns-repeated="1007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table:number-columns-repeated="3"/>
          <table:table-cell office:value-type="float" office:value="100000">
            <text:p>100 000</text:p>
          </table:table-cell>
          <table:table-cell office:value-type="float" office:value="1208">
            <text:p>1 208</text:p>
          </table:table-cell>
          <table:table-cell office:value-type="float" office:value="2877">
            <text:p>2 877</text:p>
          </table:table-cell>
          <table:table-cell office:value-type="float" office:value="4526">
            <text:p>4 526</text:p>
          </table:table-cell>
          <table:table-cell office:value-type="float" office:value="3595">
            <text:p>3 595</text:p>
          </table:table-cell>
          <table:table-cell office:value-type="float" office:value="4511">
            <text:p>4 511</text:p>
          </table:table-cell>
          <table:table-cell office:value-type="float" office:value="5367">
            <text:p>5 367</text:p>
          </table:table-cell>
          <table:table-cell table:number-columns-repeated="1007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286">
            <text:p>286</text:p>
          </table:table-cell>
          <table:table-cell office:value-type="float" office:value="211">
            <text:p>211</text:p>
          </table:table-cell>
          <table:table-cell office:value-type="float" office:value="243">
            <text:p>243</text:p>
          </table:table-cell>
          <table:table-cell office:value-type="float" office:value="269">
            <text:p>269</text:p>
          </table:table-cell>
          <table:table-cell office:value-type="float" office:value="325">
            <text:p>325</text:p>
          </table:table-cell>
          <table:table-cell office:value-type="float" office:value="352">
            <text:p>352</text:p>
          </table:table-cell>
          <table:table-cell table:number-columns-repeated="3"/>
          <table:table-cell office:value-type="float" office:value="200000">
            <text:p>200 000</text:p>
          </table:table-cell>
          <table:table-cell office:value-type="float" office:value="2381">
            <text:p>2 381</text:p>
          </table:table-cell>
          <table:table-cell office:value-type="float" office:value="5885">
            <text:p>5 885</text:p>
          </table:table-cell>
          <table:table-cell office:value-type="float" office:value="7941">
            <text:p>7 941</text:p>
          </table:table-cell>
          <table:table-cell office:value-type="float" office:value="7049">
            <text:p>7 049</text:p>
          </table:table-cell>
          <table:table-cell office:value-type="float" office:value="9663">
            <text:p>9 663</text:p>
          </table:table-cell>
          <table:table-cell office:value-type="float" office:value="10157">
            <text:p>10 157</text:p>
          </table:table-cell>
          <table:table-cell table:number-columns-repeated="1007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598">
            <text:p>598</text:p>
          </table:table-cell>
          <table:table-cell office:value-type="float" office:value="566">
            <text:p>566</text:p>
          </table:table-cell>
          <table:table-cell office:value-type="float" office:value="683">
            <text:p>683</text:p>
          </table:table-cell>
          <table:table-cell office:value-type="float" office:value="660">
            <text:p>660</text:p>
          </table:table-cell>
          <table:table-cell table:number-columns-repeated="5"/>
          <table:table-cell office:value-type="float" office:value="400000">
            <text:p>400 000</text:p>
          </table:table-cell>
          <table:table-cell office:value-type="float" office:value="4726">
            <text:p>4 726</text:p>
          </table:table-cell>
          <table:table-cell office:value-type="float" office:value="16245">
            <text:p>16 245</text:p>
          </table:table-cell>
          <table:table-cell office:value-type="float" office:value="15663">
            <text:p>15 663</text:p>
          </table:table-cell>
          <table:table-cell office:value-type="float" office:value="15094">
            <text:p>15 094</text:p>
          </table:table-cell>
          <table:table-cell table:number-columns-repeated="1009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1248">
            <text:p>1 248</text:p>
          </table:table-cell>
          <table:table-cell table:number-columns-repeated="8"/>
          <table:table-cell office:value-type="float" office:value="800000">
            <text:p>800 000</text:p>
          </table:table-cell>
          <table:table-cell office:value-type="float" office:value="10928">
            <text:p>10 928</text:p>
          </table:table-cell>
          <table:table-cell table:number-columns-repeated="1012"/>
        </table:table-row>
        <table:table-row table:style-name="ro2">
          <table:table-cell office:value-type="float" office:value="1600000">
            <text:p>1 600 000</text:p>
          </table:table-cell>
          <table:table-cell table:number-columns-repeated="9"/>
          <table:table-cell office:value-type="float" office:value="1600000">
            <text:p>1 600 000</text:p>
          </table:table-cell>
          <table:table-cell table:number-columns-repeated="1013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office:value-type="string">
            <text:p>NUMBER PROCESSES</text:p>
          </table:table-cell>
          <table:table-cell/>
          <table:table-cell table:number-columns-repeated="6"/>
          <table:table-cell table:style-name="Default"/>
          <table:table-cell office:value-type="string">
            <text:p>SCALABILITY</text:p>
          </table:table-cell>
          <table:table-cell table:number-columns-repeated="6"/>
          <table:table-cell office:value-type="string">
            <text:p>MEMORY</text:p>
          </table:table-cell>
          <table:table-cell table:number-columns-repeated="1007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6">
            <text:p>6</text:p>
          </table:table-cell>
          <table:table-cell table:number-columns-repeated="6"/>
          <table:table-cell table:style-name="Default"/>
          <table:table-cell office:value-type="string">
            <text:p>For 200000</text:p>
          </table:table-cell>
          <table:table-cell table:style-name="Default" table:number-columns-repeated="5"/>
          <table:table-cell/>
          <table:table-cell office:value-type="string">
            <text:p>For 200000</text:p>
          </table:table-cell>
          <table:table-cell table:number-columns-repeated="1007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6">
            <text:p>6</text:p>
          </table:table-cell>
          <table:table-cell table:number-columns-repeated="6"/>
          <table:table-cell table:style-name="Default"/>
          <table:table-cell office:value-type="float" office:value="286">
            <text:p>286</text:p>
          </table:table-cell>
          <table:table-cell table:number-columns-repeated="6"/>
          <table:table-cell office:value-type="float" office:value="2381">
            <text:p>2 381</text:p>
          </table:table-cell>
          <table:table-cell table:number-columns-repeated="1007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6">
            <text:p>6</text:p>
          </table:table-cell>
          <table:table-cell table:number-columns-repeated="6"/>
          <table:table-cell table:style-name="Default"/>
          <table:table-cell office:value-type="float" office:value="211">
            <text:p>211</text:p>
          </table:table-cell>
          <table:table-cell table:number-columns-repeated="6"/>
          <table:table-cell office:value-type="float" office:value="5885">
            <text:p>5 885</text:p>
          </table:table-cell>
          <table:table-cell table:number-columns-repeated="1007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Default"/>
          <table:table-cell office:value-type="float" office:value="243">
            <text:p>243</text:p>
          </table:table-cell>
          <table:table-cell table:number-columns-repeated="6"/>
          <table:table-cell office:value-type="float" office:value="7941">
            <text:p>7 941</text:p>
          </table:table-cell>
          <table:table-cell table:number-columns-repeated="1007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/>
          <table:table-cell office:value-type="float" office:value="269">
            <text:p>269</text:p>
          </table:table-cell>
          <table:table-cell table:number-columns-repeated="6"/>
          <table:table-cell office:value-type="float" office:value="7049">
            <text:p>7 049</text:p>
          </table:table-cell>
          <table:table-cell table:number-columns-repeated="1007"/>
        </table:table-row>
        <table:table-row table:style-name="ro2">
          <table:table-cell office:value-type="float" office:value="1600000">
            <text:p>1 600 000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Default"/>
          <table:table-cell office:value-type="float" office:value="325">
            <text:p>325</text:p>
          </table:table-cell>
          <table:table-cell table:number-columns-repeated="6"/>
          <table:table-cell office:value-type="float" office:value="9663">
            <text:p>9 663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Default"/>
          <table:table-cell office:value-type="float" office:value="352">
            <text:p>352</text:p>
          </table:table-cell>
          <table:table-cell table:number-columns-repeated="6"/>
          <table:table-cell office:value-type="float" office:value="10157">
            <text:p>10 157</text:p>
          </table:table-cell>
          <table:table-cell table:number-columns-repeated="1007"/>
        </table:table-row>
        <table:table-row table:style-name="ro2" table:number-rows-repeated="6">
          <table:table-cell table:style-name="Default" table:number-columns-repeated="2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0000">
            <text:p>800 000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0000">
            <text:p>400 000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0000">
            <text:p>400 000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0000">
            <text:p>400 000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0000">
            <text:p>200 000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0000">
            <text:p>200 000</text:p>
          </table:table-cell>
          <table:table-cell table:number-columns-repeated="1022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 memmap local" table:style-name="ta1">
        <table:shapes>
          <draw:frame draw:z-index="0" draw:style-name="gr1" svg:width="20.414cm" svg:height="10.46cm" svg:x="0.083cm" svg:y="8.164cm">
            <draw:object draw:notify-on-update-of-ranges="'No memmap local'.A14:'No memmap local'.A19 'No memmap local'.B13:'No memmap local'.B13 'No memmap local'.B14:'No memmap local'.B19 'No memmap local'.C13:'No memmap local'.C13 'No memmap local'.C14:'No memmap local'.C19 'No memmap local'.D13:'No memmap local'.D13 'No memmap local'.D14:'No memmap local'.D19 'No memmap local'.E13:'No memmap local'.E13 'No memmap local'.E14:'No memmap local'.E19 'No memmap local'.F13:'No memmap local'.F13 'No memmap local'.F14:'No memmap local'.F19 'No memmap local'.G13:'No memmap local'.G13 'No memmap local'.G14:'No memmap local'.G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20.091cm" svg:height="10.486cm" svg:x="22.926cm" svg:y="8.164cm">
            <draw:object draw:notify-on-update-of-ranges="'No memmap local'.K14:'No memmap local'.K19 'No memmap local'.L13:'No memmap local'.L13 'No memmap local'.L14:'No memmap local'.L19 'No memmap local'.M13:'No memmap local'.M13 'No memmap local'.M14:'No memmap local'.M19 'No memmap local'.N13:'No memmap local'.N13 'No memmap local'.N14:'No memmap local'.N19 'No memmap local'.O13:'No memmap local'.O13 'No memmap local'.O14:'No memmap local'.O19 'No memmap local'.P13:'No memmap local'.P13 'No memmap local'.P14:'No memmap local'.P19 'No memmap local'.Q13:'No memmap local'.Q13 'No memmap local'.Q14:'No memmap local'.Q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4.58cm" svg:height="5.901cm" svg:x="5.375cm" svg:y="19.211cm">
            <draw:object draw:notify-on-update-of-ranges="'No memmap local'.A46:'No memmap local'.A51 'No memmap local'.B46:'No memmap local'.B5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10.497cm" svg:height="5.977cm" svg:x="23.378cm" svg:y="19.262cm">
            <draw:object draw:notify-on-update-of-ranges="'No memmap local'.J46:'No memmap local'.J46 'No memmap local'.J47:'No memmap local'.J5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n_features </text:p>
          </table:table-cell>
          <table:table-cell table:style-name="ce2" office:value-type="string" table:number-columns-spanned="2" table:number-rows-spanned="1">
            <text:p><text:s text:c="4"/>1 process <text:s text:c="3"/></text:p>
          </table:table-cell>
          <table:covered-table-cell/>
          <table:table-cell table:style-name="ce2" office:value-type="string" table:number-columns-spanned="2" table:number-rows-spanned="1">
            <text:p><text:s text:c="4"/>2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3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4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5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6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7 processes <text:s/></text:p>
          </table:table-cell>
          <table:covered-table-cell/>
          <table:table-cell table:style-name="ce2" office:value-type="string" table:number-columns-spanned="2" table:number-rows-spanned="1">
            <text:p><text:s text:c="4"/>8 processes <text:s/></text:p>
          </table:table-cell>
          <table:covered-table-cell/>
          <table:table-cell table:number-columns-repeated="1007"/>
        </table:table-row>
        <table:table-row table:style-name="ro2">
          <table:table-cell office:value-type="float" office:value="50000">
            <text:p>50 000</text:p>
          </table:table-cell>
          <table:table-cell office:value-type="string">
            <text:p><text:s text:c="3"/>687MB </text:p>
          </table:table-cell>
          <table:table-cell office:value-type="string">
            <text:p><text:s text:c="3"/>80s </text:p>
          </table:table-cell>
          <table:table-cell office:value-type="string">
            <text:p><text:s text:c="2"/>1982MB </text:p>
          </table:table-cell>
          <table:table-cell office:value-type="string">
            <text:p><text:s text:c="3"/>75s </text:p>
          </table:table-cell>
          <table:table-cell office:value-type="string">
            <text:p><text:s text:c="2"/>3228MB </text:p>
          </table:table-cell>
          <table:table-cell office:value-type="string">
            <text:p><text:s text:c="3"/>90s </text:p>
          </table:table-cell>
          <table:table-cell office:value-type="string">
            <text:p><text:s text:c="2"/>3240MB </text:p>
          </table:table-cell>
          <table:table-cell office:value-type="string">
            <text:p><text:s text:c="2"/>106s </text:p>
          </table:table-cell>
          <table:table-cell office:value-type="string">
            <text:p><text:s text:c="2"/>3827MB </text:p>
          </table:table-cell>
          <table:table-cell office:value-type="string">
            <text:p><text:s text:c="2"/>126s </text:p>
          </table:table-cell>
          <table:table-cell office:value-type="string">
            <text:p><text:s text:c="2"/>4355MB </text:p>
          </table:table-cell>
          <table:table-cell office:value-type="string">
            <text:p><text:s text:c="2"/>137s </text:p>
          </table:table-cell>
          <table:table-cell office:value-type="string">
            <text:p><text:s text:c="2"/>4191MB </text:p>
          </table:table-cell>
          <table:table-cell office:value-type="string">
            <text:p><text:s text:c="2"/>136s </text:p>
          </table:table-cell>
          <table:table-cell office:value-type="string">
            <text:p><text:s text:c="2"/>4311MB </text:p>
          </table:table-cell>
          <table:table-cell office:value-type="string">
            <text:p><text:s text:c="2"/>136s </text:p>
          </table:table-cell>
          <table:table-cell table:number-columns-repeated="1007"/>
        </table:table-row>
        <table:table-row table:style-name="ro2">
          <table:table-cell office:value-type="float" office:value="100000">
            <text:p>100 000</text:p>
          </table:table-cell>
          <table:table-cell office:value-type="string">
            <text:p><text:s text:c="2"/>1340MB </text:p>
          </table:table-cell>
          <table:table-cell office:value-type="string">
            <text:p><text:s text:c="2"/>145s </text:p>
          </table:table-cell>
          <table:table-cell office:value-type="string">
            <text:p><text:s text:c="2"/>4445MB </text:p>
          </table:table-cell>
          <table:table-cell office:value-type="string">
            <text:p><text:s text:c="2"/>151s </text:p>
          </table:table-cell>
          <table:table-cell office:value-type="string">
            <text:p><text:s text:c="2"/>5967MB </text:p>
          </table:table-cell>
          <table:table-cell office:value-type="string">
            <text:p><text:s text:c="2"/>174s </text:p>
          </table:table-cell>
          <table:table-cell office:value-type="string">
            <text:p><text:s text:c="2"/>6019MB </text:p>
          </table:table-cell>
          <table:table-cell office:value-type="string">
            <text:p><text:s text:c="2"/>207s </text:p>
          </table:table-cell>
          <table:table-cell office:value-type="string">
            <text:p><text:s text:c="2"/>8830MB </text:p>
          </table:table-cell>
          <table:table-cell office:value-type="string">
            <text:p><text:s text:c="2"/>253s </text:p>
          </table:table-cell>
          <table:table-cell office:value-type="string">
            <text:p><text:s text:c="2"/>8167MB </text:p>
          </table:table-cell>
          <table:table-cell office:value-type="string">
            <text:p><text:s text:c="2"/>279s </text:p>
          </table:table-cell>
          <table:table-cell office:value-type="string">
            <text:p><text:s text:c="2"/>8270MB </text:p>
          </table:table-cell>
          <table:table-cell office:value-type="string">
            <text:p><text:s text:c="2"/>279s </text:p>
          </table:table-cell>
          <table:table-cell office:value-type="string">
            <text:p><text:s text:c="2"/>8300MB </text:p>
          </table:table-cell>
          <table:table-cell office:value-type="string">
            <text:p><text:s text:c="2"/>279s </text:p>
          </table:table-cell>
          <table:table-cell table:number-columns-repeated="1007"/>
        </table:table-row>
        <table:table-row table:style-name="ro2">
          <table:table-cell office:value-type="float" office:value="200000">
            <text:p>200 000</text:p>
          </table:table-cell>
          <table:table-cell office:value-type="string">
            <text:p><text:s text:c="2"/>2646MB </text:p>
          </table:table-cell>
          <table:table-cell office:value-type="string">
            <text:p><text:s text:c="2"/>296s </text:p>
          </table:table-cell>
          <table:table-cell table:number-columns-repeated="1021"/>
        </table:table-row>
        <table:table-row table:style-name="ro2">
          <table:table-cell office:value-type="float" office:value="400000">
            <text:p>400 000</text:p>
          </table:table-cell>
          <table:table-cell office:value-type="string">
            <text:p><text:s text:c="2"/>5258MB </text:p>
          </table:table-cell>
          <table:table-cell office:value-type="string">
            <text:p><text:s text:c="2"/>608s </text:p>
          </table:table-cell>
          <table:table-cell office:value-type="string">
            <text:p><text:s/>18823MB </text:p>
          </table:table-cell>
          <table:table-cell office:value-type="string">
            <text:p><text:s text:c="2"/>761s </text:p>
          </table:table-cell>
          <table:table-cell office:value-type="string">
            <text:p><text:s/>23507MB </text:p>
          </table:table-cell>
          <table:table-cell office:value-type="string">
            <text:p><text:s text:c="2"/>971s </text:p>
          </table:table-cell>
          <table:table-cell office:value-type="string">
            <text:p><text:s/>23101MB </text:p>
          </table:table-cell>
          <table:table-cell office:value-type="string">
            <text:p><text:s/>1051s </text:p>
          </table:table-cell>
          <table:table-cell table:number-columns-repeated="1015"/>
        </table:table-row>
        <table:table-row table:style-name="ro2">
          <table:table-cell office:value-type="float" office:value="800000">
            <text:p>800 000</text:p>
          </table:table-cell>
          <table:table-cell office:value-type="string">
            <text:p><text:s/>10483MB </text:p>
          </table:table-cell>
          <table:table-cell office:value-type="string">
            <text:p><text:s/>1303s </text:p>
          </table:table-cell>
          <table:table-cell table:number-columns-repeated="1021"/>
        </table:table-row>
        <table:table-row table:style-name="ro2">
          <table:table-cell office:value-type="float" office:value="1600000">
            <text:p>1 600 000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MEMORY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table:number-columns-repeated="3"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table:number-columns-repeated="1007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number-columns-repeated="3"/>
          <table:table-cell office:value-type="float" office:value="50000">
            <text:p>50 000</text:p>
          </table:table-cell>
          <table:table-cell office:value-type="float" office:value="687">
            <text:p>687</text:p>
          </table:table-cell>
          <table:table-cell office:value-type="float" office:value="1982">
            <text:p>1 982</text:p>
          </table:table-cell>
          <table:table-cell office:value-type="float" office:value="3228">
            <text:p>3 228</text:p>
          </table:table-cell>
          <table:table-cell office:value-type="float" office:value="3240">
            <text:p>3 240</text:p>
          </table:table-cell>
          <table:table-cell office:value-type="float" office:value="3827">
            <text:p>3 827</text:p>
          </table:table-cell>
          <table:table-cell office:value-type="float" office:value="4355">
            <text:p>4 355</text:p>
          </table:table-cell>
          <table:table-cell table:number-columns-repeated="1007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53">
            <text:p>253</text:p>
          </table:table-cell>
          <table:table-cell office:value-type="float" office:value="279">
            <text:p>279</text:p>
          </table:table-cell>
          <table:table-cell table:number-columns-repeated="3"/>
          <table:table-cell office:value-type="float" office:value="100000">
            <text:p>100 000</text:p>
          </table:table-cell>
          <table:table-cell office:value-type="float" office:value="1340">
            <text:p>1 340</text:p>
          </table:table-cell>
          <table:table-cell office:value-type="float" office:value="4445">
            <text:p>4 445</text:p>
          </table:table-cell>
          <table:table-cell office:value-type="float" office:value="5967">
            <text:p>5 967</text:p>
          </table:table-cell>
          <table:table-cell office:value-type="float" office:value="6019">
            <text:p>6 019</text:p>
          </table:table-cell>
          <table:table-cell office:value-type="float" office:value="8830">
            <text:p>8 830</text:p>
          </table:table-cell>
          <table:table-cell office:value-type="float" office:value="8167">
            <text:p>8 167</text:p>
          </table:table-cell>
          <table:table-cell table:number-columns-repeated="1007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296">
            <text:p>296</text:p>
          </table:table-cell>
          <table:table-cell table:number-columns-repeated="8"/>
          <table:table-cell office:value-type="float" office:value="200000">
            <text:p>200 000</text:p>
          </table:table-cell>
          <table:table-cell office:value-type="float" office:value="2646">
            <text:p>2 646</text:p>
          </table:table-cell>
          <table:table-cell table:number-columns-repeated="1012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608">
            <text:p>608</text:p>
          </table:table-cell>
          <table:table-cell office:value-type="float" office:value="761">
            <text:p>761</text:p>
          </table:table-cell>
          <table:table-cell office:value-type="float" office:value="971">
            <text:p>971</text:p>
          </table:table-cell>
          <table:table-cell office:value-type="float" office:value="1051">
            <text:p>1 051</text:p>
          </table:table-cell>
          <table:table-cell table:number-columns-repeated="5"/>
          <table:table-cell office:value-type="float" office:value="400000">
            <text:p>400 000</text:p>
          </table:table-cell>
          <table:table-cell office:value-type="float" office:value="5258">
            <text:p>5 258</text:p>
          </table:table-cell>
          <table:table-cell office:value-type="float" office:value="18823">
            <text:p>18 823</text:p>
          </table:table-cell>
          <table:table-cell office:value-type="float" office:value="23507">
            <text:p>23 507</text:p>
          </table:table-cell>
          <table:table-cell office:value-type="float" office:value="23101">
            <text:p>23 101</text:p>
          </table:table-cell>
          <table:table-cell table:number-columns-repeated="1009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1303">
            <text:p>1 303</text:p>
          </table:table-cell>
          <table:table-cell table:number-columns-repeated="8"/>
          <table:table-cell office:value-type="float" office:value="800000">
            <text:p>800 000</text:p>
          </table:table-cell>
          <table:table-cell office:value-type="float" office:value="10483">
            <text:p>10 483</text:p>
          </table:table-cell>
          <table:table-cell table:number-columns-repeated="1012"/>
        </table:table-row>
        <table:table-row table:style-name="ro2">
          <table:table-cell office:value-type="float" office:value="1600000">
            <text:p>1 600 000</text:p>
          </table:table-cell>
          <table:table-cell table:number-columns-repeated="9"/>
          <table:table-cell office:value-type="float" office:value="1600000">
            <text:p>1 600 000</text:p>
          </table:table-cell>
          <table:table-cell table:number-columns-repeated="1013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office:value-type="string">
            <text:p>NUMBER PROCESSES</text:p>
          </table:table-cell>
          <table:table-cell table:number-columns-repeated="7"/>
          <table:table-cell table:style-name="Default"/>
          <table:table-cell office:value-type="string">
            <text:p>SCALABILITY</text:p>
          </table:table-cell>
          <table:table-cell table:number-columns-repeated="1014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6">
            <text:p>6</text:p>
          </table:table-cell>
          <table:table-cell table:number-columns-repeated="6"/>
          <table:table-cell table:style-name="Default"/>
          <table:table-cell office:value-type="string">
            <text:p>For 100000</text:p>
          </table:table-cell>
          <table:table-cell table:number-columns-repeated="1014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6">
            <text:p>6</text:p>
          </table:table-cell>
          <table:table-cell table:number-columns-repeated="6"/>
          <table:table-cell table:style-name="Default"/>
          <table:table-cell office:value-type="float" office:value="145">
            <text:p>145</text:p>
          </table:table-cell>
          <table:table-cell table:number-columns-repeated="1014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Default"/>
          <table:table-cell office:value-type="float" office:value="151">
            <text:p>151</text:p>
          </table:table-cell>
          <table:table-cell table:number-columns-repeated="1014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Default"/>
          <table:table-cell office:value-type="float" office:value="174">
            <text:p>174</text:p>
          </table:table-cell>
          <table:table-cell table:number-columns-repeated="1014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/>
          <table:table-cell office:value-type="float" office:value="207">
            <text:p>207</text:p>
          </table:table-cell>
          <table:table-cell table:number-columns-repeated="1014"/>
        </table:table-row>
        <table:table-row table:style-name="ro2">
          <table:table-cell office:value-type="float" office:value="1600000">
            <text:p>1 600 000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Default"/>
          <table:table-cell office:value-type="float" office:value="253">
            <text:p>253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Default"/>
          <table:table-cell office:value-type="float" office:value="279">
            <text:p>279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map cluster" table:style-name="ta1">
        <table:shapes>
          <draw:frame draw:z-index="0" draw:style-name="gr1" svg:width="20.343cm" svg:height="10.513cm" svg:x="0.11cm" svg:y="8.138cm">
            <draw:object draw:notify-on-update-of-ranges="'Memmap cluster'.A14:'Memmap cluster'.A19 'Memmap cluster'.B13:'Memmap cluster'.B13 'Memmap cluster'.B14:'Memmap cluster'.B19 'Memmap cluster'.C13:'Memmap cluster'.C13 'Memmap cluster'.C14:'Memmap cluster'.C19 'Memmap cluster'.D13:'Memmap cluster'.D13 'Memmap cluster'.D14:'Memmap cluster'.D19 'Memmap cluster'.E13:'Memmap cluster'.E13 'Memmap cluster'.E14:'Memmap cluster'.E19 'Memmap cluster'.F13:'Memmap cluster'.F13 'Memmap cluster'.F14:'Memmap cluster'.F19 'Memmap cluster'.G13:'Memmap cluster'.G13 'Memmap cluster'.G14:'Memmap cluster'.G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20.339cm" svg:height="10.459cm" svg:x="22.954cm" svg:y="8.165cm">
            <draw:object draw:notify-on-update-of-ranges="'Memmap cluster'.K14:'Memmap cluster'.K19 'Memmap cluster'.L13:'Memmap cluster'.L13 'Memmap cluster'.L14:'Memmap cluster'.L19 'Memmap cluster'.M13:'Memmap cluster'.M13 'Memmap cluster'.M14:'Memmap cluster'.M19 'Memmap cluster'.N13:'Memmap cluster'.N13 'Memmap cluster'.N14:'Memmap cluster'.N19 'Memmap cluster'.O13:'Memmap cluster'.O13 'Memmap cluster'.O14:'Memmap cluster'.O19 'Memmap cluster'.P13:'Memmap cluster'.P13 'Memmap cluster'.P14:'Memmap cluster'.P19 'Memmap cluster'.Q13:'Memmap cluster'.Q13 'Memmap cluster'.Q14:'Memmap cluster'.Q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20.423cm" svg:height="10.445cm" svg:x="45.659cm" svg:y="8.21cm">
            <draw:object draw:notify-on-update-of-ranges="'Memmap cluster'.U14:'Memmap cluster'.U19 'Memmap cluster'.V13:'Memmap cluster'.V13 'Memmap cluster'.V14:'Memmap cluster'.V19 'Memmap cluster'.W13:'Memmap cluster'.W13 'Memmap cluster'.W14:'Memmap cluster'.W19 'Memmap cluster'.X13:'Memmap cluster'.X13 'Memmap cluster'.X14:'Memmap cluster'.X19 'Memmap cluster'.Y13:'Memmap cluster'.Y13 'Memmap cluster'.Y14:'Memmap cluster'.Y19 'Memmap cluster'.Z13:'Memmap cluster'.Z13 'Memmap cluster'.Z14:'Memmap cluster'.Z19 'Memmap cluster'.AA13:'Memmap cluster'.AA13 'Memmap cluster'.AA14:'Memmap cluster'.AA19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svg:width="11.786cm" svg:height="7.834cm" svg:x="2.903cm" svg:y="19.686cm">
            <draw:object draw:notify-on-update-of-ranges="'Memmap cluster'.A47:'Memmap cluster'.A47 'Memmap cluster'.A48:'Memmap cluster'.A53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9" table:default-cell-style-name="ce1"/>
        <table:table-column table:style-name="co1" table:default-cell-style-name="ce1"/>
        <table:table-column table:style-name="co2" table:number-columns-repeated="9" table:default-cell-style-name="ce1"/>
        <table:table-column table:style-name="co4" table:default-cell-style-name="ce1"/>
        <table:table-column table:style-name="co2" table:number-columns-repeated="1003" table:default-cell-style-name="ce1"/>
        <table:table-row table:style-name="ro1">
          <table:table-cell office:value-type="string">
            <text:p>n_features </text:p>
          </table:table-cell>
          <table:table-cell table:style-name="ce2" office:value-type="string" table:number-columns-spanned="2" table:number-rows-spanned="1">
            <text:p>1 process</text:p>
          </table:table-cell>
          <table:covered-table-cell/>
          <table:table-cell table:style-name="ce2" office:value-type="string" table:number-columns-spanned="3" table:number-rows-spanned="1">
            <text:p>2 processes</text:p>
          </table:table-cell>
          <table:covered-table-cell table:number-columns-repeated="2"/>
          <table:table-cell table:style-name="ce2" office:value-type="string" table:number-columns-spanned="4" table:number-rows-spanned="1">
            <text:p>3 processes</text:p>
          </table:table-cell>
          <table:covered-table-cell table:number-columns-repeated="3"/>
          <table:table-cell table:style-name="ce2" office:value-type="string" table:number-columns-spanned="5" table:number-rows-spanned="1">
            <text:p><text:s/>4 processes</text:p>
          </table:table-cell>
          <table:covered-table-cell table:number-columns-repeated="4"/>
          <table:table-cell table:style-name="ce2" office:value-type="string" table:number-columns-spanned="6" table:number-rows-spanned="1">
            <text:p><text:s text:c="26"/>5 processes <text:s text:c="19"/></text:p>
          </table:table-cell>
          <table:covered-table-cell table:number-columns-repeated="5"/>
          <table:table-cell table:style-name="ce2" office:value-type="string" table:number-columns-spanned="7" table:number-rows-spanned="1">
            <text:p><text:s text:c="28"/>6 processes <text:s text:c="27"/></text:p>
          </table:table-cell>
          <table:covered-table-cell table:number-columns-repeated="6"/>
          <table:table-cell table:style-name="ce2" office:value-type="string" table:number-columns-spanned="7" table:number-rows-spanned="1">
            <text:p><text:s text:c="21"/>7 processes (only 6 jobs) <text:s text:c="20"/></text:p>
          </table:table-cell>
          <table:covered-table-cell table:number-columns-repeated="6"/>
          <table:table-cell table:style-name="ce2" office:value-type="string" table:number-columns-spanned="7" table:number-rows-spanned="1">
            <text:p><text:s text:c="21"/>8 processes (only 6 jobs) <text:s text:c="20"/></text:p>
          </table:table-cell>
          <table:covered-table-cell table:number-columns-repeated="6"/>
          <table:table-cell table:number-columns-repeated="982"/>
        </table:table-row>
        <table:table-row table:style-name="ro1">
          <table:table-cell office:value-type="string">
            <text:p><text:s text:c="15"/></text:p>
          </table:table-cell>
          <table:table-cell office:value-type="string">
            <text:p><text:s/>1st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table:number-columns-repeated="982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639">
            <text:p>639</text:p>
          </table:table-cell>
          <table:table-cell office:value-type="float" office:value="223">
            <text:p>223</text:p>
          </table:table-cell>
          <table:table-cell table:number-columns-repeated="2" office:value-type="float" office:value="638">
            <text:p>638</text:p>
          </table:table-cell>
          <table:table-cell office:value-type="float" office:value="153">
            <text:p>153</text:p>
          </table:table-cell>
          <table:table-cell office:value-type="float" office:value="572">
            <text:p>572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126">
            <text:p>126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372">
            <text:p>372</text:p>
          </table:table-cell>
          <table:table-cell table:style-name="ce3" office:value-type="string">
            <text:p>XXX</text:p>
          </table:table-cell>
          <table:table-cell office:value-type="float" office:value="101">
            <text:p>101</text:p>
          </table:table-cell>
          <table:table-cell table:number-columns-repeated="2" office:value-type="float" office:value="438">
            <text:p>43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127">
            <text:p>127</text:p>
          </table:table-cell>
          <table:table-cell office:value-type="float" office:value="372">
            <text:p>372</text:p>
          </table:table-cell>
          <table:table-cell table:number-columns-repeated="4" office:value-type="float" office:value="438">
            <text:p>438</text:p>
          </table:table-cell>
          <table:table-cell table:style-name="ce3" office:value-type="string">
            <text:p>XXX</text:p>
          </table:table-cell>
          <table:table-cell office:value-type="float" office:value="90">
            <text:p>90</text:p>
          </table:table-cell>
          <table:table-cell table:number-columns-repeated="3" office:value-type="float" office:value="438">
            <text:p>438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98">
            <text:p>98</text:p>
          </table:table-cell>
          <table:table-cell office:value-type="float" office:value="438">
            <text:p>43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438">
            <text:p>43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94">
            <text:p>94</text:p>
          </table:table-cell>
          <table:table-cell table:number-columns-repeated="982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1240">
            <text:p>1 240</text:p>
          </table:table-cell>
          <table:table-cell office:value-type="float" office:value="411">
            <text:p>411</text:p>
          </table:table-cell>
          <table:table-cell table:number-columns-repeated="2" office:value-type="float" office:value="1239">
            <text:p>1 239</text:p>
          </table:table-cell>
          <table:table-cell office:value-type="float" office:value="282">
            <text:p>282</text:p>
          </table:table-cell>
          <table:table-cell office:value-type="float" office:value="973">
            <text:p>973</text:p>
          </table:table-cell>
          <table:table-cell table:number-columns-repeated="2" office:value-type="float" office:value="971">
            <text:p>971</text:p>
          </table:table-cell>
          <table:table-cell office:value-type="float" office:value="236">
            <text:p>236</text:p>
          </table:table-cell>
          <table:table-cell table:number-columns-repeated="2" office:value-type="float" office:value="838">
            <text:p>838</text:p>
          </table:table-cell>
          <table:table-cell office:value-type="float" office:value="971">
            <text:p>971</text:p>
          </table:table-cell>
          <table:table-cell office:value-type="float" office:value="838">
            <text:p>838</text:p>
          </table:table-cell>
          <table:table-cell office:value-type="float" office:value="193">
            <text:p>193</text:p>
          </table:table-cell>
          <table:table-cell office:value-type="float" office:value="1240">
            <text:p>1 240</text:p>
          </table:table-cell>
          <table:table-cell table:number-columns-repeated="3" office:value-type="float" office:value="971">
            <text:p>971</text:p>
          </table:table-cell>
          <table:table-cell office:value-type="float" office:value="973">
            <text:p>973</text:p>
          </table:table-cell>
          <table:table-cell office:value-type="float" office:value="234">
            <text:p>234</text:p>
          </table:table-cell>
          <table:table-cell office:value-type="float" office:value="971">
            <text:p>971</text:p>
          </table:table-cell>
          <table:table-cell table:number-columns-repeated="2" office:value-type="float" office:value="706">
            <text:p>706</text:p>
          </table:table-cell>
          <table:table-cell office:value-type="float" office:value="705">
            <text:p>705</text:p>
          </table:table-cell>
          <table:table-cell table:number-columns-repeated="2" office:value-type="float" office:value="838">
            <text:p>83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05">
            <text:p>705</text:p>
          </table:table-cell>
          <table:table-cell table:number-columns-repeated="2" office:value-type="float" office:value="838">
            <text:p>838</text:p>
          </table:table-cell>
          <table:table-cell office:value-type="float" office:value="706">
            <text:p>706</text:p>
          </table:table-cell>
          <table:table-cell office:value-type="float" office:value="838">
            <text:p>838</text:p>
          </table:table-cell>
          <table:table-cell office:value-type="float" office:value="154">
            <text:p>154</text:p>
          </table:table-cell>
          <table:table-cell office:value-type="float" office:value="973">
            <text:p>973</text:p>
          </table:table-cell>
          <table:table-cell table:number-columns-repeated="4" office:value-type="float" office:value="971">
            <text:p>971</text:p>
          </table:table-cell>
          <table:table-cell office:value-type="float" office:value="973">
            <text:p>973</text:p>
          </table:table-cell>
          <table:table-cell office:value-type="float" office:value="150">
            <text:p>150</text:p>
          </table:table-cell>
          <table:table-cell table:number-columns-repeated="982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2442">
            <text:p>2 442</text:p>
          </table:table-cell>
          <table:table-cell office:value-type="float" office:value="888">
            <text:p>888</text:p>
          </table:table-cell>
          <table:table-cell table:number-columns-repeated="2" office:value-type="float" office:value="2440">
            <text:p>2 440</text:p>
          </table:table-cell>
          <table:table-cell office:value-type="float" office:value="765">
            <text:p>765</text:p>
          </table:table-cell>
          <table:table-cell table:number-columns-repeated="2" office:value-type="float" office:value="2437">
            <text:p>2 437</text:p>
          </table:table-cell>
          <table:table-cell office:value-type="float" office:value="2173">
            <text:p>2 173</text:p>
          </table:table-cell>
          <table:table-cell office:value-type="float" office:value="477">
            <text:p>477</text:p>
          </table:table-cell>
          <table:table-cell table:number-columns-repeated="2" office:value-type="float" office:value="1907">
            <text:p>1 907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342">
            <text:p>342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2440">
            <text:p>2 440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434">
            <text:p>434</text:p>
          </table:table-cell>
          <table:table-cell table:number-columns-repeated="3" office:value-type="float" office:value="1904">
            <text:p>1 904</text:p>
          </table:table-cell>
          <table:table-cell table:number-columns-repeated="2" office:value-type="float" office:value="1907">
            <text:p>1 907</text:p>
          </table:table-cell>
          <table:table-cell office:value-type="float" office:value="1904">
            <text:p>1 904</text:p>
          </table:table-cell>
          <table:table-cell office:value-type="float" office:value="352">
            <text:p>352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1907">
            <text:p>1 907</text:p>
          </table:table-cell>
          <table:table-cell table:number-columns-repeated="2" office:value-type="float" office:value="1904">
            <text:p>1 904</text:p>
          </table:table-cell>
          <table:table-cell office:value-type="float" office:value="1907">
            <text:p>1 907</text:p>
          </table:table-cell>
          <table:table-cell office:value-type="float" office:value="355">
            <text:p>355</text:p>
          </table:table-cell>
          <table:table-cell table:number-columns-repeated="3" office:value-type="float" office:value="1904">
            <text:p>1 904</text:p>
          </table:table-cell>
          <table:table-cell table:number-columns-repeated="2" office:value-type="float" office:value="1907">
            <text:p>1 907</text:p>
          </table:table-cell>
          <table:table-cell office:value-type="float" office:value="1904">
            <text:p>1 904</text:p>
          </table:table-cell>
          <table:table-cell office:value-type="float" office:value="350">
            <text:p>350</text:p>
          </table:table-cell>
          <table:table-cell table:number-columns-repeated="982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4845">
            <text:p>4 845</text:p>
          </table:table-cell>
          <table:table-cell office:value-type="float" office:value="1599">
            <text:p>1 599</text:p>
          </table:table-cell>
          <table:table-cell table:number-columns-repeated="2" office:value-type="float" office:value="4842">
            <text:p>4 842</text:p>
          </table:table-cell>
          <table:table-cell office:value-type="float" office:value="1316">
            <text:p>1 316</text:p>
          </table:table-cell>
          <table:table-cell office:value-type="float" office:value="4845">
            <text:p>4 845</text:p>
          </table:table-cell>
          <table:table-cell table:number-columns-repeated="2" office:value-type="float" office:value="4835">
            <text:p>4 835</text:p>
          </table:table-cell>
          <table:table-cell office:value-type="float" office:value="1042">
            <text:p>1 042</text:p>
          </table:table-cell>
          <table:table-cell office:value-type="float" office:value="3776">
            <text:p>3 776</text:p>
          </table:table-cell>
          <table:table-cell office:value-type="float" office:value="3770">
            <text:p>3 770</text:p>
          </table:table-cell>
          <table:table-cell office:value-type="float" office:value="3776">
            <text:p>3 776</text:p>
          </table:table-cell>
          <table:table-cell office:value-type="float" office:value="3770">
            <text:p>3 770</text:p>
          </table:table-cell>
          <table:table-cell office:value-type="float" office:value="891">
            <text:p>891</text:p>
          </table:table-cell>
          <table:table-cell office:value-type="float" office:value="3776">
            <text:p>3 776</text:p>
          </table:table-cell>
          <table:table-cell table:number-columns-repeated="2" office:value-type="float" office:value="3770">
            <text:p>3 770</text:p>
          </table:table-cell>
          <table:table-cell office:value-type="float" office:value="4842">
            <text:p>4 842</text:p>
          </table:table-cell>
          <table:table-cell office:value-type="float" office:value="3770">
            <text:p>3 770</text:p>
          </table:table-cell>
          <table:table-cell office:value-type="float" office:value="942">
            <text:p>942</text:p>
          </table:table-cell>
          <table:table-cell table:number-columns-repeated="2" office:value-type="float" office:value="3776">
            <text:p>3 776</text:p>
          </table:table-cell>
          <table:table-cell table:number-columns-repeated="4" office:value-type="float" office:value="3770">
            <text:p>3 770</text:p>
          </table:table-cell>
          <table:table-cell office:value-type="float" office:value="644">
            <text:p>644</text:p>
          </table:table-cell>
          <table:table-cell office:value-type="float" office:value="3770">
            <text:p>3 770</text:p>
          </table:table-cell>
          <table:table-cell table:number-columns-repeated="2" office:value-type="float" office:value="3776">
            <text:p>3 776</text:p>
          </table:table-cell>
          <table:table-cell table:number-columns-repeated="3" office:value-type="float" office:value="3770">
            <text:p>3 770</text:p>
          </table:table-cell>
          <table:table-cell office:value-type="float" office:value="631">
            <text:p>631</text:p>
          </table:table-cell>
          <table:table-cell table:number-columns-repeated="3" office:value-type="float" office:value="3770">
            <text:p>3 770</text:p>
          </table:table-cell>
          <table:table-cell office:value-type="float" office:value="3776">
            <text:p>3 776</text:p>
          </table:table-cell>
          <table:table-cell office:value-type="float" office:value="3770">
            <text:p>3 770</text:p>
          </table:table-cell>
          <table:table-cell office:value-type="float" office:value="3776">
            <text:p>3 776</text:p>
          </table:table-cell>
          <table:table-cell office:value-type="float" office:value="643">
            <text:p>643</text:p>
          </table:table-cell>
          <table:table-cell table:number-columns-repeated="982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9651">
            <text:p>9 651</text:p>
          </table:table-cell>
          <table:table-cell office:value-type="float" office:value="3292">
            <text:p>3 292</text:p>
          </table:table-cell>
          <table:table-cell office:value-type="float" office:value="11451">
            <text:p>11 451</text:p>
          </table:table-cell>
          <table:table-cell office:value-type="float" office:value="9645">
            <text:p>9 645</text:p>
          </table:table-cell>
          <table:table-cell office:value-type="float" office:value="2914">
            <text:p>2 914</text:p>
          </table:table-cell>
          <table:table-cell table:number-columns-repeated="2" office:value-type="float" office:value="9632">
            <text:p>9 632</text:p>
          </table:table-cell>
          <table:table-cell office:value-type="float" office:value="9651">
            <text:p>9 651</text:p>
          </table:table-cell>
          <table:table-cell office:value-type="float" office:value="2339">
            <text:p>2 339</text:p>
          </table:table-cell>
          <table:table-cell table:number-columns-repeated="2" office:value-type="float" office:value="7501">
            <text:p>7 501</text:p>
          </table:table-cell>
          <table:table-cell table:number-columns-repeated="2" office:value-type="float" office:value="7514">
            <text:p>7 514</text:p>
          </table:table-cell>
          <table:table-cell office:value-type="float" office:value="1712">
            <text:p>1 712</text:p>
          </table:table-cell>
          <table:table-cell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office:value-type="float" office:value="7501">
            <text:p>7 501</text:p>
          </table:table-cell>
          <table:table-cell office:value-type="float" office:value="9645">
            <text:p>9 645</text:p>
          </table:table-cell>
          <table:table-cell office:value-type="float" office:value="7501">
            <text:p>7 501</text:p>
          </table:table-cell>
          <table:table-cell office:value-type="float" office:value="1900">
            <text:p>1 900</text:p>
          </table:table-cell>
          <table:table-cell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table:number-columns-repeated="2"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office:value-type="float" office:value="7501">
            <text:p>7 501</text:p>
          </table:table-cell>
          <table:table-cell office:value-type="float" office:value="1675">
            <text:p>1 675</text:p>
          </table:table-cell>
          <table:table-cell office:value-type="float" office:value="7514">
            <text:p>7 514</text:p>
          </table:table-cell>
          <table:table-cell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table:number-columns-repeated="3" office:value-type="float" office:value="7501">
            <text:p>7 501</text:p>
          </table:table-cell>
          <table:table-cell office:value-type="float" office:value="1443">
            <text:p>1 443</text:p>
          </table:table-cell>
          <table:table-cell office:value-type="float" office:value="7514">
            <text:p>7 514</text:p>
          </table:table-cell>
          <table:table-cell office:value-type="float" office:value="7501">
            <text:p>7 501</text:p>
          </table:table-cell>
          <table:table-cell office:value-type="float" office:value="7514">
            <text:p>7 514</text:p>
          </table:table-cell>
          <table:table-cell table:number-columns-repeated="3" office:value-type="float" office:value="7501">
            <text:p>7 501</text:p>
          </table:table-cell>
          <table:table-cell office:value-type="float" office:value="1404">
            <text:p>1 404</text:p>
          </table:table-cell>
          <table:table-cell table:number-columns-repeated="982"/>
        </table:table-row>
        <table:table-row table:style-name="ro2">
          <table:table-cell office:value-type="float" office:value="1600000">
            <text:p>1 600 000</text:p>
          </table:table-cell>
          <table:table-cell office:value-type="float" office:value="19264">
            <text:p>19 264</text:p>
          </table:table-cell>
          <table:table-cell office:value-type="float" office:value="7812">
            <text:p>7 812</text:p>
          </table:table-cell>
          <table:table-cell table:number-columns-repeated="2" office:value-type="float" office:value="19252">
            <text:p>19 252</text:p>
          </table:table-cell>
          <table:table-cell office:value-type="float" office:value="5890">
            <text:p>5 890</text:p>
          </table:table-cell>
          <table:table-cell table:number-columns-repeated="2" office:value-type="float" office:value="19226">
            <text:p>19 226</text:p>
          </table:table-cell>
          <table:table-cell office:value-type="float" office:value="19264">
            <text:p>19 264</text:p>
          </table:table-cell>
          <table:table-cell office:value-type="float" office:value="4104">
            <text:p>4 104</text:p>
          </table:table-cell>
          <table:table-cell office:value-type="float" office:value="18114">
            <text:p>18 114</text:p>
          </table:table-cell>
          <table:table-cell office:value-type="float" office:value="14963">
            <text:p>14 963</text:p>
          </table:table-cell>
          <table:table-cell office:value-type="float" office:value="14989">
            <text:p>14 989</text:p>
          </table:table-cell>
          <table:table-cell office:value-type="float" office:value="14963">
            <text:p>14 963</text:p>
          </table:table-cell>
          <table:table-cell office:value-type="float" office:value="3601">
            <text:p>3 601</text:p>
          </table:table-cell>
          <table:table-cell office:value-type="float" office:value="19251">
            <text:p>19 251</text:p>
          </table:table-cell>
          <table:table-cell office:value-type="float" office:value="9587">
            <text:p>9 587</text:p>
          </table:table-cell>
          <table:table-cell office:value-type="float" office:value="12062">
            <text:p>12 062</text:p>
          </table:table-cell>
          <table:table-cell office:value-type="float" office:value="10329">
            <text:p>10 329</text:p>
          </table:table-cell>
          <table:table-cell office:value-type="float" office:value="12381">
            <text:p>12 381</text:p>
          </table:table-cell>
          <table:table-cell office:value-type="float" office:value="8350">
            <text:p>8 350</text:p>
          </table:table-cell>
          <table:table-cell office:value-type="float" office:value="13254">
            <text:p>13 254</text:p>
          </table:table-cell>
          <table:table-cell office:value-type="float" office:value="13304">
            <text:p>13 304</text:p>
          </table:table-cell>
          <table:table-cell office:value-type="float" office:value="13475">
            <text:p>13 475</text:p>
          </table:table-cell>
          <table:table-cell office:value-type="float" office:value="11402">
            <text:p>11 402</text:p>
          </table:table-cell>
          <table:table-cell table:number-columns-repeated="2" office:value-type="float" office:value="14963">
            <text:p>14 963</text:p>
          </table:table-cell>
          <table:table-cell office:value-type="float" office:value="11756">
            <text:p>11 756</text:p>
          </table:table-cell>
          <table:table-cell office:value-type="float" office:value="8864">
            <text:p>8 864</text:p>
          </table:table-cell>
          <table:table-cell office:value-type="float" office:value="8175">
            <text:p>8 175</text:p>
          </table:table-cell>
          <table:table-cell office:value-type="float" office:value="9110">
            <text:p>9 110</text:p>
          </table:table-cell>
          <table:table-cell office:value-type="float" office:value="8527">
            <text:p>8 527</text:p>
          </table:table-cell>
          <table:table-cell office:value-type="float" office:value="9906">
            <text:p>9 906</text:p>
          </table:table-cell>
          <table:table-cell office:value-type="float" office:value="14989">
            <text:p>14 989</text:p>
          </table:table-cell>
          <table:table-cell office:value-type="float" office:value="20223">
            <text:p>20 223</text:p>
          </table:table-cell>
          <table:table-cell office:value-type="float" office:value="12262">
            <text:p>12 262</text:p>
          </table:table-cell>
          <table:table-cell office:value-type="float" office:value="10702">
            <text:p>10 702</text:p>
          </table:table-cell>
          <table:table-cell office:value-type="float" office:value="12572">
            <text:p>12 572</text:p>
          </table:table-cell>
          <table:table-cell office:value-type="float" office:value="12259">
            <text:p>12 259</text:p>
          </table:table-cell>
          <table:table-cell office:value-type="float" office:value="12080">
            <text:p>12 080</text:p>
          </table:table-cell>
          <table:table-cell office:value-type="float" office:value="12262">
            <text:p>12 262</text:p>
          </table:table-cell>
          <table:table-cell office:value-type="float" office:value="4641">
            <text:p>4 641</text:p>
          </table:table-cell>
          <table:table-cell table:number-columns-repeated="98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AVERAGE MEMORY</text:p>
          </table:table-cell>
          <table:table-cell table:number-columns-repeated="9"/>
          <table:table-cell office:value-type="string">
            <text:p>ADDED MEMORY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table:number-columns-repeated="3"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table:number-columns-repeated="3"/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table:number-columns-repeated="997"/>
        </table:table-row>
        <table:table-row table:style-name="ro2">
          <table:table-cell office:value-type="float" office:value="50000">
            <text:p>50 000</text:p>
          </table:table-cell>
          <table:table-cell office:value-type="float" office:value="223">
            <text:p>223</text:p>
          </table:table-cell>
          <table:table-cell office:value-type="float" office:value="153">
            <text:p>153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94">
            <text:p>94</text:p>
          </table:table-cell>
          <table:table-cell/>
          <table:table-cell table:style-name="Default"/>
          <table:table-cell/>
          <table:table-cell office:value-type="float" office:value="50000">
            <text:p>50 000</text:p>
          </table:table-cell>
          <table:table-cell office:value-type="float" office:value="639">
            <text:p>639</text:p>
          </table:table-cell>
          <table:table-cell table:formula="of:=([.$D3]+[.$E3])/2" office:value-type="float" office:value="638">
            <text:p>638</text:p>
          </table:table-cell>
          <table:table-cell table:formula="of:=([.$G3]+[.$H3]+[.$I3])/3" office:value-type="float" office:value="527.666666666667">
            <text:p>528</text:p>
          </table:table-cell>
          <table:table-cell table:formula="of:=([.$K3]+[.$L3]+[.$M3])/3" office:value-type="float" office:value="461">
            <text:p>461</text:p>
          </table:table-cell>
          <table:table-cell table:formula="of:=([.$P3]+[.$Q3]+[.$R3]+[.$S3]+[.$T3])/5" office:value-type="float" office:value="478.4">
            <text:p>478</text:p>
          </table:table-cell>
          <table:table-cell table:formula="of:=([.$V3]+[.$W3]+[.$X3]+[.$Y3]+[.$Z3])/5" office:value-type="float" office:value="424.8">
            <text:p>425</text:p>
          </table:table-cell>
          <table:table-cell table:number-columns-repeated="3"/>
          <table:table-cell office:value-type="float" office:value="50000">
            <text:p>50 000</text:p>
          </table:table-cell>
          <table:table-cell table:formula="of:=[.L14]*1" office:value-type="float" office:value="639">
            <text:p>639</text:p>
          </table:table-cell>
          <table:table-cell table:formula="of:=[.M14]*2" office:value-type="float" office:value="1276">
            <text:p>1 276</text:p>
          </table:table-cell>
          <table:table-cell table:formula="of:=[.N14]*3" office:value-type="float" office:value="1583">
            <text:p>1 583</text:p>
          </table:table-cell>
          <table:table-cell table:formula="of:=[.O14]*4" office:value-type="float" office:value="1844">
            <text:p>1 844</text:p>
          </table:table-cell>
          <table:table-cell table:formula="of:=[.P14]*5" office:value-type="float" office:value="2392">
            <text:p>2 392</text:p>
          </table:table-cell>
          <table:table-cell table:formula="of:=[.Q14]*6" office:value-type="float" office:value="2548.8">
            <text:p>2 549</text:p>
          </table:table-cell>
          <table:table-cell table:number-columns-repeated="997"/>
        </table:table-row>
        <table:table-row table:style-name="ro2">
          <table:table-cell office:value-type="float" office:value="100000">
            <text:p>100 000</text:p>
          </table:table-cell>
          <table:table-cell office:value-type="float" office:value="411">
            <text:p>411</text:p>
          </table:table-cell>
          <table:table-cell office:value-type="float" office:value="282">
            <text:p>282</text:p>
          </table:table-cell>
          <table:table-cell office:value-type="float" office:value="236">
            <text:p>236</text:p>
          </table:table-cell>
          <table:table-cell office:value-type="float" office:value="193">
            <text:p>193</text:p>
          </table:table-cell>
          <table:table-cell office:value-type="float" office:value="234">
            <text:p>234</text:p>
          </table:table-cell>
          <table:table-cell office:value-type="float" office:value="150">
            <text:p>150</text:p>
          </table:table-cell>
          <table:table-cell/>
          <table:table-cell table:style-name="Default"/>
          <table:table-cell/>
          <table:table-cell office:value-type="float" office:value="100000">
            <text:p>100 000</text:p>
          </table:table-cell>
          <table:table-cell office:value-type="float" office:value="1240">
            <text:p>1 240</text:p>
          </table:table-cell>
          <table:table-cell table:formula="of:=([.$D4]+[.$E4])/2" office:value-type="float" office:value="1239">
            <text:p>1 239</text:p>
          </table:table-cell>
          <table:table-cell table:formula="of:=([.$G4]+[.$H4]+[.$I4])/3" office:value-type="float" office:value="971.666666666667">
            <text:p>972</text:p>
          </table:table-cell>
          <table:table-cell table:formula="of:=([.$K4]+[.$L4]+[.$M4]+[.$N4])/4" office:value-type="float" office:value="871.25">
            <text:p>871</text:p>
          </table:table-cell>
          <table:table-cell table:formula="of:=([.$P4]+[.$Q4]+[.$R4]+[.$S4]+[.$T4])/5" office:value-type="float" office:value="1025.2">
            <text:p>1 025</text:p>
          </table:table-cell>
          <table:table-cell table:formula="of:=([.$V4]+[.$W4]+[.$X4]+[.$Y4]+[.$Z4]+[.$AA4])/6" office:value-type="float" office:value="794">
            <text:p>794</text:p>
          </table:table-cell>
          <table:table-cell table:number-columns-repeated="3"/>
          <table:table-cell office:value-type="float" office:value="100000">
            <text:p>100 000</text:p>
          </table:table-cell>
          <table:table-cell table:formula="of:=[.L15]*1" office:value-type="float" office:value="1240">
            <text:p>1 240</text:p>
          </table:table-cell>
          <table:table-cell table:formula="of:=[.M15]*2" office:value-type="float" office:value="2478">
            <text:p>2 478</text:p>
          </table:table-cell>
          <table:table-cell table:formula="of:=[.N15]*3" office:value-type="float" office:value="2915">
            <text:p>2 915</text:p>
          </table:table-cell>
          <table:table-cell table:formula="of:=[.O15]*4" office:value-type="float" office:value="3485">
            <text:p>3 485</text:p>
          </table:table-cell>
          <table:table-cell table:formula="of:=[.P15]*5" office:value-type="float" office:value="5126">
            <text:p>5 126</text:p>
          </table:table-cell>
          <table:table-cell table:formula="of:=[.Q15]*6" office:value-type="float" office:value="4764">
            <text:p>4 764</text:p>
          </table:table-cell>
          <table:table-cell table:number-columns-repeated="997"/>
        </table:table-row>
        <table:table-row table:style-name="ro2">
          <table:table-cell office:value-type="float" office:value="200000">
            <text:p>200 000</text:p>
          </table:table-cell>
          <table:table-cell office:value-type="float" office:value="888">
            <text:p>888</text:p>
          </table:table-cell>
          <table:table-cell office:value-type="float" office:value="765">
            <text:p>765</text:p>
          </table:table-cell>
          <table:table-cell office:value-type="float" office:value="477">
            <text:p>477</text:p>
          </table:table-cell>
          <table:table-cell office:value-type="float" office:value="342">
            <text:p>342</text:p>
          </table:table-cell>
          <table:table-cell office:value-type="float" office:value="434">
            <text:p>434</text:p>
          </table:table-cell>
          <table:table-cell office:value-type="float" office:value="350">
            <text:p>350</text:p>
          </table:table-cell>
          <table:table-cell/>
          <table:table-cell table:style-name="Default"/>
          <table:table-cell/>
          <table:table-cell office:value-type="float" office:value="200000">
            <text:p>200 000</text:p>
          </table:table-cell>
          <table:table-cell office:value-type="float" office:value="2442">
            <text:p>2 442</text:p>
          </table:table-cell>
          <table:table-cell table:formula="of:=([.$D5]+[.$E5])/2" office:value-type="float" office:value="2440">
            <text:p>2 440</text:p>
          </table:table-cell>
          <table:table-cell table:formula="of:=([.$G5]+[.$H5]+[.$I5])/3" office:value-type="float" office:value="2349">
            <text:p>2 349</text:p>
          </table:table-cell>
          <table:table-cell table:formula="of:=([.$K5]+[.$L5]+[.$M5]+[.$N5])/4" office:value-type="float" office:value="1905.5">
            <text:p>1 906</text:p>
          </table:table-cell>
          <table:table-cell table:formula="of:=([.$P5]+[.$Q5]+[.$R5]+[.$S5]+[.$T5])/5" office:value-type="float" office:value="2011.2">
            <text:p>2 011</text:p>
          </table:table-cell>
          <table:table-cell table:formula="of:=([.$V5]+[.$W5]+[.$X5]+[.$Y5]+[.$Z5]+[.$AA5])/6" office:value-type="float" office:value="1905">
            <text:p>1 905</text:p>
          </table:table-cell>
          <table:table-cell table:number-columns-repeated="3"/>
          <table:table-cell office:value-type="float" office:value="200000">
            <text:p>200 000</text:p>
          </table:table-cell>
          <table:table-cell table:formula="of:=[.L16]*1" office:value-type="float" office:value="2442">
            <text:p>2 442</text:p>
          </table:table-cell>
          <table:table-cell table:formula="of:=[.M16]*2" office:value-type="float" office:value="4880">
            <text:p>4 880</text:p>
          </table:table-cell>
          <table:table-cell table:formula="of:=[.N16]*3" office:value-type="float" office:value="7047">
            <text:p>7 047</text:p>
          </table:table-cell>
          <table:table-cell table:formula="of:=[.O16]*4" office:value-type="float" office:value="7622">
            <text:p>7 622</text:p>
          </table:table-cell>
          <table:table-cell table:formula="of:=[.P16]*5" office:value-type="float" office:value="10056">
            <text:p>10 056</text:p>
          </table:table-cell>
          <table:table-cell table:formula="of:=[.Q16]*6" office:value-type="float" office:value="11430">
            <text:p>11 430</text:p>
          </table:table-cell>
          <table:table-cell table:number-columns-repeated="997"/>
        </table:table-row>
        <table:table-row table:style-name="ro2">
          <table:table-cell office:value-type="float" office:value="400000">
            <text:p>400 000</text:p>
          </table:table-cell>
          <table:table-cell office:value-type="float" office:value="1599">
            <text:p>1 599</text:p>
          </table:table-cell>
          <table:table-cell office:value-type="float" office:value="1316">
            <text:p>1 316</text:p>
          </table:table-cell>
          <table:table-cell office:value-type="float" office:value="1042">
            <text:p>1 042</text:p>
          </table:table-cell>
          <table:table-cell office:value-type="float" office:value="891">
            <text:p>891</text:p>
          </table:table-cell>
          <table:table-cell office:value-type="float" office:value="942">
            <text:p>942</text:p>
          </table:table-cell>
          <table:table-cell office:value-type="float" office:value="643">
            <text:p>643</text:p>
          </table:table-cell>
          <table:table-cell/>
          <table:table-cell table:style-name="Default"/>
          <table:table-cell/>
          <table:table-cell office:value-type="float" office:value="400000">
            <text:p>400 000</text:p>
          </table:table-cell>
          <table:table-cell office:value-type="float" office:value="4845">
            <text:p>4 845</text:p>
          </table:table-cell>
          <table:table-cell table:formula="of:=([.$D6]+[.$E6])/2" office:value-type="float" office:value="4842">
            <text:p>4 842</text:p>
          </table:table-cell>
          <table:table-cell table:formula="of:=([.$G6]+[.$H6]+[.$I6])/3" office:value-type="float" office:value="4838.33333333333">
            <text:p>4 838</text:p>
          </table:table-cell>
          <table:table-cell table:formula="of:=([.$K6]+[.$L6]+[.$M6]+[.$N6])/4" office:value-type="float" office:value="3773">
            <text:p>3 773</text:p>
          </table:table-cell>
          <table:table-cell table:formula="of:=([.$P6]+[.$Q6]+[.$R6]+[.$S6]+[.$T6])/5" office:value-type="float" office:value="3985.6">
            <text:p>3 986</text:p>
          </table:table-cell>
          <table:table-cell table:formula="of:=([.$V6]+[.$W6]+[.$X6]+[.$Y6]+[.$Z6]+[.$AA6])/6" office:value-type="float" office:value="3772">
            <text:p>3 772</text:p>
          </table:table-cell>
          <table:table-cell table:number-columns-repeated="3"/>
          <table:table-cell office:value-type="float" office:value="400000">
            <text:p>400 000</text:p>
          </table:table-cell>
          <table:table-cell table:formula="of:=[.L17]*1" office:value-type="float" office:value="4845">
            <text:p>4 845</text:p>
          </table:table-cell>
          <table:table-cell table:formula="of:=[.M17]*2" office:value-type="float" office:value="9684">
            <text:p>9 684</text:p>
          </table:table-cell>
          <table:table-cell table:formula="of:=[.N17]*3" office:value-type="float" office:value="14515">
            <text:p>14 515</text:p>
          </table:table-cell>
          <table:table-cell table:formula="of:=[.O17]*4" office:value-type="float" office:value="15092">
            <text:p>15 092</text:p>
          </table:table-cell>
          <table:table-cell table:formula="of:=[.P17]*5" office:value-type="float" office:value="19928">
            <text:p>19 928</text:p>
          </table:table-cell>
          <table:table-cell table:formula="of:=[.Q17]*6" office:value-type="float" office:value="22632">
            <text:p>22 632</text:p>
          </table:table-cell>
          <table:table-cell table:number-columns-repeated="997"/>
        </table:table-row>
        <table:table-row table:style-name="ro2">
          <table:table-cell office:value-type="float" office:value="800000">
            <text:p>800 000</text:p>
          </table:table-cell>
          <table:table-cell office:value-type="float" office:value="3292">
            <text:p>3 292</text:p>
          </table:table-cell>
          <table:table-cell office:value-type="float" office:value="2914">
            <text:p>2 914</text:p>
          </table:table-cell>
          <table:table-cell office:value-type="float" office:value="2339">
            <text:p>2 339</text:p>
          </table:table-cell>
          <table:table-cell office:value-type="float" office:value="1712">
            <text:p>1 712</text:p>
          </table:table-cell>
          <table:table-cell office:value-type="float" office:value="1900">
            <text:p>1 900</text:p>
          </table:table-cell>
          <table:table-cell office:value-type="float" office:value="1404">
            <text:p>1 404</text:p>
          </table:table-cell>
          <table:table-cell/>
          <table:table-cell table:style-name="Default"/>
          <table:table-cell/>
          <table:table-cell office:value-type="float" office:value="800000">
            <text:p>800 000</text:p>
          </table:table-cell>
          <table:table-cell office:value-type="float" office:value="9651">
            <text:p>9 651</text:p>
          </table:table-cell>
          <table:table-cell table:formula="of:=([.$D7]+[.$E7])/2" office:value-type="float" office:value="10548">
            <text:p>10 548</text:p>
          </table:table-cell>
          <table:table-cell table:formula="of:=([.$G7]+[.$H7]+[.$I7])/3" office:value-type="float" office:value="9638.33333333333">
            <text:p>9 638</text:p>
          </table:table-cell>
          <table:table-cell table:formula="of:=([.$K7]+[.$L7]+[.$M7]+[.$N7])/4" office:value-type="float" office:value="7507.5">
            <text:p>7 508</text:p>
          </table:table-cell>
          <table:table-cell table:formula="of:=([.$P7]+[.$Q7]+[.$R7]+[.$S7]+[.$T7])/5" office:value-type="float" office:value="7932.4">
            <text:p>7 932</text:p>
          </table:table-cell>
          <table:table-cell table:formula="of:=([.$V7]+[.$W7]+[.$X7]+[.$Y7]+[.$Z7]+[.$AA7])/6" office:value-type="float" office:value="7505.33333333333">
            <text:p>7 505</text:p>
          </table:table-cell>
          <table:table-cell table:number-columns-repeated="3"/>
          <table:table-cell office:value-type="float" office:value="800000">
            <text:p>800 000</text:p>
          </table:table-cell>
          <table:table-cell table:formula="of:=[.L18]*1" office:value-type="float" office:value="9651">
            <text:p>9 651</text:p>
          </table:table-cell>
          <table:table-cell table:formula="of:=[.M18]*2" office:value-type="float" office:value="21096">
            <text:p>21 096</text:p>
          </table:table-cell>
          <table:table-cell table:formula="of:=[.N18]*3" office:value-type="float" office:value="28915">
            <text:p>28 915</text:p>
          </table:table-cell>
          <table:table-cell table:formula="of:=[.O18]*4" office:value-type="float" office:value="30030">
            <text:p>30 030</text:p>
          </table:table-cell>
          <table:table-cell table:formula="of:=[.P18]*5" office:value-type="float" office:value="39662">
            <text:p>39 662</text:p>
          </table:table-cell>
          <table:table-cell table:formula="of:=[.Q18]*6" office:value-type="float" office:value="45032">
            <text:p>45 032</text:p>
          </table:table-cell>
          <table:table-cell table:number-columns-repeated="997"/>
        </table:table-row>
        <table:table-row table:style-name="ro2">
          <table:table-cell office:value-type="float" office:value="1600000">
            <text:p>1 600 000</text:p>
          </table:table-cell>
          <table:table-cell office:value-type="float" office:value="7812">
            <text:p>7 812</text:p>
          </table:table-cell>
          <table:table-cell office:value-type="float" office:value="5890">
            <text:p>5 890</text:p>
          </table:table-cell>
          <table:table-cell office:value-type="float" office:value="4104">
            <text:p>4 104</text:p>
          </table:table-cell>
          <table:table-cell office:value-type="float" office:value="3601">
            <text:p>3 601</text:p>
          </table:table-cell>
          <table:table-cell office:value-type="float" office:value="8350">
            <text:p>8 350</text:p>
          </table:table-cell>
          <table:table-cell office:value-type="float" office:value="4641">
            <text:p>4 641</text:p>
          </table:table-cell>
          <table:table-cell/>
          <table:table-cell table:style-name="Default"/>
          <table:table-cell/>
          <table:table-cell office:value-type="float" office:value="1600000">
            <text:p>1 600 000</text:p>
          </table:table-cell>
          <table:table-cell office:value-type="float" office:value="19264">
            <text:p>19 264</text:p>
          </table:table-cell>
          <table:table-cell table:formula="of:=([.$D8]+[.$E8])/2" office:value-type="float" office:value="19252">
            <text:p>19 252</text:p>
          </table:table-cell>
          <table:table-cell table:formula="of:=([.$G8]+[.$H8]+[.$I8])/3" office:value-type="float" office:value="19238.6666666667">
            <text:p>19 239</text:p>
          </table:table-cell>
          <table:table-cell table:formula="of:=([.$K8]+[.$L8]+[.$M8]+[.$N8])/4" office:value-type="float" office:value="15757.25">
            <text:p>15 757</text:p>
          </table:table-cell>
          <table:table-cell table:formula="of:=([.$P8]+[.$Q8]+[.$R8]+[.$S8]+[.$T8])/5" office:value-type="float" office:value="12722">
            <text:p>12 722</text:p>
          </table:table-cell>
          <table:table-cell office:value-type="float" office:value="12023">
            <text:p>12 023</text:p>
          </table:table-cell>
          <table:table-cell table:style-name="Default"/>
          <table:table-cell table:number-columns-repeated="2"/>
          <table:table-cell office:value-type="float" office:value="1600000">
            <text:p>1 600 000</text:p>
          </table:table-cell>
          <table:table-cell table:formula="of:=[.L19]*1" office:value-type="float" office:value="19264">
            <text:p>19 264</text:p>
          </table:table-cell>
          <table:table-cell table:formula="of:=[.M19]*2" office:value-type="float" office:value="38504">
            <text:p>38 504</text:p>
          </table:table-cell>
          <table:table-cell table:formula="of:=[.N19]*3" office:value-type="float" office:value="57716">
            <text:p>57 716</text:p>
          </table:table-cell>
          <table:table-cell table:formula="of:=[.O19]*4" office:value-type="float" office:value="63029">
            <text:p>63 029</text:p>
          </table:table-cell>
          <table:table-cell table:formula="of:=[.P19]*5" office:value-type="float" office:value="63610">
            <text:p>63 610</text:p>
          </table:table-cell>
          <table:table-cell table:formula="of:=[.Q19]*6" office:value-type="float" office:value="72138">
            <text:p>72 138</text:p>
          </table:table-cell>
          <table:table-cell table:number-columns-repeated="99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office:value-type="string">
            <text:p>SCALABILITY</text:p>
          </table:table-cell>
          <table:table-cell table:number-columns-repeated="1023"/>
        </table:table-row>
        <table:table-row table:style-name="ro2">
          <table:table-cell office:value-type="string">
            <text:p>For 800000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office:value-type="float" office:value="3292">
            <text:p>3 292</text:p>
          </table:table-cell>
          <table:table-cell table:number-columns-repeated="1023"/>
        </table:table-row>
        <table:table-row table:style-name="ro2">
          <table:table-cell office:value-type="float" office:value="2914">
            <text:p>2 914</text:p>
          </table:table-cell>
          <table:table-cell table:number-columns-repeated="1023"/>
        </table:table-row>
        <table:table-row table:style-name="ro2">
          <table:table-cell office:value-type="float" office:value="2339">
            <text:p>2 339</text:p>
          </table:table-cell>
          <table:table-cell table:number-columns-repeated="1023"/>
        </table:table-row>
        <table:table-row table:style-name="ro2">
          <table:table-cell office:value-type="float" office:value="1712">
            <text:p>1 712</text:p>
          </table:table-cell>
          <table:table-cell table:number-columns-repeated="1023"/>
        </table:table-row>
        <table:table-row table:style-name="ro2">
          <table:table-cell office:value-type="float" office:value="1900">
            <text:p>1 900</text:p>
          </table:table-cell>
          <table:table-cell table:number-columns-repeated="1023"/>
        </table:table-row>
        <table:table-row table:style-name="ro2">
          <table:table-cell office:value-type="float" office:value="1404">
            <text:p>1 404</text:p>
          </table:table-cell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 memmap cluster" table:style-name="ta1">
        <table:shapes>
          <draw:frame draw:z-index="0" draw:style-name="gr1" svg:width="20.563cm" svg:height="10.641cm" svg:x="0cm" svg:y="8.117cm">
            <draw:object draw:notify-on-update-of-ranges="'No memmap cluster'.A13:'No memmap cluster'.A13 'No memmap cluster'.A14:'No memmap cluster'.A19 'No memmap cluster'.B13:'No memmap cluster'.B13 'No memmap cluster'.B14:'No memmap cluster'.B19 'No memmap cluster'.C13:'No memmap cluster'.C13 'No memmap cluster'.C14:'No memmap cluster'.C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20.394cm" svg:height="10.432cm" svg:x="22.899cm" svg:y="8.192cm">
            <draw:object draw:notify-on-update-of-ranges="'No memmap cluster'.K14:'No memmap cluster'.K19 'No memmap cluster'.L13:'No memmap cluster'.L13 'No memmap cluster'.L14:'No memmap cluster'.L19 'No memmap cluster'.M13:'No memmap cluster'.M13 'No memmap cluster'.M14:'No memmap cluster'.M19 'No memmap cluster'.N13:'No memmap cluster'.N13 'No memmap cluster'.N14:'No memmap cluster'.N19 'No memmap cluster'.O13:'No memmap cluster'.O13 'No memmap cluster'.O14:'No memmap cluster'.O19 'No memmap cluster'.P13:'No memmap cluster'.P13 'No memmap cluster'.P14:'No memmap cluster'.P19 'No memmap cluster'.Q13:'No memmap cluster'.Q13 'No memmap cluster'.Q14:'No memmap cluster'.Q1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20.521cm" svg:height="10.495cm" svg:x="45.657cm" svg:y="8.286cm">
            <draw:object draw:notify-on-update-of-ranges="'No memmap cluster'.U14:'No memmap cluster'.U19 'No memmap cluster'.V13:'No memmap cluster'.V13 'No memmap cluster'.V14:'No memmap cluster'.V19 'No memmap cluster'.W13:'No memmap cluster'.W13 'No memmap cluster'.W14:'No memmap cluster'.W19 'No memmap cluster'.X13:'No memmap cluster'.X13 'No memmap cluster'.X14:'No memmap cluster'.X19 'No memmap cluster'.Y13:'No memmap cluster'.Y13 'No memmap cluster'.Y14:'No memmap cluster'.Y19 'No memmap cluster'.Z13:'No memmap cluster'.Z13 'No memmap cluster'.Z14:'No memmap cluster'.Z19 'No memmap cluster'.AA13:'No memmap cluster'.AA13 'No memmap cluster'.AA14:'No memmap cluster'.AA1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3" draw:style-name="gr1" svg:width="12.17cm" svg:height="5.822cm" svg:x="2.763cm" svg:y="19.851cm">
            <draw:object draw:notify-on-update-of-ranges="'No memmap cluster'.A47:'No memmap cluster'.A47 'No memmap cluster'.A48:'No memmap cluster'.A53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1" table:default-cell-style-name="Default"/>
        <table:table-row table:style-name="ro3">
          <table:table-cell office:value-type="string">
            <text:p><text:s text:c="3"/>n_features </text:p>
          </table:table-cell>
          <table:table-cell table:style-name="ce4" office:value-type="string" table:number-columns-spanned="2" table:number-rows-spanned="1">
            <text:p>1 process</text:p>
          </table:table-cell>
          <table:covered-table-cell/>
          <table:table-cell table:style-name="ce4" office:value-type="string" table:number-columns-spanned="3" table:number-rows-spanned="1">
            <text:p>2 processes</text:p>
          </table:table-cell>
          <table:covered-table-cell table:number-columns-repeated="2"/>
          <table:table-cell table:style-name="ce4" office:value-type="string" table:number-columns-spanned="4" table:number-rows-spanned="1">
            <text:p>3 processes</text:p>
          </table:table-cell>
          <table:covered-table-cell table:number-columns-repeated="3"/>
          <table:table-cell table:style-name="ce4" office:value-type="string" table:number-columns-spanned="5" table:number-rows-spanned="1">
            <text:p>4 processes</text:p>
          </table:table-cell>
          <table:covered-table-cell table:number-columns-repeated="4"/>
          <table:table-cell table:style-name="ce4" office:value-type="string" table:number-columns-spanned="6" table:number-rows-spanned="1">
            <text:p>5 processes</text:p>
          </table:table-cell>
          <table:covered-table-cell table:number-columns-repeated="5"/>
          <table:table-cell table:style-name="ce4" office:value-type="string" table:number-columns-spanned="7" table:number-rows-spanned="1">
            <text:p>6 processes</text:p>
          </table:table-cell>
          <table:covered-table-cell table:number-columns-repeated="6"/>
          <table:table-cell table:style-name="ce4" office:value-type="string" table:number-columns-spanned="7" table:number-rows-spanned="1">
            <text:p>7 processes (only 6 jobs)</text:p>
          </table:table-cell>
          <table:covered-table-cell table:number-columns-repeated="6"/>
          <table:table-cell table:style-name="ce4" office:value-type="string" table:number-columns-spanned="7" table:number-rows-spanned="1">
            <text:p>8 processes (only 6 jobs)</text:p>
          </table:table-cell>
          <table:covered-table-cell table:number-columns-repeated="6"/>
        </table:table-row>
        <table:table-row table:style-name="ro3">
          <table:table-cell office:value-type="string">
            <text:p><text:s text:c="15"/></text:p>
          </table:table-cell>
          <table:table-cell office:value-type="string">
            <text:p><text:s/>1st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  <table:table-cell office:value-type="string">
            <text:p><text:s/>1st job </text:p>
          </table:table-cell>
          <table:table-cell office:value-type="string">
            <text:p><text:s/>2nd job </text:p>
          </table:table-cell>
          <table:table-cell office:value-type="string">
            <text:p><text:s/>3rd job </text:p>
          </table:table-cell>
          <table:table-cell office:value-type="string">
            <text:p><text:s/>4th job </text:p>
          </table:table-cell>
          <table:table-cell office:value-type="string">
            <text:p><text:s/>5th job </text:p>
          </table:table-cell>
          <table:table-cell office:value-type="string">
            <text:p><text:s/>6th job </text:p>
          </table:table-cell>
          <table:table-cell office:value-type="string">
            <text:p><text:s/>Time <text:s/>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705">
            <text:p>705</text:p>
          </table:table-cell>
          <table:table-cell office:value-type="float" office:value="216">
            <text:p>216</text:p>
          </table:table-cell>
          <table:table-cell office:value-type="float" office:value="704">
            <text:p>704</text:p>
          </table:table-cell>
          <table:table-cell office:value-type="float" office:value="706">
            <text:p>706</text:p>
          </table:table-cell>
          <table:table-cell office:value-type="float" office:value="145">
            <text:p>145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office:value-type="float" office:value="572">
            <text:p>57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572">
            <text:p>572</text:p>
          </table:table-cell>
          <table:table-cell table:style-name="ce6" office:value-type="string">
            <text:p>XXX</text:p>
          </table:table-cell>
          <table:table-cell office:value-type="float" office:value="104">
            <text:p>104</text:p>
          </table:table-cell>
          <table:table-cell office:value-type="float" office:value="572">
            <text:p>572</text:p>
          </table:table-cell>
          <table:table-cell office:value-type="float" office:value="705">
            <text:p>705</text:p>
          </table:table-cell>
          <table:table-cell office:value-type="float" office:value="571">
            <text:p>571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1">
            <text:p>121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table:number-columns-repeated="3" office:value-type="float" office:value="572">
            <text:p>572</text:p>
          </table:table-cell>
          <table:table-cell table:style-name="ce6" office:value-type="string">
            <text:p>XXX</text:p>
          </table:table-cell>
          <table:table-cell office:value-type="float" office:value="97">
            <text:p>97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table:number-columns-repeated="3" office:value-type="float" office:value="572">
            <text:p>572</text:p>
          </table:table-cell>
          <table:table-cell table:style-name="ce6" office:value-type="string">
            <text:p>XXX</text:p>
          </table:table-cell>
          <table:table-cell office:value-type="float" office:value="97">
            <text:p>97</text:p>
          </table:table-cell>
          <table:table-cell office:value-type="float" office:value="572">
            <text:p>572</text:p>
          </table:table-cell>
          <table:table-cell office:value-type="float" office:value="571">
            <text:p>571</text:p>
          </table:table-cell>
          <table:table-cell table:number-columns-repeated="3" office:value-type="float" office:value="572">
            <text:p>572</text:p>
          </table:table-cell>
          <table:table-cell office:value-type="float" office:value="571">
            <text:p>571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373">
            <text:p>1373</text:p>
          </table:table-cell>
          <table:table-cell office:value-type="float" office:value="319">
            <text:p>319</text:p>
          </table:table-cell>
          <table:table-cell office:value-type="float" office:value="1371">
            <text:p>1371</text:p>
          </table:table-cell>
          <table:table-cell office:value-type="float" office:value="1373">
            <text:p>1373</text:p>
          </table:table-cell>
          <table:table-cell office:value-type="float" office:value="299">
            <text:p>299</text:p>
          </table:table-cell>
          <table:table-cell office:value-type="float" office:value="1373">
            <text:p>1373</text:p>
          </table:table-cell>
          <table:table-cell office:value-type="float" office:value="1370">
            <text:p>1370</text:p>
          </table:table-cell>
          <table:table-cell office:value-type="float" office:value="1373">
            <text:p>1373</text:p>
          </table:table-cell>
          <table:table-cell office:value-type="float" office:value="282">
            <text:p>282</text:p>
          </table:table-cell>
          <table:table-cell table:number-columns-repeated="4" office:value-type="float" office:value="1106">
            <text:p>1106</text:p>
          </table:table-cell>
          <table:table-cell office:value-type="float" office:value="217">
            <text:p>217</text:p>
          </table:table-cell>
          <table:table-cell office:value-type="float" office:value="1371">
            <text:p>1371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106">
            <text:p>1106</text:p>
          </table:table-cell>
          <table:table-cell office:value-type="float" office:value="242">
            <text:p>242</text:p>
          </table:table-cell>
          <table:table-cell office:value-type="float" office:value="1104">
            <text:p>1104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95">
            <text:p>195</text:p>
          </table:table-cell>
          <table:table-cell office:value-type="float" office:value="1104">
            <text:p>1104</text:p>
          </table:table-cell>
          <table:table-cell table:number-columns-repeated="4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106">
            <text:p>1106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2707">
            <text:p>2707</text:p>
          </table:table-cell>
          <table:table-cell office:value-type="float" office:value="866">
            <text:p>866</text:p>
          </table:table-cell>
          <table:table-cell table:number-columns-repeated="2" office:value-type="float" office:value="2706">
            <text:p>2706</text:p>
          </table:table-cell>
          <table:table-cell office:value-type="float" office:value="561">
            <text:p>561</text:p>
          </table:table-cell>
          <table:table-cell table:number-columns-repeated="2" office:value-type="float" office:value="2704">
            <text:p>2704</text:p>
          </table:table-cell>
          <table:table-cell office:value-type="float" office:value="2707">
            <text:p>2707</text:p>
          </table:table-cell>
          <table:table-cell office:value-type="float" office:value="455">
            <text:p>455</text:p>
          </table:table-cell>
          <table:table-cell office:value-type="float" office:value="2171">
            <text:p>2171</text:p>
          </table:table-cell>
          <table:table-cell table:number-columns-repeated="2" office:value-type="float" office:value="2173">
            <text:p>2173</text:p>
          </table:table-cell>
          <table:table-cell office:value-type="float" office:value="2171">
            <text:p>2171</text:p>
          </table:table-cell>
          <table:table-cell office:value-type="float" office:value="413">
            <text:p>413</text:p>
          </table:table-cell>
          <table:table-cell office:value-type="float" office:value="2171">
            <text:p>2171</text:p>
          </table:table-cell>
          <table:table-cell office:value-type="float" office:value="2706">
            <text:p>2706</text:p>
          </table:table-cell>
          <table:table-cell table:number-columns-repeated="2" office:value-type="float" office:value="2171">
            <text:p>2171</text:p>
          </table:table-cell>
          <table:table-cell office:value-type="float" office:value="2173">
            <text:p>2173</text:p>
          </table:table-cell>
          <table:table-cell office:value-type="float" office:value="468">
            <text:p>468</text:p>
          </table:table-cell>
          <table:table-cell table:number-columns-repeated="2" office:value-type="float" office:value="2171">
            <text:p>2171</text:p>
          </table:table-cell>
          <table:table-cell office:value-type="float" office:value="2176">
            <text:p>2176</text:p>
          </table:table-cell>
          <table:table-cell office:value-type="float" office:value="2171">
            <text:p>2171</text:p>
          </table:table-cell>
          <table:table-cell office:value-type="float" office:value="2173">
            <text:p>2173</text:p>
          </table:table-cell>
          <table:table-cell office:value-type="float" office:value="2171">
            <text:p>2171</text:p>
          </table:table-cell>
          <table:table-cell office:value-type="float" office:value="348">
            <text:p>348</text:p>
          </table:table-cell>
          <table:table-cell office:value-type="float" office:value="2173">
            <text:p>2173</text:p>
          </table:table-cell>
          <table:table-cell table:number-columns-repeated="4" office:value-type="float" office:value="2171">
            <text:p>2171</text:p>
          </table:table-cell>
          <table:table-cell office:value-type="float" office:value="2173">
            <text:p>2173</text:p>
          </table:table-cell>
          <table:table-cell office:value-type="float" office:value="339">
            <text:p>339</text:p>
          </table:table-cell>
          <table:table-cell table:number-columns-repeated="2" office:value-type="float" office:value="2173">
            <text:p>2173</text:p>
          </table:table-cell>
          <table:table-cell table:number-columns-repeated="4" office:value-type="float" office:value="2171">
            <text:p>2171</text:p>
          </table:table-cell>
          <table:table-cell office:value-type="float" office:value="339">
            <text:p>339</text:p>
          </table:table-cell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5376">
            <text:p>5376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5373">
            <text:p>5373</text:p>
          </table:table-cell>
          <table:table-cell office:value-type="float" office:value="1140">
            <text:p>1140</text:p>
          </table:table-cell>
          <table:table-cell office:value-type="float" office:value="5370">
            <text:p>5370</text:p>
          </table:table-cell>
          <table:table-cell office:value-type="float" office:value="5376">
            <text:p>5376</text:p>
          </table:table-cell>
          <table:table-cell office:value-type="float" office:value="5370">
            <text:p>5370</text:p>
          </table:table-cell>
          <table:table-cell office:value-type="float" office:value="1001">
            <text:p>1001</text:p>
          </table:table-cell>
          <table:table-cell office:value-type="float" office:value="4304">
            <text:p>4304</text:p>
          </table:table-cell>
          <table:table-cell office:value-type="float" office:value="4308">
            <text:p>4308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862">
            <text:p>862</text:p>
          </table:table-cell>
          <table:table-cell office:value-type="float" office:value="5373">
            <text:p>5373</text:p>
          </table:table-cell>
          <table:table-cell office:value-type="float" office:value="4303">
            <text:p>4303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1010">
            <text:p>1010</text:p>
          </table:table-cell>
          <table:table-cell table:number-columns-repeated="2"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908">
            <text:p>908</text:p>
          </table:table-cell>
          <table:table-cell office:value-type="float" office:value="4307">
            <text:p>4307</text:p>
          </table:table-cell>
          <table:table-cell office:value-type="float" office:value="4304">
            <text:p>4304</text:p>
          </table:table-cell>
          <table:table-cell office:value-type="float" office:value="4307">
            <text:p>4307</text:p>
          </table:table-cell>
          <table:table-cell table:number-columns-repeated="3" office:value-type="float" office:value="4304">
            <text:p>4304</text:p>
          </table:table-cell>
          <table:table-cell office:value-type="float" office:value="817">
            <text:p>817</text:p>
          </table:table-cell>
          <table:table-cell table:number-columns-repeated="4" office:value-type="float" office:value="4304">
            <text:p>4304</text:p>
          </table:table-cell>
          <table:table-cell table:number-columns-repeated="2" office:value-type="float" office:value="4307">
            <text:p>4307</text:p>
          </table:table-cell>
          <table:table-cell office:value-type="float" office:value="780">
            <text:p>780</text:p>
          </table:table-cell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10714">
            <text:p>10714</text:p>
          </table:table-cell>
          <table:table-cell office:value-type="float" office:value="3457">
            <text:p>3457</text:p>
          </table:table-cell>
          <table:table-cell table:number-columns-repeated="2" office:value-type="float" office:value="10708">
            <text:p>10708</text:p>
          </table:table-cell>
          <table:table-cell office:value-type="float" office:value="2310">
            <text:p>2310</text:p>
          </table:table-cell>
          <table:table-cell table:number-columns-repeated="2" office:value-type="float" office:value="10701">
            <text:p>10701</text:p>
          </table:table-cell>
          <table:table-cell office:value-type="float" office:value="10714">
            <text:p>10714</text:p>
          </table:table-cell>
          <table:table-cell office:value-type="float" office:value="2479">
            <text:p>2479</text:p>
          </table:table-cell>
          <table:table-cell office:value-type="float" office:value="8576">
            <text:p>8576</text:p>
          </table:table-cell>
          <table:table-cell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8570">
            <text:p>8570</text:p>
          </table:table-cell>
          <table:table-cell office:value-type="float" office:value="1976">
            <text:p>1976</text:p>
          </table:table-cell>
          <table:table-cell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10708">
            <text:p>10708</text:p>
          </table:table-cell>
          <table:table-cell table:number-columns-repeated="2" office:value-type="float" office:value="8570">
            <text:p>8570</text:p>
          </table:table-cell>
          <table:table-cell office:value-type="float" office:value="2170">
            <text:p>2170</text:p>
          </table:table-cell>
          <table:table-cell office:value-type="float" office:value="8576">
            <text:p>8576</text:p>
          </table:table-cell>
          <table:table-cell table:number-columns-repeated="4"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1607">
            <text:p>1607</text:p>
          </table:table-cell>
          <table:table-cell office:value-type="float" office:value="8576">
            <text:p>8576</text:p>
          </table:table-cell>
          <table:table-cell office:value-type="float" office:value="8570">
            <text:p>8570</text:p>
          </table:table-cell>
          <table:table-cell office:value-type="float" office:value="8576">
            <text:p>8576</text:p>
          </table:table-cell>
          <table:table-cell table:number-columns-repeated="3" office:value-type="float" office:value="8570">
            <text:p>8570</text:p>
          </table:table-cell>
          <table:table-cell office:value-type="float" office:value="1640">
            <text:p>1640</text:p>
          </table:table-cell>
          <table:table-cell office:value-type="float" office:value="8576">
            <text:p>8576</text:p>
          </table:table-cell>
          <table:table-cell table:number-columns-repeated="4" office:value-type="float" office:value="8570">
            <text:p>8570</text:p>
          </table:table-cell>
          <table:table-cell office:value-type="float" office:value="8576">
            <text:p>8576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float" office:value="1600000">
            <text:p>1600000</text:p>
          </table:table-cell>
          <table:table-cell office:value-type="float" office:value="21389">
            <text:p>21389</text:p>
          </table:table-cell>
          <table:table-cell office:value-type="float" office:value="7562">
            <text:p>7562</text:p>
          </table:table-cell>
          <table:table-cell office:value-type="float" office:value="16980">
            <text:p>16980</text:p>
          </table:table-cell>
          <table:table-cell office:value-type="float" office:value="13586">
            <text:p>13586</text:p>
          </table:table-cell>
          <table:table-cell office:value-type="float" office:value="8641">
            <text:p>8641</text:p>
          </table:table-cell>
          <table:table-cell office:value-type="float" office:value="16606">
            <text:p>16606</text:p>
          </table:table-cell>
          <table:table-cell office:value-type="float" office:value="17525">
            <text:p>17525</text:p>
          </table:table-cell>
          <table:table-cell office:value-type="float" office:value="18908">
            <text:p>18908</text:p>
          </table:table-cell>
          <table:table-cell office:value-type="float" office:value="5902">
            <text:p>5902</text:p>
          </table:table-cell>
          <table:table-cell office:value-type="float" office:value="11628">
            <text:p>11628</text:p>
          </table:table-cell>
          <table:table-cell office:value-type="float" office:value="17086">
            <text:p>17086</text:p>
          </table:table-cell>
          <table:table-cell office:value-type="float" office:value="10058">
            <text:p>10058</text:p>
          </table:table-cell>
          <table:table-cell office:value-type="float" office:value="17114">
            <text:p>17114</text:p>
          </table:table-cell>
          <table:table-cell office:value-type="float" office:value="5357">
            <text:p>5357</text:p>
          </table:table-cell>
          <table:table-cell office:value-type="float" office:value="13068">
            <text:p>13068</text:p>
          </table:table-cell>
          <table:table-cell office:value-type="float" office:value="21349">
            <text:p>21349</text:p>
          </table:table-cell>
          <table:table-cell office:value-type="float" office:value="15769">
            <text:p>15769</text:p>
          </table:table-cell>
          <table:table-cell office:value-type="float" office:value="12900">
            <text:p>12900</text:p>
          </table:table-cell>
          <table:table-cell office:value-type="float" office:value="17114">
            <text:p>17114</text:p>
          </table:table-cell>
          <table:table-cell office:value-type="float" office:value="5133">
            <text:p>5133</text:p>
          </table:table-cell>
          <table:table-cell office:value-type="float" office:value="17114">
            <text:p>17114</text:p>
          </table:table-cell>
          <table:table-cell office:value-type="float" office:value="17101">
            <text:p>17101</text:p>
          </table:table-cell>
          <table:table-cell office:value-type="float" office:value="14096">
            <text:p>14096</text:p>
          </table:table-cell>
          <table:table-cell office:value-type="float" office:value="15647">
            <text:p>15647</text:p>
          </table:table-cell>
          <table:table-cell office:value-type="float" office:value="12592">
            <text:p>12592</text:p>
          </table:table-cell>
          <table:table-cell office:value-type="float" office:value="13655">
            <text:p>13655</text:p>
          </table:table-cell>
          <table:table-cell office:value-type="float" office:value="3408">
            <text:p>3408</text:p>
          </table:table-cell>
          <table:table-cell office:value-type="float" office:value="13768">
            <text:p>13768</text:p>
          </table:table-cell>
          <table:table-cell office:value-type="float" office:value="17101">
            <text:p>17101</text:p>
          </table:table-cell>
          <table:table-cell office:value-type="float" office:value="14841">
            <text:p>14841</text:p>
          </table:table-cell>
          <table:table-cell office:value-type="float" office:value="17114">
            <text:p>17114</text:p>
          </table:table-cell>
          <table:table-cell office:value-type="float" office:value="12559">
            <text:p>12559</text:p>
          </table:table-cell>
          <table:table-cell office:value-type="float" office:value="14369">
            <text:p>14369</text:p>
          </table:table-cell>
          <table:table-cell office:value-type="float" office:value="3748">
            <text:p>3748</text:p>
          </table:table-cell>
          <table:table-cell office:value-type="float" office:value="10375">
            <text:p>10375</text:p>
          </table:table-cell>
          <table:table-cell office:value-type="float" office:value="13456">
            <text:p>13456</text:p>
          </table:table-cell>
          <table:table-cell office:value-type="float" office:value="13368">
            <text:p>13368</text:p>
          </table:table-cell>
          <table:table-cell office:value-type="float" office:value="12271">
            <text:p>12271</text:p>
          </table:table-cell>
          <table:table-cell office:value-type="float" office:value="12881">
            <text:p>12881</text:p>
          </table:table-cell>
          <table:table-cell office:value-type="float" office:value="8415">
            <text:p>8415</text:p>
          </table:table-cell>
          <table:table-cell office:value-type="float" office:value="7246">
            <text:p>7246</text:p>
          </table:table-cell>
        </table:table-row>
        <table:table-row table:style-name="ro2" table:number-rows-repeated="2">
          <table:table-cell table:number-columns-repeated="42"/>
        </table:table-row>
        <table:table-row table:style-name="ro2">
          <table:table-cell office:value-type="string">
            <text:p>TIME</text:p>
          </table:table-cell>
          <table:table-cell table:number-columns-repeated="9"/>
          <table:table-cell office:value-type="string">
            <text:p>AVERAGE MEMORY</text:p>
          </table:table-cell>
          <table:table-cell table:number-columns-repeated="9"/>
          <table:table-cell office:value-type="string">
            <text:p>ADDED MEMORY</text:p>
          </table:table-cell>
          <table:table-cell table:number-columns-repeated="21"/>
        </table:table-row>
        <table:table-row table:style-name="ro2">
          <table:table-cell table:number-columns-repeated="42"/>
        </table:table-row>
        <table:table-row table:style-name="ro4">
          <table:table-cell office:value-type="string">
            <text:p><text:s text:c="4"/>n_features </text:p>
          </table:table-cell>
          <table:table-cell office:value-type="string">
            <text:p>1 process</text:p>
          </table:table-cell>
          <table:table-cell office:value-type="string">
            <text:p>2 processes</text:p>
          </table:table-cell>
          <table:table-cell office:value-type="string">
            <text:p>3 processes</text:p>
          </table:table-cell>
          <table:table-cell office:value-type="string">
            <text:p>4 processes</text:p>
          </table:table-cell>
          <table:table-cell office:value-type="string">
            <text:p>5 processes</text:p>
          </table:table-cell>
          <table:table-cell office:value-type="string">
            <text:p>6 processes</text:p>
          </table:table-cell>
          <table:table-cell table:number-columns-repeated="3"/>
          <table:table-cell table:style-name="ce5" office:value-type="string">
            <text:p><text:s text:c="4"/>n_features </text:p>
          </table:table-cell>
          <table:table-cell table:style-name="ce5" office:value-type="string">
            <text:p>1 process</text:p>
          </table:table-cell>
          <table:table-cell table:style-name="ce5" office:value-type="string">
            <text:p>2 processes</text:p>
          </table:table-cell>
          <table:table-cell table:style-name="ce5" office:value-type="string">
            <text:p>3 processes</text:p>
          </table:table-cell>
          <table:table-cell table:style-name="ce5" office:value-type="string">
            <text:p>4 processes</text:p>
          </table:table-cell>
          <table:table-cell table:style-name="ce5" office:value-type="string">
            <text:p>5 processes</text:p>
          </table:table-cell>
          <table:table-cell table:style-name="ce5" office:value-type="string">
            <text:p>6 processes</text:p>
          </table:table-cell>
          <table:table-cell table:style-name="ce5" table:number-columns-repeated="2"/>
          <table:table-cell/>
          <table:table-cell table:style-name="ce5" office:value-type="string">
            <text:p><text:s text:c="4"/>n_features </text:p>
          </table:table-cell>
          <table:table-cell table:style-name="ce5" office:value-type="string">
            <text:p>1 process</text:p>
          </table:table-cell>
          <table:table-cell table:style-name="ce5" office:value-type="string">
            <text:p>2 processes</text:p>
          </table:table-cell>
          <table:table-cell table:style-name="ce5" office:value-type="string">
            <text:p>3 processes</text:p>
          </table:table-cell>
          <table:table-cell table:style-name="ce5" office:value-type="string">
            <text:p>4 processes</text:p>
          </table:table-cell>
          <table:table-cell table:style-name="ce5" office:value-type="string">
            <text:p>5 processes</text:p>
          </table:table-cell>
          <table:table-cell table:style-name="ce5" office:value-type="string">
            <text:p>6 processes</text:p>
          </table:table-cell>
          <table:table-cell table:style-name="ce5" table:number-columns-repeated="2"/>
          <table:table-cell table:number-columns-repeated="13"/>
        </table:table-row>
        <table:table-row table:style-name="ro2">
          <table:table-cell table:style-name="ce1" office:value-type="float" office:value="50000">
            <text:p>50 000</text:p>
          </table:table-cell>
          <table:table-cell office:value-type="float" office:value="216">
            <text:p>216</text:p>
          </table:table-cell>
          <table:table-cell office:value-type="float" office:value="145">
            <text:p>145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21">
            <text:p>121</text:p>
          </table:table-cell>
          <table:table-cell office:value-type="float" office:value="97">
            <text:p>97</text:p>
          </table:table-cell>
          <table:table-cell table:number-columns-repeated="3"/>
          <table:table-cell table:style-name="ce1" office:value-type="float" office:value="50000">
            <text:p>50 000</text:p>
          </table:table-cell>
          <table:table-cell office:value-type="float" office:value="705">
            <text:p>705</text:p>
          </table:table-cell>
          <table:table-cell table:style-name="ce5" table:formula="of:=([.D3]+[.E3])/2" office:value-type="float" office:value="705">
            <text:p>705</text:p>
          </table:table-cell>
          <table:table-cell table:style-name="ce5" table:formula="of:=([.G3]+[.H3]+[.I3])/3" office:value-type="float" office:value="571.666666666667">
            <text:p>572</text:p>
          </table:table-cell>
          <table:table-cell table:style-name="ce5" table:formula="of:=([.K3]+[.L3]+[.M3])/3" office:value-type="float" office:value="572">
            <text:p>572</text:p>
          </table:table-cell>
          <table:table-cell table:style-name="ce5" table:formula="of:=([.P3]+[.Q3]+[.R3]+[.S3]+[.T3])/5" office:value-type="float" office:value="598.4">
            <text:p>598</text:p>
          </table:table-cell>
          <table:table-cell table:style-name="ce5" table:formula="of:=([.V3]+[.W3]+[.X3]+[.Y3]+[.Z3])/5" office:value-type="float" office:value="571.8">
            <text:p>572</text:p>
          </table:table-cell>
          <table:table-cell table:style-name="ce5" table:number-columns-repeated="2"/>
          <table:table-cell/>
          <table:table-cell table:style-name="ce1" office:value-type="float" office:value="50000">
            <text:p>50 000</text:p>
          </table:table-cell>
          <table:table-cell table:style-name="ce5" table:formula="of:=[.L14]" office:value-type="float" office:value="705">
            <text:p>705</text:p>
          </table:table-cell>
          <table:table-cell table:style-name="ce5" table:formula="of:=[.M14]*2" office:value-type="float" office:value="1410">
            <text:p>1410</text:p>
          </table:table-cell>
          <table:table-cell table:style-name="ce5" table:formula="of:=[.N14]*3" office:value-type="float" office:value="1715">
            <text:p>1715</text:p>
          </table:table-cell>
          <table:table-cell table:style-name="ce5" table:formula="of:=[.O14]*4" office:value-type="float" office:value="2288">
            <text:p>2288</text:p>
          </table:table-cell>
          <table:table-cell table:style-name="ce5" table:formula="of:=[.P14]*5" office:value-type="float" office:value="2992">
            <text:p>2992</text:p>
          </table:table-cell>
          <table:table-cell table:style-name="ce5" table:formula="of:=[.Q14]*6" office:value-type="float" office:value="3430.8">
            <text:p>3431</text:p>
          </table:table-cell>
          <table:table-cell table:style-name="ce5" table:number-columns-repeated="2"/>
          <table:table-cell table:number-columns-repeated="13"/>
        </table:table-row>
        <table:table-row table:style-name="ro2">
          <table:table-cell table:style-name="ce1" office:value-type="float" office:value="100000">
            <text:p>100 000</text:p>
          </table:table-cell>
          <table:table-cell office:value-type="float" office:value="319">
            <text:p>319</text:p>
          </table:table-cell>
          <table:table-cell office:value-type="float" office:value="299">
            <text:p>299</text:p>
          </table:table-cell>
          <table:table-cell office:value-type="float" office:value="282">
            <text:p>282</text:p>
          </table:table-cell>
          <table:table-cell office:value-type="float" office:value="217">
            <text:p>217</text:p>
          </table:table-cell>
          <table:table-cell office:value-type="float" office:value="242">
            <text:p>242</text:p>
          </table:table-cell>
          <table:table-cell office:value-type="float" office:value="195">
            <text:p>195</text:p>
          </table:table-cell>
          <table:table-cell table:number-columns-repeated="3"/>
          <table:table-cell table:style-name="ce1" office:value-type="float" office:value="100000">
            <text:p>100 000</text:p>
          </table:table-cell>
          <table:table-cell office:value-type="float" office:value="1373">
            <text:p>1373</text:p>
          </table:table-cell>
          <table:table-cell table:style-name="ce5" table:formula="of:=([.D4]+[.E4])/2" office:value-type="float" office:value="1372">
            <text:p>1372</text:p>
          </table:table-cell>
          <table:table-cell table:style-name="ce5" table:formula="of:=([.G4]+[.H4]+[.I4])/3" office:value-type="float" office:value="1372">
            <text:p>1372</text:p>
          </table:table-cell>
          <table:table-cell table:style-name="ce5" table:formula="of:=([.K4]+[.L4]+[.M4]+[.N4])/4" office:value-type="float" office:value="1106">
            <text:p>1106</text:p>
          </table:table-cell>
          <table:table-cell table:style-name="ce5" table:formula="of:=([.P4]+[.Q4]+[.R4]+[.S4]+[.T4])/5" office:value-type="float" office:value="1158.6">
            <text:p>1159</text:p>
          </table:table-cell>
          <table:table-cell table:style-name="ce5" table:formula="of:=([.V4]+[.W4]+[.X4]+[.Y4]+[.Z4]+[.AA4])/6" office:value-type="float" office:value="1105.33333333333">
            <text:p>1105</text:p>
          </table:table-cell>
          <table:table-cell table:style-name="ce5" table:number-columns-repeated="2"/>
          <table:table-cell/>
          <table:table-cell table:style-name="ce1" office:value-type="float" office:value="100000">
            <text:p>100 000</text:p>
          </table:table-cell>
          <table:table-cell table:style-name="ce5" table:formula="of:=[.L15]" office:value-type="float" office:value="1373">
            <text:p>1373</text:p>
          </table:table-cell>
          <table:table-cell table:style-name="ce5" table:formula="of:=[.M15]*2" office:value-type="float" office:value="2744">
            <text:p>2744</text:p>
          </table:table-cell>
          <table:table-cell table:style-name="ce5" table:formula="of:=[.N15]*3" office:value-type="float" office:value="4116">
            <text:p>4116</text:p>
          </table:table-cell>
          <table:table-cell table:style-name="ce5" table:formula="of:=[.O15]*4" office:value-type="float" office:value="4424">
            <text:p>4424</text:p>
          </table:table-cell>
          <table:table-cell table:style-name="ce5" table:formula="of:=[.P15]*5" office:value-type="float" office:value="5793">
            <text:p>5793</text:p>
          </table:table-cell>
          <table:table-cell table:style-name="ce5" table:formula="of:=[.Q15]*6" office:value-type="float" office:value="6632">
            <text:p>6632</text:p>
          </table:table-cell>
          <table:table-cell table:style-name="ce5" table:number-columns-repeated="2"/>
          <table:table-cell table:number-columns-repeated="13"/>
        </table:table-row>
        <table:table-row table:style-name="ro2">
          <table:table-cell table:style-name="ce1" office:value-type="float" office:value="200000">
            <text:p>200 000</text:p>
          </table:table-cell>
          <table:table-cell office:value-type="float" office:value="866">
            <text:p>866</text:p>
          </table:table-cell>
          <table:table-cell office:value-type="float" office:value="561">
            <text:p>561</text:p>
          </table:table-cell>
          <table:table-cell office:value-type="float" office:value="455">
            <text:p>455</text:p>
          </table:table-cell>
          <table:table-cell office:value-type="float" office:value="413">
            <text:p>413</text:p>
          </table:table-cell>
          <table:table-cell office:value-type="float" office:value="468">
            <text:p>468</text:p>
          </table:table-cell>
          <table:table-cell office:value-type="float" office:value="348">
            <text:p>348</text:p>
          </table:table-cell>
          <table:table-cell table:number-columns-repeated="3"/>
          <table:table-cell table:style-name="ce1" office:value-type="float" office:value="200000">
            <text:p>200 000</text:p>
          </table:table-cell>
          <table:table-cell office:value-type="float" office:value="2707">
            <text:p>2707</text:p>
          </table:table-cell>
          <table:table-cell table:style-name="ce5" table:formula="of:=([.D5]+[.E5])/2" office:value-type="float" office:value="2706">
            <text:p>2706</text:p>
          </table:table-cell>
          <table:table-cell table:style-name="ce5" table:formula="of:=([.G5]+[.H5]+[.I5])/3" office:value-type="float" office:value="2705">
            <text:p>2705</text:p>
          </table:table-cell>
          <table:table-cell table:style-name="ce5" table:formula="of:=([.K5]+[.L5]+[.M5]+[.N5])/4" office:value-type="float" office:value="2172">
            <text:p>2172</text:p>
          </table:table-cell>
          <table:table-cell table:style-name="ce5" table:formula="of:=([.P5]+[.Q5]+[.R5]+[.S5]+[.T5])/5" office:value-type="float" office:value="2278.4">
            <text:p>2278</text:p>
          </table:table-cell>
          <table:table-cell table:style-name="ce5" table:formula="of:=([.V5]+[.W5]+[.X5]+[.Y5]+[.Z5]+[.AA5])/6" office:value-type="float" office:value="2172.16666666667">
            <text:p>2172</text:p>
          </table:table-cell>
          <table:table-cell table:style-name="ce5" table:number-columns-repeated="2"/>
          <table:table-cell/>
          <table:table-cell table:style-name="ce1" office:value-type="float" office:value="200000">
            <text:p>200 000</text:p>
          </table:table-cell>
          <table:table-cell table:style-name="ce5" table:formula="of:=[.L16]" office:value-type="float" office:value="2707">
            <text:p>2707</text:p>
          </table:table-cell>
          <table:table-cell table:style-name="ce5" table:formula="of:=[.M16]*2" office:value-type="float" office:value="5412">
            <text:p>5412</text:p>
          </table:table-cell>
          <table:table-cell table:style-name="ce5" table:formula="of:=[.N16]*3" office:value-type="float" office:value="8115">
            <text:p>8115</text:p>
          </table:table-cell>
          <table:table-cell table:style-name="ce5" table:formula="of:=[.O16]*4" office:value-type="float" office:value="8688">
            <text:p>8688</text:p>
          </table:table-cell>
          <table:table-cell table:style-name="ce5" table:formula="of:=[.P16]*5" office:value-type="float" office:value="11392">
            <text:p>11392</text:p>
          </table:table-cell>
          <table:table-cell table:style-name="ce5" table:formula="of:=[.Q16]*6" office:value-type="float" office:value="13033">
            <text:p>13033</text:p>
          </table:table-cell>
          <table:table-cell table:style-name="ce5" table:number-columns-repeated="2"/>
          <table:table-cell table:number-columns-repeated="13"/>
        </table:table-row>
        <table:table-row table:style-name="ro2">
          <table:table-cell table:style-name="ce1" office:value-type="float" office:value="400000">
            <text:p>400 000</text:p>
          </table:table-cell>
          <table:table-cell office:value-type="float" office:value="1660">
            <text:p>1660</text:p>
          </table:table-cell>
          <table:table-cell office:value-type="float" office:value="1140">
            <text:p>1140</text:p>
          </table:table-cell>
          <table:table-cell office:value-type="float" office:value="1001">
            <text:p>1001</text:p>
          </table:table-cell>
          <table:table-cell office:value-type="float" office:value="862">
            <text:p>862</text:p>
          </table:table-cell>
          <table:table-cell office:value-type="float" office:value="1010">
            <text:p>1010</text:p>
          </table:table-cell>
          <table:table-cell office:value-type="float" office:value="908">
            <text:p>908</text:p>
          </table:table-cell>
          <table:table-cell table:number-columns-repeated="3"/>
          <table:table-cell table:style-name="ce1" office:value-type="float" office:value="400000">
            <text:p>400 000</text:p>
          </table:table-cell>
          <table:table-cell office:value-type="float" office:value="5376">
            <text:p>5376</text:p>
          </table:table-cell>
          <table:table-cell table:style-name="ce5" table:formula="of:=([.D6]+[.E6])/2" office:value-type="float" office:value="5373">
            <text:p>5373</text:p>
          </table:table-cell>
          <table:table-cell table:style-name="ce5" table:formula="of:=([.G6]+[.H6]+[.I6])/3" office:value-type="float" office:value="5372">
            <text:p>5372</text:p>
          </table:table-cell>
          <table:table-cell table:style-name="ce5" table:formula="of:=([.K6]+[.L6]+[.M6]+[.N6])/4" office:value-type="float" office:value="4305.75">
            <text:p>4306</text:p>
          </table:table-cell>
          <table:table-cell table:style-name="ce5" table:formula="of:=([.P6]+[.Q6]+[.R6]+[.S6]+[.T6])/5" office:value-type="float" office:value="4518.2">
            <text:p>4518</text:p>
          </table:table-cell>
          <table:table-cell table:style-name="ce5" table:formula="of:=([.V6]+[.W6]+[.X6]+[.Y6]+[.Z6]+[.AA6])/6" office:value-type="float" office:value="4305">
            <text:p>4305</text:p>
          </table:table-cell>
          <table:table-cell table:style-name="ce5" table:number-columns-repeated="2"/>
          <table:table-cell/>
          <table:table-cell table:style-name="ce1" office:value-type="float" office:value="400000">
            <text:p>400 000</text:p>
          </table:table-cell>
          <table:table-cell table:style-name="ce5" table:formula="of:=[.L17]" office:value-type="float" office:value="5376">
            <text:p>5376</text:p>
          </table:table-cell>
          <table:table-cell table:style-name="ce5" table:formula="of:=[.M17]*2" office:value-type="float" office:value="10746">
            <text:p>10746</text:p>
          </table:table-cell>
          <table:table-cell table:style-name="ce5" table:formula="of:=[.N17]*3" office:value-type="float" office:value="16116">
            <text:p>16116</text:p>
          </table:table-cell>
          <table:table-cell table:style-name="ce5" table:formula="of:=[.O17]*4" office:value-type="float" office:value="17223">
            <text:p>17223</text:p>
          </table:table-cell>
          <table:table-cell table:style-name="ce5" table:formula="of:=[.P17]*5" office:value-type="float" office:value="22591">
            <text:p>22591</text:p>
          </table:table-cell>
          <table:table-cell table:style-name="ce5" table:formula="of:=[.Q17]*6" office:value-type="float" office:value="25830">
            <text:p>25830</text:p>
          </table:table-cell>
          <table:table-cell table:style-name="ce5" table:number-columns-repeated="2"/>
          <table:table-cell table:number-columns-repeated="13"/>
        </table:table-row>
        <table:table-row table:style-name="ro2">
          <table:table-cell table:style-name="ce1" office:value-type="float" office:value="800000">
            <text:p>800 000</text:p>
          </table:table-cell>
          <table:table-cell office:value-type="float" office:value="3457">
            <text:p>3457</text:p>
          </table:table-cell>
          <table:table-cell office:value-type="float" office:value="2310">
            <text:p>2310</text:p>
          </table:table-cell>
          <table:table-cell office:value-type="float" office:value="2479">
            <text:p>2479</text:p>
          </table:table-cell>
          <table:table-cell office:value-type="float" office:value="1976">
            <text:p>1976</text:p>
          </table:table-cell>
          <table:table-cell office:value-type="float" office:value="2170">
            <text:p>2170</text:p>
          </table:table-cell>
          <table:table-cell office:value-type="float" office:value="1607">
            <text:p>1607</text:p>
          </table:table-cell>
          <table:table-cell table:number-columns-repeated="3"/>
          <table:table-cell table:style-name="ce1" office:value-type="float" office:value="800000">
            <text:p>800 000</text:p>
          </table:table-cell>
          <table:table-cell office:value-type="float" office:value="10714">
            <text:p>10714</text:p>
          </table:table-cell>
          <table:table-cell table:style-name="ce5" table:formula="of:=([.D7]+[.E7])/2" office:value-type="float" office:value="10708">
            <text:p>10708</text:p>
          </table:table-cell>
          <table:table-cell table:style-name="ce5" table:formula="of:=([.G7]+[.H7]+[.I7])/3" office:value-type="float" office:value="10705.3333333333">
            <text:p>10705</text:p>
          </table:table-cell>
          <table:table-cell table:style-name="ce5" table:formula="of:=([.K7]+[.L7]+[.M7]+[.N7])/4" office:value-type="float" office:value="8573">
            <text:p>8573</text:p>
          </table:table-cell>
          <table:table-cell table:style-name="ce5" table:formula="of:=([.P7]+[.Q7]+[.R7]+[.S7]+[.T7])/5" office:value-type="float" office:value="8998.8">
            <text:p>8999</text:p>
          </table:table-cell>
          <table:table-cell table:style-name="ce5" table:formula="of:=([.V7]+[.W7]+[.X7]+[.Y7]+[.Z7]+[.AA7])/6" office:value-type="float" office:value="8572">
            <text:p>8572</text:p>
          </table:table-cell>
          <table:table-cell table:style-name="ce5" table:number-columns-repeated="2"/>
          <table:table-cell/>
          <table:table-cell table:style-name="ce1" office:value-type="float" office:value="800000">
            <text:p>800 000</text:p>
          </table:table-cell>
          <table:table-cell table:style-name="ce5" table:formula="of:=[.L18]" office:value-type="float" office:value="10714">
            <text:p>10714</text:p>
          </table:table-cell>
          <table:table-cell table:style-name="ce5" table:formula="of:=[.M18]*2" office:value-type="float" office:value="21416">
            <text:p>21416</text:p>
          </table:table-cell>
          <table:table-cell table:style-name="ce5" table:formula="of:=[.N18]*3" office:value-type="float" office:value="32116">
            <text:p>32116</text:p>
          </table:table-cell>
          <table:table-cell table:style-name="ce5" table:formula="of:=[.O18]*4" office:value-type="float" office:value="34292">
            <text:p>34292</text:p>
          </table:table-cell>
          <table:table-cell table:style-name="ce5" table:formula="of:=[.P18]*5" office:value-type="float" office:value="44994">
            <text:p>44994</text:p>
          </table:table-cell>
          <table:table-cell table:style-name="ce5" table:formula="of:=[.Q18]*6" office:value-type="float" office:value="51432">
            <text:p>51432</text:p>
          </table:table-cell>
          <table:table-cell table:style-name="ce5" table:number-columns-repeated="2"/>
          <table:table-cell table:number-columns-repeated="13"/>
        </table:table-row>
        <table:table-row table:style-name="ro2">
          <table:table-cell table:style-name="ce1" office:value-type="float" office:value="1600000">
            <text:p>1 600 000</text:p>
          </table:table-cell>
          <table:table-cell office:value-type="float" office:value="7562">
            <text:p>7562</text:p>
          </table:table-cell>
          <table:table-cell office:value-type="float" office:value="8641">
            <text:p>8641</text:p>
          </table:table-cell>
          <table:table-cell office:value-type="float" office:value="5902">
            <text:p>5902</text:p>
          </table:table-cell>
          <table:table-cell office:value-type="float" office:value="5357">
            <text:p>5357</text:p>
          </table:table-cell>
          <table:table-cell office:value-type="float" office:value="5133">
            <text:p>5133</text:p>
          </table:table-cell>
          <table:table-cell office:value-type="float" office:value="3408">
            <text:p>3408</text:p>
          </table:table-cell>
          <table:table-cell table:number-columns-repeated="3"/>
          <table:table-cell table:style-name="ce1" office:value-type="float" office:value="1600000">
            <text:p>1 600 000</text:p>
          </table:table-cell>
          <table:table-cell office:value-type="float" office:value="21389">
            <text:p>21389</text:p>
          </table:table-cell>
          <table:table-cell table:style-name="ce5" table:formula="of:=([.D8]+[.E8])/2" office:value-type="float" office:value="15283">
            <text:p>15283</text:p>
          </table:table-cell>
          <table:table-cell table:style-name="ce5" table:formula="of:=([.G8]+[.H8]+[.I8])/3" office:value-type="float" office:value="17679.6666666667">
            <text:p>17680</text:p>
          </table:table-cell>
          <table:table-cell table:style-name="ce5" table:formula="of:=([.K8]+[.L8]+[.M8]+[.N8])/4" office:value-type="float" office:value="13971.5">
            <text:p>13972</text:p>
          </table:table-cell>
          <table:table-cell table:style-name="ce5" table:formula="of:=([.P8]+[.Q8]+[.R8]+[.S8]+[.T8])/5" office:value-type="float" office:value="16040">
            <text:p>16040</text:p>
          </table:table-cell>
          <table:table-cell table:style-name="ce5" table:formula="of:=([.V8]+[.W8]+[.X8]+[.Y8]+[.Z8]+[.AA8])/6" office:value-type="float" office:value="15034.1666666667">
            <text:p>15034</text:p>
          </table:table-cell>
          <table:table-cell table:style-name="ce5" table:number-columns-repeated="2"/>
          <table:table-cell/>
          <table:table-cell table:style-name="ce1" office:value-type="float" office:value="1600000">
            <text:p>1 600 000</text:p>
          </table:table-cell>
          <table:table-cell table:style-name="ce5" table:formula="of:=[.L19]" office:value-type="float" office:value="21389">
            <text:p>21389</text:p>
          </table:table-cell>
          <table:table-cell table:style-name="ce5" table:formula="of:=[.M19]*2" office:value-type="float" office:value="30566">
            <text:p>30566</text:p>
          </table:table-cell>
          <table:table-cell table:style-name="ce5" table:formula="of:=[.N19]*3" office:value-type="float" office:value="53039">
            <text:p>53039</text:p>
          </table:table-cell>
          <table:table-cell table:style-name="ce5" table:formula="of:=[.O19]*4" office:value-type="float" office:value="55886">
            <text:p>55886</text:p>
          </table:table-cell>
          <table:table-cell table:style-name="ce5" table:formula="of:=[.P19]*5" office:value-type="float" office:value="80200">
            <text:p>80200</text:p>
          </table:table-cell>
          <table:table-cell table:style-name="ce5" table:formula="of:=[.Q19]*6" office:value-type="float" office:value="90205">
            <text:p>90205</text:p>
          </table:table-cell>
          <table:table-cell table:style-name="ce5" table:number-columns-repeated="2"/>
          <table:table-cell table:number-columns-repeated="13"/>
        </table:table-row>
        <table:table-row table:style-name="ro2" table:number-rows-repeated="26">
          <table:table-cell table:number-columns-repeated="42"/>
        </table:table-row>
        <table:table-row table:style-name="ro2">
          <table:table-cell office:value-type="string">
            <text:p>SCALABILITY</text:p>
          </table:table-cell>
          <table:table-cell table:number-columns-repeated="41"/>
        </table:table-row>
        <table:table-row table:style-name="ro2">
          <table:table-cell table:style-name="ce1" office:value-type="string">
            <text:p>For 800000</text:p>
          </table:table-cell>
          <table:table-cell table:number-columns-repeated="41"/>
        </table:table-row>
        <table:table-row table:style-name="ro2">
          <table:table-cell office:value-type="float" office:value="3457">
            <text:p>3457</text:p>
          </table:table-cell>
          <table:table-cell table:number-columns-repeated="41"/>
        </table:table-row>
        <table:table-row table:style-name="ro2">
          <table:table-cell office:value-type="float" office:value="2310">
            <text:p>2310</text:p>
          </table:table-cell>
          <table:table-cell table:number-columns-repeated="41"/>
        </table:table-row>
        <table:table-row table:style-name="ro2">
          <table:table-cell office:value-type="float" office:value="2479">
            <text:p>2479</text:p>
          </table:table-cell>
          <table:table-cell table:number-columns-repeated="41"/>
        </table:table-row>
        <table:table-row table:style-name="ro2">
          <table:table-cell office:value-type="float" office:value="1976">
            <text:p>1976</text:p>
          </table:table-cell>
          <table:table-cell table:number-columns-repeated="41"/>
        </table:table-row>
        <table:table-row table:style-name="ro2">
          <table:table-cell office:value-type="float" office:value="2170">
            <text:p>2170</text:p>
          </table:table-cell>
          <table:table-cell table:number-columns-repeated="41"/>
        </table:table-row>
        <table:table-row table:style-name="ro1">
          <table:table-cell office:value-type="float" office:value="1607">
            <text:p>1607</text:p>
          </table:table-cell>
          <table:table-cell table:number-columns-repeated="41"/>
        </table:table-row>
        <table:table-row table:style-name="ro2" table:number-rows-repeated="1048522">
          <table:table-cell table:number-columns-repeated="42"/>
        </table:table-row>
        <table:table-row table:style-name="ro2">
          <table:table-cell table:number-columns-repeated="42"/>
        </table:table-row>
      </table:table>
      <table:table table:name="Comparison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1:23:07</meta:creation-date>
    <dc:date>2013-12-17T11:15:57</dc:date>
    <meta:editing-duration>P1DT12H32M40S</meta:editing-duration>
    <meta:editing-cycles>23</meta:editing-cycles>
    <meta:generator>LibreOffice/3.5$Linux_X86_64 LibreOffice_project/350m1$Build-2</meta:generator>
    <meta:document-statistic meta:table-count="5" meta:cell-count="1255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27cm" svg:height="11.079cm" xlink:href=".." xlink:type="simple" chart:class="chart:line" chart:style-name="ch1">
        <chart:title svg:x="8.294cm" svg:y="0.357cm" chart:style-name="ch2">
          <text:p>Time Consumption</text:p>
        </chart:title>
        <chart:subtitle svg:x="7.328cm" svg:y="1.357cm" chart:style-name="ch3">
          <text:p>With memmapping, local engine</text:p>
        </chart:subtitle>
        <chart:legend chart:legend-position="bottom" svg:x="1.309cm" svg:y="10.296cm" style:legend-expansion="wide" chart:style-name="ch4"/>
        <chart:plot-area chart:style-name="ch5" table:cell-range-address="'Memmap local'.A13:'Memmap local'.G19" chart:data-source-has-labels="both" svg:x="1.417cm" svg:y="2.482cm" svg:width="18.098cm" svg:height="6.612cm">
          <chartooo:coordinate-region svg:x="2.515cm" svg:y="2.682cm" svg:width="16.244cm" svg:height="5.765cm"/>
          <chart:axis chart:dimension="x" chart:name="primary-x" chart:style-name="ch6" chartooo:axis-type="auto">
            <chartooo:date-scale/>
            <chart:title svg:x="9.813cm" svg:y="9.315cm" chart:style-name="ch7">
              <text:p>features</text:p>
            </chart:title>
            <chart:categories table:cell-range-address="'Memmap local'.A14:'Memmap local'.A19"/>
            <chart:grid chart:style-name="ch8" chart:class="major"/>
          </chart:axis>
          <chart:axis chart:dimension="y" chart:name="primary-y" chart:style-name="ch6">
            <chart:title svg:x="0.451cm" svg:y="6.401cm" chart:style-name="ch9">
              <text:p>time (s)</text:p>
            </chart:title>
            <chart:grid chart:style-name="ch8" chart:class="major"/>
          </chart:axis>
          <chart:series chart:style-name="ch10" chart:values-cell-range-address="'Memmap local'.B14:'Memmap local'.B19" chart:label-cell-address="'Memmap local'.B13:'Memmap local'.B13" chart:class="chart:line">
            <chart:data-point chart:repeated="6"/>
          </chart:series>
          <chart:series chart:style-name="ch11" chart:values-cell-range-address="'Memmap local'.C14:'Memmap local'.C19" chart:label-cell-address="'Memmap local'.C13:'Memmap local'.C13" chart:class="chart:line">
            <chart:data-point chart:repeated="6"/>
          </chart:series>
          <chart:series chart:style-name="ch12" chart:values-cell-range-address="'Memmap local'.D14:'Memmap local'.D19" chart:label-cell-address="'Memmap local'.D13:'Memmap local'.D13" chart:class="chart:line">
            <chart:data-point chart:repeated="6"/>
          </chart:series>
          <chart:series chart:style-name="ch13" chart:values-cell-range-address="'Memmap local'.E14:'Memmap local'.E19" chart:label-cell-address="'Memmap local'.E13:'Memmap local'.E13" chart:class="chart:line">
            <chart:data-point chart:repeated="6"/>
          </chart:series>
          <chart:series chart:style-name="ch14" chart:values-cell-range-address="'Memmap local'.F14:'Memmap local'.F19" chart:label-cell-address="'Memmap local'.F13:'Memmap local'.F13" chart:class="chart:line">
            <chart:data-point chart:repeated="6"/>
          </chart:series>
          <chart:series chart:style-name="ch15" chart:values-cell-range-address="'Memmap local'.G14:'Memmap local'.G19" chart:label-cell-address="'Memmap local'.G13:'Memmap local'.G13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B13:'Memmap local'.B13</svg:desc>
                </draw:g>
              </table:table-cell>
              <table:table-cell office:value-type="string">
                <text:p>2 processes</text:p>
                <draw:g>
                  <svg:desc>'Memmap local'.C13:'Memmap local'.C13</svg:desc>
                </draw:g>
              </table:table-cell>
              <table:table-cell office:value-type="string">
                <text:p>3 processes</text:p>
                <draw:g>
                  <svg:desc>'Memmap local'.D13:'Memmap local'.D13</svg:desc>
                </draw:g>
              </table:table-cell>
              <table:table-cell office:value-type="string">
                <text:p>4 processes</text:p>
                <draw:g>
                  <svg:desc>'Memmap local'.E13:'Memmap local'.E13</svg:desc>
                </draw:g>
              </table:table-cell>
              <table:table-cell office:value-type="string">
                <text:p>5 processes</text:p>
                <draw:g>
                  <svg:desc>'Memmap local'.F13:'Memmap local'.F13</svg:desc>
                </draw:g>
              </table:table-cell>
              <table:table-cell office:value-type="string">
                <text:p>6 processes</text:p>
                <draw:g>
                  <svg:desc>'Memmap local'.G13:'Memmap local'.G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A14:'Memmap local'.A19</svg:desc>
                </draw:g>
              </table:table-cell>
              <table:table-cell office:value-type="float" office:value="70">
                <text:p>70</text:p>
                <draw:g>
                  <svg:desc>'Memmap local'.B14:'Memmap local'.B19</svg:desc>
                </draw:g>
              </table:table-cell>
              <table:table-cell office:value-type="float" office:value="50">
                <text:p>50</text:p>
                <draw:g>
                  <svg:desc>'Memmap local'.C14:'Memmap local'.C19</svg:desc>
                </draw:g>
              </table:table-cell>
              <table:table-cell office:value-type="float" office:value="55">
                <text:p>55</text:p>
                <draw:g>
                  <svg:desc>'Memmap local'.D14:'Memmap local'.D19</svg:desc>
                </draw:g>
              </table:table-cell>
              <table:table-cell office:value-type="float" office:value="60">
                <text:p>60</text:p>
                <draw:g>
                  <svg:desc>'Memmap local'.E14:'Memmap local'.E19</svg:desc>
                </draw:g>
              </table:table-cell>
              <table:table-cell office:value-type="float" office:value="65">
                <text:p>65</text:p>
                <draw:g>
                  <svg:desc>'Memmap local'.F14:'Memmap local'.F19</svg:desc>
                </draw:g>
              </table:table-cell>
              <table:table-cell office:value-type="float" office:value="71">
                <text:p>71</text:p>
                <draw:g>
                  <svg:desc>'Memmap local'.G14:'Memmap local'.G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86">
                <text:p>286</text:p>
              </table:table-cell>
              <table:table-cell office:value-type="float" office:value="211">
                <text:p>211</text:p>
              </table:table-cell>
              <table:table-cell office:value-type="float" office:value="243">
                <text:p>243</text:p>
              </table:table-cell>
              <table:table-cell office:value-type="float" office:value="269">
                <text:p>269</text:p>
              </table:table-cell>
              <table:table-cell office:value-type="float" office:value="325">
                <text:p>32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98">
                <text:p>598</text:p>
              </table:table-cell>
              <table:table-cell office:value-type="float" office:value="566">
                <text:p>566</text:p>
              </table:table-cell>
              <table:table-cell office:value-type="float" office:value="683">
                <text:p>683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2cm" svg:height="6.963cm" xlink:href=".." xlink:type="simple" chart:class="chart:bar" chart:style-name="ch1">
        <chart:plot-area chart:style-name="ch2" table:cell-range-address="'Memmap local'.J48:'Memmap local'.J54" chart:data-source-has-labels="row" svg:x="1.206cm" svg:y="0.691cm" svg:width="8.156cm" svg:height="5.152cm">
          <chartooo:coordinate-region svg:x="2.013cm" svg:y="0.89cm" svg:width="7.349cm" svg:height="4.306cm"/>
          <chart:axis chart:dimension="x" chart:name="primary-x" chart:style-name="ch3">
            <chart:title svg:x="4.221cm" svg:y="5.982cm" chart:style-name="ch4">
              <text:p>nb processes</text:p>
            </chart:title>
          </chart:axis>
          <chart:axis chart:dimension="y" chart:name="primary-y" chart:style-name="ch5">
            <chart:title svg:x="0.451cm" svg:y="3.88cm" chart:style-name="ch6">
              <text:p>time (s)</text:p>
            </chart:title>
            <chart:grid chart:style-name="ch7" chart:class="major"/>
          </chart:axis>
          <chart:series chart:style-name="ch8" chart:values-cell-range-address="'Memmap local'.J49:'Memmap local'.J54" chart:label-cell-address="'Memmap local'.J48:'Memmap local'.J4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200000</text:p>
                <draw:g>
                  <svg:desc>'Memmap local'.J48:'Memmap local'.J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">
                <text:p>286</text:p>
                <draw:g>
                  <svg:desc>'Memmap local'.J49:'Memmap local'.J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">
                <text:p>3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87cm" svg:height="7.835cm" xlink:href=".." xlink:type="simple" chart:class="chart:bar" chart:style-name="ch1">
        <chart:plot-area chart:style-name="ch2" table:cell-range-address="'Memmap cluster'.A47:'Memmap cluster'.A53" chart:data-source-has-labels="row" svg:x="1.246cm" svg:y="0.759cm" svg:width="10.071cm" svg:height="5.939cm">
          <chartooo:coordinate-region svg:x="2.344cm" svg:y="0.958cm" svg:width="8.973cm" svg:height="5.093cm"/>
          <chart:axis chart:dimension="x" chart:name="primary-x" chart:style-name="ch3">
            <chart:title svg:x="5.668cm" svg:y="6.854cm" chart:style-name="ch4">
              <text:p>time (s)</text:p>
            </chart:title>
          </chart:axis>
          <chart:axis chart:dimension="y" chart:name="primary-y" chart:style-name="ch5">
            <chart:title svg:x="0.451cm" svg:y="4.791cm" chart:style-name="ch6">
              <text:p>nb processes</text:p>
            </chart:title>
            <chart:grid chart:style-name="ch7" chart:class="major"/>
          </chart:axis>
          <chart:series chart:style-name="ch8" chart:values-cell-range-address="'Memmap cluster'.A48:'Memmap cluster'.A53" chart:label-cell-address="'Memmap cluster'.A47:'Memmap cluster'.A4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800000</text:p>
                <draw:g>
                  <svg:desc>'Memmap cluster'.A47:'Memmap cluster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2">
                <text:p>3292</text:p>
                <draw:g>
                  <svg:desc>'Memmap cluster'.A48:'Memmap cluster'.A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4">
                <text:p>14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81cm" svg:height="5.902cm" xlink:href=".." xlink:type="simple" chart:class="chart:bar" chart:style-name="ch1">
        <chart:plot-area chart:style-name="ch2" table:cell-range-address="'No memmap local'.A46:'No memmap local'.B51" chart:data-source-has-labels="column" svg:x="0.741cm" svg:y="0.607cm" svg:width="13.258cm" svg:height="4.757cm">
          <chartooo:coordinate-region svg:x="1.177cm" svg:y="0.806cm" svg:width="12.822cm" svg:height="3.911cm"/>
          <chart:axis chart:dimension="x" chart:name="primary-x" chart:style-name="ch3" chartooo:axis-type="auto">
            <chartooo:date-scale/>
            <chart:categories table:cell-range-address="'No memmap local'.A46:'No memmap local'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 memmap local'.B46:'No memmap local'.B5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A46:'No memmap local'.A51</svg:desc>
                </draw:g>
              </table:table-cell>
              <table:table-cell office:value-type="float" office:value="6">
                <text:p>6</text:p>
                <draw:g>
                  <svg:desc>'No memmap local'.B46:'No memmap local'.B51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98cm" svg:height="5.978cm" xlink:href=".." xlink:type="simple" chart:class="chart:bar" chart:style-name="ch1">
        <chart:plot-area chart:style-name="ch2" table:cell-range-address="'No memmap local'.J46:'No memmap local'.J52" chart:data-source-has-labels="row" svg:x="0.659cm" svg:y="0.611cm" svg:width="9.421cm" svg:height="4.828cm">
          <chartooo:coordinate-region svg:x="1.466cm" svg:y="0.81cm" svg:width="8.614cm" svg:height="3.9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No memmap local'.J47:'No memmap local'.J52" chart:label-cell-address="'No memmap local'.J46:'No memmap local'.J4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100000</text:p>
                <draw:g>
                  <svg:desc>'No memmap local'.J46:'No memmap local'.J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">
                <text:p>145</text:p>
                <draw:g>
                  <svg:desc>'No memmap local'.J47:'No memmap local'.J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9">
                <text:p>27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71cm" svg:height="5.823cm" xlink:href=".." xlink:type="simple" chart:class="chart:bar" chart:style-name="ch1">
        <chart:plot-area chart:style-name="ch2" table:cell-range-address="'No memmap cluster'.A47:'No memmap cluster'.A53" chart:data-source-has-labels="row" svg:x="0.693cm" svg:y="0.599cm" svg:width="10.992cm" svg:height="4.688cm">
          <chartooo:coordinate-region svg:x="1.685cm" svg:y="0.798cm" svg:width="10cm" svg:height="3.8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No memmap cluster'.A48:'No memmap cluster'.A53" chart:label-cell-address="'No memmap cluster'.A47:'No memmap cluster'.A4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800000</text:p>
                <draw:g>
                  <svg:desc>'No memmap cluster'.A47:'No memmap cluster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7">
                <text:p>3457</text:p>
                <draw:g>
                  <svg:desc>'No memmap cluster'.A48:'No memmap cluster'.A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7">
                <text:p>160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45cm" svg:height="5.5cm" xlink:href=".." xlink:type="simple" chart:class="chart:bar" chart:style-name="ch1">
        <chart:plot-area chart:style-name="ch2" table:cell-range-address="'Memmap local'.A66:'Memmap local'.B71" chart:data-source-has-labels="column" svg:x="0.648cm" svg:y="0.575cm" svg:width="8.901cm" svg:height="4.395cm">
          <chartooo:coordinate-region svg:x="2.407cm" svg:y="0.774cm" svg:width="7.142cm" svg:height="3.549cm"/>
          <chart:axis chart:dimension="x" chart:name="primary-x" chart:style-name="ch3" chartooo:axis-type="auto">
            <chartooo:date-scale/>
            <chart:categories table:cell-range-address="'Memmap local'.A66:'Memmap local'.A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mmap local'.B66:'Memmap local'.B7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emmap local'.A66:'Memmap local'.A71</svg:desc>
                </draw:g>
              </table:table-cell>
              <table:table-cell office:value-type="float" office:value="800000">
                <text:p>800000</text:p>
                <draw:g>
                  <svg:desc>'Memmap local'.B66:'Memmap local'.B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0000">
                <text:p>20000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28cm" svg:height="7.103cm" xlink:href=".." xlink:type="simple" chart:class="chart:bar" chart:style-name="ch1">
        <chart:plot-area chart:style-name="ch2" table:cell-range-address="'Memmap local'.Q48:'Memmap local'.Q54" chart:data-source-has-labels="row" svg:x="0.756cm" svg:y="0.702cm" svg:width="9.831cm" svg:height="5.711cm">
          <chartooo:coordinate-region svg:x="2.039cm" svg:y="0.901cm" svg:width="8.548cm" svg:height="4.865cm"/>
          <chart:axis chart:dimension="x" chart:name="primary-x" chart:style-name="ch3">
            <chart:title svg:x="4.754cm" svg:y="6.375cm" chart:style-name="ch4">
              <text:p>nb processes</text:p>
            </chart:title>
          </chart:axis>
          <chart:axis chart:dimension="y" chart:name="primary-y" chart:style-name="ch5">
            <chart:title svg:x="0.164cm" svg:y="4.341cm" chart:style-name="ch6">
              <text:p>memory (MB)</text:p>
            </chart:title>
            <chart:grid chart:style-name="ch7" chart:class="major"/>
          </chart:axis>
          <chart:series chart:style-name="ch8" chart:values-cell-range-address="'Memmap local'.Q49:'Memmap local'.Q54" chart:label-cell-address="'Memmap local'.Q48:'Memmap local'.Q4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200000</text:p>
                <draw:g>
                  <svg:desc>'Memmap local'.Q48:'Memmap local'.Q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1">
                <text:p>2381</text:p>
                <draw:g>
                  <svg:desc>'Memmap local'.Q49:'Memmap local'.Q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41">
                <text:p>7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7">
                <text:p>1015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424cm" svg:height="10.446cm" xlink:href=".." xlink:type="simple" chart:class="chart:line" chart:style-name="ch1">
        <chart:title svg:x="7.337cm" svg:y="0.344cm" chart:style-name="ch2">
          <text:p>Added Memory Consumption</text:p>
        </chart:title>
        <chart:subtitle svg:x="7.231cm" svg:y="1.331cm" chart:style-name="ch3">
          <text:p>With memmapping, on the cluster</text:p>
        </chart:subtitle>
        <chart:legend chart:legend-position="bottom" svg:x="1.358cm" svg:y="9.663cm" style:legend-expansion="wide" chart:style-name="ch4"/>
        <chart:plot-area chart:style-name="ch5" table:cell-range-address="'Memmap cluster'.U13:'Memmap cluster'.AA19" chart:data-source-has-labels="both" svg:x="1.419cm" svg:y="2.43cm" svg:width="18.189cm" svg:height="6.044cm">
          <chartooo:coordinate-region svg:x="2.702cm" svg:y="2.629cm" svg:width="16.15cm" svg:height="5.198cm"/>
          <chart:axis chart:dimension="x" chart:name="primary-x" chart:style-name="ch6" chartooo:axis-type="auto">
            <chartooo:date-scale/>
            <chart:title svg:x="9.86cm" svg:y="8.682cm" chart:style-name="ch7">
              <text:p>features</text:p>
            </chart:title>
            <chart:categories table:cell-range-address="'Memmap cluster'.U14:'Memmap cluster'.U19"/>
            <chart:grid chart:style-name="ch8" chart:class="major"/>
          </chart:axis>
          <chart:axis chart:dimension="y" chart:name="primary-y" chart:style-name="ch6">
            <chart:title svg:x="0.451cm" svg:y="6.475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cluster'.V14:'Memmap cluster'.V19" chart:label-cell-address="'Memmap cluster'.V13:'Memmap cluster'.V13" chart:class="chart:line">
            <chart:data-point chart:repeated="6"/>
          </chart:series>
          <chart:series chart:style-name="ch11" chart:values-cell-range-address="'Memmap cluster'.W14:'Memmap cluster'.W19" chart:label-cell-address="'Memmap cluster'.W13:'Memmap cluster'.W13" chart:class="chart:line">
            <chart:data-point chart:repeated="6"/>
          </chart:series>
          <chart:series chart:style-name="ch12" chart:values-cell-range-address="'Memmap cluster'.X14:'Memmap cluster'.X19" chart:label-cell-address="'Memmap cluster'.X13:'Memmap cluster'.X13" chart:class="chart:line">
            <chart:data-point chart:repeated="6"/>
          </chart:series>
          <chart:series chart:style-name="ch13" chart:values-cell-range-address="'Memmap cluster'.Y14:'Memmap cluster'.Y19" chart:label-cell-address="'Memmap cluster'.Y13:'Memmap cluster'.Y13" chart:class="chart:line">
            <chart:data-point chart:repeated="6"/>
          </chart:series>
          <chart:series chart:style-name="ch14" chart:values-cell-range-address="'Memmap cluster'.Z14:'Memmap cluster'.Z19" chart:label-cell-address="'Memmap cluster'.Z13:'Memmap cluster'.Z13" chart:class="chart:line">
            <chart:data-point chart:repeated="6"/>
          </chart:series>
          <chart:series chart:style-name="ch15" chart:values-cell-range-address="'Memmap cluster'.AA14:'Memmap cluster'.AA19" chart:label-cell-address="'Memmap cluster'.AA13:'Memmap cluster'.AA13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V13:'Memmap cluster'.V13</svg:desc>
                </draw:g>
              </table:table-cell>
              <table:table-cell office:value-type="string">
                <text:p>2 processes</text:p>
                <draw:g>
                  <svg:desc>'Memmap cluster'.W13:'Memmap cluster'.W13</svg:desc>
                </draw:g>
              </table:table-cell>
              <table:table-cell office:value-type="string">
                <text:p>3 processes</text:p>
                <draw:g>
                  <svg:desc>'Memmap cluster'.X13:'Memmap cluster'.X13</svg:desc>
                </draw:g>
              </table:table-cell>
              <table:table-cell office:value-type="string">
                <text:p>4 processes</text:p>
                <draw:g>
                  <svg:desc>'Memmap cluster'.Y13:'Memmap cluster'.Y13</svg:desc>
                </draw:g>
              </table:table-cell>
              <table:table-cell office:value-type="string">
                <text:p>5 processes</text:p>
                <draw:g>
                  <svg:desc>'Memmap cluster'.Z13:'Memmap cluster'.Z13</svg:desc>
                </draw:g>
              </table:table-cell>
              <table:table-cell office:value-type="string">
                <text:p>6 processes</text:p>
                <draw:g>
                  <svg:desc>'Memmap cluster'.AA13:'Memmap cluster'.AA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U14:'Memmap cluster'.U19</svg:desc>
                </draw:g>
              </table:table-cell>
              <table:table-cell office:value-type="float" office:value="639">
                <text:p>639</text:p>
                <draw:g>
                  <svg:desc>'Memmap cluster'.V14:'Memmap cluster'.V19</svg:desc>
                </draw:g>
              </table:table-cell>
              <table:table-cell office:value-type="float" office:value="1276">
                <text:p>1276</text:p>
                <draw:g>
                  <svg:desc>'Memmap cluster'.W14:'Memmap cluster'.W19</svg:desc>
                </draw:g>
              </table:table-cell>
              <table:table-cell office:value-type="float" office:value="1583">
                <text:p>1583</text:p>
                <draw:g>
                  <svg:desc>'Memmap cluster'.X14:'Memmap cluster'.X19</svg:desc>
                </draw:g>
              </table:table-cell>
              <table:table-cell office:value-type="float" office:value="1844">
                <text:p>1844</text:p>
                <draw:g>
                  <svg:desc>'Memmap cluster'.Y14:'Memmap cluster'.Y19</svg:desc>
                </draw:g>
              </table:table-cell>
              <table:table-cell office:value-type="float" office:value="2392">
                <text:p>2392</text:p>
                <draw:g>
                  <svg:desc>'Memmap cluster'.Z14:'Memmap cluster'.Z19</svg:desc>
                </draw:g>
              </table:table-cell>
              <table:table-cell office:value-type="float" office:value="2548.8">
                <text:p>2548.8</text:p>
                <draw:g>
                  <svg:desc>'Memmap cluster'.AA14:'Memmap cluster'.AA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40">
                <text:p>1240</text:p>
              </table:table-cell>
              <table:table-cell office:value-type="float" office:value="2478">
                <text:p>2478</text:p>
              </table:table-cell>
              <table:table-cell office:value-type="float" office:value="2915">
                <text:p>2915</text:p>
              </table:table-cell>
              <table:table-cell office:value-type="float" office:value="3485">
                <text:p>3485</text:p>
              </table:table-cell>
              <table:table-cell office:value-type="float" office:value="5126">
                <text:p>5126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442">
                <text:p>2442</text:p>
              </table:table-cell>
              <table:table-cell office:value-type="float" office:value="4880">
                <text:p>4880</text:p>
              </table:table-cell>
              <table:table-cell office:value-type="float" office:value="7047">
                <text:p>7047</text:p>
              </table:table-cell>
              <table:table-cell office:value-type="float" office:value="7622">
                <text:p>7622</text:p>
              </table:table-cell>
              <table:table-cell office:value-type="float" office:value="10056">
                <text:p>10056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845">
                <text:p>4845</text:p>
              </table:table-cell>
              <table:table-cell office:value-type="float" office:value="9684">
                <text:p>9684</text:p>
              </table:table-cell>
              <table:table-cell office:value-type="float" office:value="14515">
                <text:p>14515</text:p>
              </table:table-cell>
              <table:table-cell office:value-type="float" office:value="15092">
                <text:p>15092</text:p>
              </table:table-cell>
              <table:table-cell office:value-type="float" office:value="19928">
                <text:p>19928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651">
                <text:p>9651</text:p>
              </table:table-cell>
              <table:table-cell office:value-type="float" office:value="21096">
                <text:p>21096</text:p>
              </table:table-cell>
              <table:table-cell office:value-type="float" office:value="28915">
                <text:p>28915</text:p>
              </table:table-cell>
              <table:table-cell office:value-type="float" office:value="30030">
                <text:p>30030</text:p>
              </table:table-cell>
              <table:table-cell office:value-type="float" office:value="39662">
                <text:p>39662</text:p>
              </table:table-cell>
              <table:table-cell office:value-type="float" office:value="45032">
                <text:p>4503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64">
                <text:p>19264</text:p>
              </table:table-cell>
              <table:table-cell office:value-type="float" office:value="38504">
                <text:p>38504</text:p>
              </table:table-cell>
              <table:table-cell office:value-type="float" office:value="57716">
                <text:p>57716</text:p>
              </table:table-cell>
              <table:table-cell office:value-type="float" office:value="63029">
                <text:p>63029</text:p>
              </table:table-cell>
              <table:table-cell office:value-type="float" office:value="63610">
                <text:p>63610</text:p>
              </table:table-cell>
              <table:table-cell office:value-type="float" office:value="72138">
                <text:p>7213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27cm" svg:height="11.053cm" xlink:href=".." xlink:type="simple" chart:class="chart:line" chart:style-name="ch1">
        <chart:title svg:x="7.976cm" svg:y="0.357cm" chart:style-name="ch2">
          <text:p>Memory Consumption</text:p>
        </chart:title>
        <chart:subtitle svg:x="7.328cm" svg:y="1.357cm" chart:style-name="ch3">
          <text:p>With memmapping, local engine</text:p>
        </chart:subtitle>
        <chart:legend chart:legend-position="bottom" svg:x="1.309cm" svg:y="10.27cm" style:legend-expansion="wide" chart:style-name="ch4"/>
        <chart:plot-area chart:style-name="ch5" table:cell-range-address="'Memmap local'.K13:'Memmap local'.Q19" chart:data-source-has-labels="both" svg:x="1.417cm" svg:y="2.482cm" svg:width="18.098cm" svg:height="6.586cm">
          <chartooo:coordinate-region svg:x="2.7cm" svg:y="2.682cm" svg:width="16.059cm" svg:height="5.739cm"/>
          <chart:axis chart:dimension="x" chart:name="primary-x" chart:style-name="ch6" chartooo:axis-type="auto">
            <chartooo:date-scale/>
            <chart:title svg:x="9.813cm" svg:y="9.289cm" chart:style-name="ch7">
              <text:p>features</text:p>
            </chart:title>
            <chart:categories table:cell-range-address="'Memmap local'.K14:'Memmap local'.K19"/>
            <chart:grid chart:style-name="ch8" chart:class="major"/>
          </chart:axis>
          <chart:axis chart:dimension="y" chart:name="primary-y" chart:style-name="ch6">
            <chart:title svg:x="0.451cm" svg:y="6.798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local'.L14:'Memmap local'.L19" chart:label-cell-address="'Memmap local'.L13:'Memmap local'.L13" chart:class="chart:line">
            <chart:data-point chart:repeated="6"/>
          </chart:series>
          <chart:series chart:style-name="ch11" chart:values-cell-range-address="'Memmap local'.M14:'Memmap local'.M19" chart:label-cell-address="'Memmap local'.M13:'Memmap local'.M13" chart:class="chart:line">
            <chart:data-point chart:repeated="6"/>
          </chart:series>
          <chart:series chart:style-name="ch12" chart:values-cell-range-address="'Memmap local'.N14:'Memmap local'.N19" chart:label-cell-address="'Memmap local'.N13:'Memmap local'.N13" chart:class="chart:line">
            <chart:data-point chart:repeated="6"/>
          </chart:series>
          <chart:series chart:style-name="ch13" chart:values-cell-range-address="'Memmap local'.O14:'Memmap local'.O19" chart:label-cell-address="'Memmap local'.O13:'Memmap local'.O13" chart:class="chart:line">
            <chart:data-point chart:repeated="6"/>
          </chart:series>
          <chart:series chart:style-name="ch14" chart:values-cell-range-address="'Memmap local'.P14:'Memmap local'.P19" chart:label-cell-address="'Memmap local'.P13:'Memmap local'.P13" chart:class="chart:line">
            <chart:data-point chart:repeated="6"/>
          </chart:series>
          <chart:series chart:style-name="ch15" chart:values-cell-range-address="'Memmap local'.Q14:'Memmap local'.Q19" chart:label-cell-address="'Memmap local'.Q13:'Memmap local'.Q13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local'.L13:'Memmap local'.L13</svg:desc>
                </draw:g>
              </table:table-cell>
              <table:table-cell office:value-type="string">
                <text:p>2 processes</text:p>
                <draw:g>
                  <svg:desc>'Memmap local'.M13:'Memmap local'.M13</svg:desc>
                </draw:g>
              </table:table-cell>
              <table:table-cell office:value-type="string">
                <text:p>3 processes</text:p>
                <draw:g>
                  <svg:desc>'Memmap local'.N13:'Memmap local'.N13</svg:desc>
                </draw:g>
              </table:table-cell>
              <table:table-cell office:value-type="string">
                <text:p>4 processes</text:p>
                <draw:g>
                  <svg:desc>'Memmap local'.O13:'Memmap local'.O13</svg:desc>
                </draw:g>
              </table:table-cell>
              <table:table-cell office:value-type="string">
                <text:p>5 processes</text:p>
                <draw:g>
                  <svg:desc>'Memmap local'.P13:'Memmap local'.P13</svg:desc>
                </draw:g>
              </table:table-cell>
              <table:table-cell office:value-type="string">
                <text:p>6 processes</text:p>
                <draw:g>
                  <svg:desc>'Memmap local'.Q13:'Memmap local'.Q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K14:'Memmap local'.K19</svg:desc>
                </draw:g>
              </table:table-cell>
              <table:table-cell office:value-type="float" office:value="621">
                <text:p>621</text:p>
                <draw:g>
                  <svg:desc>'Memmap local'.L14:'Memmap local'.L19</svg:desc>
                </draw:g>
              </table:table-cell>
              <table:table-cell office:value-type="float" office:value="1361">
                <text:p>1361</text:p>
                <draw:g>
                  <svg:desc>'Memmap local'.M14:'Memmap local'.M19</svg:desc>
                </draw:g>
              </table:table-cell>
              <table:table-cell office:value-type="float" office:value="2263">
                <text:p>2263</text:p>
                <draw:g>
                  <svg:desc>'Memmap local'.N14:'Memmap local'.N19</svg:desc>
                </draw:g>
              </table:table-cell>
              <table:table-cell office:value-type="float" office:value="1872">
                <text:p>1872</text:p>
                <draw:g>
                  <svg:desc>'Memmap local'.O14:'Memmap local'.O19</svg:desc>
                </draw:g>
              </table:table-cell>
              <table:table-cell office:value-type="float" office:value="2291">
                <text:p>2291</text:p>
                <draw:g>
                  <svg:desc>'Memmap local'.P14:'Memmap local'.P19</svg:desc>
                </draw:g>
              </table:table-cell>
              <table:table-cell office:value-type="float" office:value="2534">
                <text:p>2534</text:p>
                <draw:g>
                  <svg:desc>'Memmap local'.Q14:'Memmap local'.Q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08">
                <text:p>1208</text:p>
              </table:table-cell>
              <table:table-cell office:value-type="float" office:value="2877">
                <text:p>2877</text:p>
              </table:table-cell>
              <table:table-cell office:value-type="float" office:value="4526">
                <text:p>4526</text:p>
              </table:table-cell>
              <table:table-cell office:value-type="float" office:value="3595">
                <text:p>3595</text:p>
              </table:table-cell>
              <table:table-cell office:value-type="float" office:value="4511">
                <text:p>4511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381">
                <text:p>2381</text:p>
              </table:table-cell>
              <table:table-cell office:value-type="float" office:value="5885">
                <text:p>5885</text:p>
              </table:table-cell>
              <table:table-cell office:value-type="float" office:value="7941">
                <text:p>7941</text:p>
              </table:table-cell>
              <table:table-cell office:value-type="float" office:value="7049">
                <text:p>7049</text:p>
              </table:table-cell>
              <table:table-cell office:value-type="float" office:value="9663">
                <text:p>9663</text:p>
              </table:table-cell>
              <table:table-cell office:value-type="float" office:value="10157">
                <text:p>1015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26">
                <text:p>4726</text:p>
              </table:table-cell>
              <table:table-cell office:value-type="float" office:value="16245">
                <text:p>16245</text:p>
              </table:table-cell>
              <table:table-cell office:value-type="float" office:value="15663">
                <text:p>15663</text:p>
              </table:table-cell>
              <table:table-cell office:value-type="float" office:value="15094">
                <text:p>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928">
                <text:p>1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522cm" svg:height="10.496cm" xlink:href=".." xlink:type="simple" chart:class="chart:line" chart:style-name="ch1">
        <chart:title svg:x="7.386cm" svg:y="0.345cm" chart:style-name="ch2">
          <text:p>Added Memory Consumption</text:p>
        </chart:title>
        <chart:subtitle svg:x="7.016cm" svg:y="1.333cm" chart:style-name="ch3">
          <text:p>Without memmapping, on the cluster</text:p>
        </chart:subtitle>
        <chart:legend chart:legend-position="bottom" svg:x="1.407cm" svg:y="9.713cm" style:legend-expansion="wide" chart:style-name="ch4"/>
        <chart:plot-area chart:style-name="ch5" table:cell-range-address="'No memmap cluster'.U13:'No memmap cluster'.AA19" chart:data-source-has-labels="both" svg:x="1.421cm" svg:y="2.434cm" svg:width="18.281cm" svg:height="6.089cm">
          <chartooo:coordinate-region svg:x="2.889cm" svg:y="2.633cm" svg:width="16.057cm" svg:height="5.243cm"/>
          <chart:axis chart:dimension="x" chart:name="primary-x" chart:style-name="ch6" chartooo:axis-type="auto">
            <chartooo:date-scale/>
            <chart:title svg:x="9.908cm" svg:y="8.732cm" chart:style-name="ch7">
              <text:p>features</text:p>
            </chart:title>
            <chart:categories table:cell-range-address="'No memmap cluster'.U14:'No memmap cluster'.U19"/>
            <chart:grid chart:style-name="ch8" chart:class="major"/>
          </chart:axis>
          <chart:axis chart:dimension="y" chart:name="primary-y" chart:style-name="ch9">
            <chart:title svg:x="0.451cm" svg:y="6.501cm" chart:style-name="ch10">
              <text:p>memory (MB)</text:p>
            </chart:title>
            <chart:grid chart:style-name="ch8" chart:class="major"/>
          </chart:axis>
          <chart:series chart:style-name="ch11" chart:values-cell-range-address="'No memmap cluster'.V14:'No memmap cluster'.V19" chart:label-cell-address="'No memmap cluster'.V13:'No memmap cluster'.V13" chart:class="chart:line">
            <chart:data-point chart:repeated="6"/>
          </chart:series>
          <chart:series chart:style-name="ch12" chart:values-cell-range-address="'No memmap cluster'.W14:'No memmap cluster'.W19" chart:label-cell-address="'No memmap cluster'.W13:'No memmap cluster'.W13" chart:class="chart:line">
            <chart:data-point chart:repeated="6"/>
          </chart:series>
          <chart:series chart:style-name="ch13" chart:values-cell-range-address="'No memmap cluster'.X14:'No memmap cluster'.X19" chart:label-cell-address="'No memmap cluster'.X13:'No memmap cluster'.X13" chart:class="chart:line">
            <chart:data-point chart:repeated="6"/>
          </chart:series>
          <chart:series chart:style-name="ch14" chart:values-cell-range-address="'No memmap cluster'.Y14:'No memmap cluster'.Y19" chart:label-cell-address="'No memmap cluster'.Y13:'No memmap cluster'.Y13" chart:class="chart:line">
            <chart:data-point chart:repeated="6"/>
          </chart:series>
          <chart:series chart:style-name="ch15" chart:values-cell-range-address="'No memmap cluster'.Z14:'No memmap cluster'.Z19" chart:label-cell-address="'No memmap cluster'.Z13:'No memmap cluster'.Z13" chart:class="chart:line">
            <chart:data-point chart:repeated="6"/>
          </chart:series>
          <chart:series chart:style-name="ch16" chart:values-cell-range-address="'No memmap cluster'.AA14:'No memmap cluster'.AA19" chart:label-cell-address="'No memmap cluster'.AA13:'No memmap cluster'.AA13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V13:'No memmap cluster'.V13</svg:desc>
                </draw:g>
              </table:table-cell>
              <table:table-cell office:value-type="string">
                <text:p>2 processes</text:p>
                <draw:g>
                  <svg:desc>'No memmap cluster'.W13:'No memmap cluster'.W13</svg:desc>
                </draw:g>
              </table:table-cell>
              <table:table-cell office:value-type="string">
                <text:p>3 processes</text:p>
                <draw:g>
                  <svg:desc>'No memmap cluster'.X13:'No memmap cluster'.X13</svg:desc>
                </draw:g>
              </table:table-cell>
              <table:table-cell office:value-type="string">
                <text:p>4 processes</text:p>
                <draw:g>
                  <svg:desc>'No memmap cluster'.Y13:'No memmap cluster'.Y13</svg:desc>
                </draw:g>
              </table:table-cell>
              <table:table-cell office:value-type="string">
                <text:p>5 processes</text:p>
                <draw:g>
                  <svg:desc>'No memmap cluster'.Z13:'No memmap cluster'.Z13</svg:desc>
                </draw:g>
              </table:table-cell>
              <table:table-cell office:value-type="string">
                <text:p>6 processes</text:p>
                <draw:g>
                  <svg:desc>'No memmap cluster'.AA13:'No memmap cluster'.AA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U14:'No memmap cluster'.U19</svg:desc>
                </draw:g>
              </table:table-cell>
              <table:table-cell office:value-type="float" office:value="705">
                <text:p>705</text:p>
                <draw:g>
                  <svg:desc>'No memmap cluster'.V14:'No memmap cluster'.V19</svg:desc>
                </draw:g>
              </table:table-cell>
              <table:table-cell office:value-type="float" office:value="1410">
                <text:p>1410</text:p>
                <draw:g>
                  <svg:desc>'No memmap cluster'.W14:'No memmap cluster'.W19</svg:desc>
                </draw:g>
              </table:table-cell>
              <table:table-cell office:value-type="float" office:value="1715">
                <text:p>1715</text:p>
                <draw:g>
                  <svg:desc>'No memmap cluster'.X14:'No memmap cluster'.X19</svg:desc>
                </draw:g>
              </table:table-cell>
              <table:table-cell office:value-type="float" office:value="2288">
                <text:p>2288</text:p>
                <draw:g>
                  <svg:desc>'No memmap cluster'.Y14:'No memmap cluster'.Y19</svg:desc>
                </draw:g>
              </table:table-cell>
              <table:table-cell office:value-type="float" office:value="2992">
                <text:p>2992</text:p>
                <draw:g>
                  <svg:desc>'No memmap cluster'.Z14:'No memmap cluster'.Z19</svg:desc>
                </draw:g>
              </table:table-cell>
              <table:table-cell office:value-type="float" office:value="3430.8">
                <text:p>3430.8</text:p>
                <draw:g>
                  <svg:desc>'No memmap cluster'.AA14:'No memmap cluster'.AA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73">
                <text:p>1373</text:p>
              </table:table-cell>
              <table:table-cell office:value-type="float" office:value="2744">
                <text:p>2744</text:p>
              </table:table-cell>
              <table:table-cell office:value-type="float" office:value="4116">
                <text:p>4116</text:p>
              </table:table-cell>
              <table:table-cell office:value-type="float" office:value="4424">
                <text:p>4424</text:p>
              </table:table-cell>
              <table:table-cell office:value-type="float" office:value="5793">
                <text:p>5793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07">
                <text:p>2707</text:p>
              </table:table-cell>
              <table:table-cell office:value-type="float" office:value="5412">
                <text:p>5412</text:p>
              </table:table-cell>
              <table:table-cell office:value-type="float" office:value="8115">
                <text:p>8115</text:p>
              </table:table-cell>
              <table:table-cell office:value-type="float" office:value="8688">
                <text:p>8688</text:p>
              </table:table-cell>
              <table:table-cell office:value-type="float" office:value="11392">
                <text:p>11392</text:p>
              </table:table-cell>
              <table:table-cell office:value-type="float" office:value="13033">
                <text:p>130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376">
                <text:p>5376</text:p>
              </table:table-cell>
              <table:table-cell office:value-type="float" office:value="10746">
                <text:p>10746</text:p>
              </table:table-cell>
              <table:table-cell office:value-type="float" office:value="16116">
                <text:p>16116</text:p>
              </table:table-cell>
              <table:table-cell office:value-type="float" office:value="17223">
                <text:p>17223</text:p>
              </table:table-cell>
              <table:table-cell office:value-type="float" office:value="22591">
                <text:p>22591</text:p>
              </table:table-cell>
              <table:table-cell office:value-type="float" office:value="25830">
                <text:p>2583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714">
                <text:p>10714</text:p>
              </table:table-cell>
              <table:table-cell office:value-type="float" office:value="21416">
                <text:p>21416</text:p>
              </table:table-cell>
              <table:table-cell office:value-type="float" office:value="32116">
                <text:p>32116</text:p>
              </table:table-cell>
              <table:table-cell office:value-type="float" office:value="34292">
                <text:p>34292</text:p>
              </table:table-cell>
              <table:table-cell office:value-type="float" office:value="44994">
                <text:p>44994</text:p>
              </table:table-cell>
              <table:table-cell office:value-type="float" office:value="51432">
                <text:p>5143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1389">
                <text:p>21389</text:p>
              </table:table-cell>
              <table:table-cell office:value-type="float" office:value="30566">
                <text:p>30566</text:p>
              </table:table-cell>
              <table:table-cell office:value-type="float" office:value="53039">
                <text:p>53039</text:p>
              </table:table-cell>
              <table:table-cell office:value-type="float" office:value="55886">
                <text:p>55886</text:p>
              </table:table-cell>
              <table:table-cell office:value-type="float" office:value="80200">
                <text:p>80200</text:p>
              </table:table-cell>
              <table:table-cell office:value-type="float" office:value="90205">
                <text:p>9020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15cm" chart:symbol-height="0.1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15cm" chart:symbol-height="0.1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1cm" chart:symbol-height="0.1cm"/>
    </style:style>
    <style:style style:name="ch14" style:family="chart" style:data-style-name="N3">
      <style:chart-properties chart:symbol-type="named-symbol" chart:symbol-name="arrow-up" chart:symbol-width="0.15cm" chart:symbol-height="0.15cm">
        <chart:symbol-image xlink:href="Pictures/20000011000000DD000000DD6A4377B3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arrow-right" chart:symbol-width="0.15cm" chart:symbol-height="0.1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arrow-left" chart:symbol-width="0.15cm" chart:symbol-height="0.1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15cm" svg:height="10.461cm" xlink:href=".." xlink:type="simple" chart:class="chart:line" chart:style-name="ch1">
        <chart:title svg:x="8.338cm" svg:y="0.345cm" chart:style-name="ch2">
          <text:p>Time Consumption</text:p>
        </chart:title>
        <chart:subtitle svg:x="7.107cm" svg:y="1.333cm" chart:style-name="ch3">
          <text:p>Without memmapping, local engine</text:p>
        </chart:subtitle>
        <chart:legend chart:legend-position="bottom" svg:x="1.353cm" svg:y="9.678cm" style:legend-expansion="wide" chart:style-name="ch4"/>
        <chart:plot-area chart:style-name="ch5" table:cell-range-address="'No memmap local'.A13:'No memmap local'.G19" chart:data-source-has-labels="both" svg:x="1.419cm" svg:y="2.434cm" svg:width="18.18cm" svg:height="6.054cm">
          <chartooo:coordinate-region svg:x="2.517cm" svg:y="2.633cm" svg:width="16.326cm" svg:height="5.208cm"/>
          <chart:axis chart:dimension="x" chart:name="primary-x" chart:style-name="ch6" chartooo:axis-type="auto">
            <chartooo:date-scale/>
            <chart:title svg:x="9.856cm" svg:y="8.697cm" chart:style-name="ch7">
              <text:p>features</text:p>
            </chart:title>
            <chart:categories table:cell-range-address="'No memmap local'.A14:'No memmap local'.A19"/>
            <chart:grid chart:style-name="ch8" chart:class="major"/>
          </chart:axis>
          <chart:axis chart:dimension="y" chart:name="primary-y" chart:style-name="ch6">
            <chart:title svg:x="0.451cm" svg:y="6.074cm" chart:style-name="ch9">
              <text:p>time (s)</text:p>
            </chart:title>
            <chart:grid chart:style-name="ch8" chart:class="major"/>
          </chart:axis>
          <chart:series chart:style-name="ch10" chart:values-cell-range-address="'No memmap local'.B14:'No memmap local'.B19" chart:label-cell-address="'No memmap local'.B13:'No memmap local'.B13" chart:class="chart:line">
            <chart:data-point chart:repeated="6"/>
          </chart:series>
          <chart:series chart:style-name="ch11" chart:values-cell-range-address="'No memmap local'.C14:'No memmap local'.C19" chart:label-cell-address="'No memmap local'.C13:'No memmap local'.C13" chart:class="chart:line">
            <chart:data-point chart:repeated="6"/>
          </chart:series>
          <chart:series chart:style-name="ch12" chart:values-cell-range-address="'No memmap local'.D14:'No memmap local'.D19" chart:label-cell-address="'No memmap local'.D13:'No memmap local'.D13" chart:class="chart:line">
            <chart:data-point chart:repeated="3"/>
            <chart:data-point chart:style-name="ch13"/>
            <chart:data-point chart:repeated="2"/>
          </chart:series>
          <chart:series chart:style-name="ch14" chart:values-cell-range-address="'No memmap local'.E14:'No memmap local'.E19" chart:label-cell-address="'No memmap local'.E13:'No memmap local'.E13" chart:class="chart:line">
            <chart:data-point chart:repeated="6"/>
          </chart:series>
          <chart:series chart:style-name="ch15" chart:values-cell-range-address="'No memmap local'.F14:'No memmap local'.F19" chart:label-cell-address="'No memmap local'.F13:'No memmap local'.F13" chart:class="chart:line">
            <chart:data-point chart:repeated="6"/>
          </chart:series>
          <chart:series chart:style-name="ch16" chart:values-cell-range-address="'No memmap local'.G14:'No memmap local'.G19" chart:label-cell-address="'No memmap local'.G13:'No memmap local'.G13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B13:'No memmap local'.B13</svg:desc>
                </draw:g>
              </table:table-cell>
              <table:table-cell office:value-type="string">
                <text:p>2 processes</text:p>
                <draw:g>
                  <svg:desc>'No memmap local'.C13:'No memmap local'.C13</svg:desc>
                </draw:g>
              </table:table-cell>
              <table:table-cell office:value-type="string">
                <text:p>3 processes</text:p>
                <draw:g>
                  <svg:desc>'No memmap local'.D13:'No memmap local'.D13</svg:desc>
                </draw:g>
              </table:table-cell>
              <table:table-cell office:value-type="string">
                <text:p>4 processes</text:p>
                <draw:g>
                  <svg:desc>'No memmap local'.E13:'No memmap local'.E13</svg:desc>
                </draw:g>
              </table:table-cell>
              <table:table-cell office:value-type="string">
                <text:p>5 processes</text:p>
                <draw:g>
                  <svg:desc>'No memmap local'.F13:'No memmap local'.F13</svg:desc>
                </draw:g>
              </table:table-cell>
              <table:table-cell office:value-type="string">
                <text:p>6 processes</text:p>
                <draw:g>
                  <svg:desc>'No memmap local'.G13:'No memmap local'.G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A14:'No memmap local'.A19</svg:desc>
                </draw:g>
              </table:table-cell>
              <table:table-cell office:value-type="float" office:value="80">
                <text:p>80</text:p>
                <draw:g>
                  <svg:desc>'No memmap local'.B14:'No memmap local'.B19</svg:desc>
                </draw:g>
              </table:table-cell>
              <table:table-cell office:value-type="float" office:value="75">
                <text:p>75</text:p>
                <draw:g>
                  <svg:desc>'No memmap local'.C14:'No memmap local'.C19</svg:desc>
                </draw:g>
              </table:table-cell>
              <table:table-cell office:value-type="float" office:value="90">
                <text:p>90</text:p>
                <draw:g>
                  <svg:desc>'No memmap local'.D14:'No memmap local'.D19</svg:desc>
                </draw:g>
              </table:table-cell>
              <table:table-cell office:value-type="float" office:value="106">
                <text:p>106</text:p>
                <draw:g>
                  <svg:desc>'No memmap local'.E14:'No memmap local'.E19</svg:desc>
                </draw:g>
              </table:table-cell>
              <table:table-cell office:value-type="float" office:value="126">
                <text:p>126</text:p>
                <draw:g>
                  <svg:desc>'No memmap local'.F14:'No memmap local'.F19</svg:desc>
                </draw:g>
              </table:table-cell>
              <table:table-cell office:value-type="float" office:value="137">
                <text:p>137</text:p>
                <draw:g>
                  <svg:desc>'No memmap local'.G14:'No memmap local'.G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74">
                <text:p>174</text:p>
              </table:table-cell>
              <table:table-cell office:value-type="float" office:value="207">
                <text:p>207</text:p>
              </table:table-cell>
              <table:table-cell office:value-type="float" office:value="253">
                <text:p>25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08">
                <text:p>608</text:p>
              </table:table-cell>
              <table:table-cell office:value-type="float" office:value="761">
                <text:p>761</text:p>
              </table:table-cell>
              <table:table-cell office:value-type="float" office:value="971">
                <text:p>97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 style:data-style-name="N3">
      <style:chart-properties chart:symbol-type="named-symbol" chart:symbol-name="diamond" chart:symbol-width="0.15cm" chart:symbol-height="0.1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down" chart:symbol-width="0.15cm" chart:symbol-height="0.1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up" chart:symbol-width="0.15cm" chart:symbol-height="0.15cm">
        <chart:symbol-image xlink:href="Pictures/20000011000000DD000000DD6A4377B3.svm" xlink:type="simple" xlink:actuate="onLoad"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arrow-right" chart:symbol-width="0.15cm" chart:symbol-height="0.1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arrow-left" chart:symbol-width="0.15cm" chart:symbol-height="0.1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92cm" svg:height="10.487cm" xlink:href=".." xlink:type="simple" chart:class="chart:line" chart:style-name="ch1">
        <chart:title svg:x="7.859cm" svg:y="0.345cm" chart:style-name="ch2">
          <text:p>Memory Consumption</text:p>
        </chart:title>
        <chart:subtitle svg:x="7.303cm" svg:y="1.333cm" chart:style-name="ch3">
          <text:p>Without memmap, local engine</text:p>
        </chart:subtitle>
        <chart:legend chart:legend-position="bottom" svg:x="1.192cm" svg:y="9.704cm" style:legend-expansion="wide" chart:style-name="ch4"/>
        <chart:plot-area chart:style-name="ch5" table:cell-range-address="'No memmap local'.K13:'No memmap local'.Q19" chart:data-source-has-labels="both" svg:x="1.412cm" svg:y="2.434cm" svg:width="17.878cm" svg:height="6.08cm">
          <chartooo:coordinate-region svg:x="2.695cm" svg:y="2.633cm" svg:width="15.839cm" svg:height="5.234cm"/>
          <chart:axis chart:dimension="x" chart:name="primary-x" chart:style-name="ch6" chartooo:axis-type="auto">
            <chartooo:date-scale/>
            <chart:title svg:x="9.698cm" svg:y="8.723cm" chart:style-name="ch7">
              <text:p>features</text:p>
            </chart:title>
            <chart:categories table:cell-range-address="'No memmap local'.K14:'No memmap local'.K19"/>
            <chart:grid chart:style-name="ch8" chart:class="major"/>
          </chart:axis>
          <chart:axis chart:dimension="y" chart:name="primary-y" chart:style-name="ch6">
            <chart:title svg:x="0.451cm" svg:y="6.497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local'.L14:'No memmap local'.L19" chart:label-cell-address="'No memmap local'.L13:'No memmap local'.L13" chart:class="chart:line">
            <chart:data-point chart:repeated="4"/>
            <chart:data-point chart:style-name="ch11"/>
            <chart:data-point/>
          </chart:series>
          <chart:series chart:style-name="ch12" chart:values-cell-range-address="'No memmap local'.M14:'No memmap local'.M19" chart:label-cell-address="'No memmap local'.M13:'No memmap local'.M13" chart:class="chart:line">
            <chart:data-point chart:repeated="6"/>
          </chart:series>
          <chart:series chart:style-name="ch13" chart:values-cell-range-address="'No memmap local'.N14:'No memmap local'.N19" chart:label-cell-address="'No memmap local'.N13:'No memmap local'.N13" chart:class="chart:line">
            <chart:data-point chart:repeated="6"/>
          </chart:series>
          <chart:series chart:style-name="ch14" chart:values-cell-range-address="'No memmap local'.O14:'No memmap local'.O19" chart:label-cell-address="'No memmap local'.O13:'No memmap local'.O13" chart:class="chart:line">
            <chart:data-point chart:repeated="6"/>
          </chart:series>
          <chart:series chart:style-name="ch15" chart:values-cell-range-address="'No memmap local'.P14:'No memmap local'.P19" chart:label-cell-address="'No memmap local'.P13:'No memmap local'.P13" chart:class="chart:line">
            <chart:data-point chart:repeated="6"/>
          </chart:series>
          <chart:series chart:style-name="ch16" chart:values-cell-range-address="'No memmap local'.Q14:'No memmap local'.Q19" chart:label-cell-address="'No memmap local'.Q13:'No memmap local'.Q13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local'.L13:'No memmap local'.L13</svg:desc>
                </draw:g>
              </table:table-cell>
              <table:table-cell office:value-type="string">
                <text:p>2 processes</text:p>
                <draw:g>
                  <svg:desc>'No memmap local'.M13:'No memmap local'.M13</svg:desc>
                </draw:g>
              </table:table-cell>
              <table:table-cell office:value-type="string">
                <text:p>3 processes</text:p>
                <draw:g>
                  <svg:desc>'No memmap local'.N13:'No memmap local'.N13</svg:desc>
                </draw:g>
              </table:table-cell>
              <table:table-cell office:value-type="string">
                <text:p>4 processes</text:p>
                <draw:g>
                  <svg:desc>'No memmap local'.O13:'No memmap local'.O13</svg:desc>
                </draw:g>
              </table:table-cell>
              <table:table-cell office:value-type="string">
                <text:p>5 processes</text:p>
                <draw:g>
                  <svg:desc>'No memmap local'.P13:'No memmap local'.P13</svg:desc>
                </draw:g>
              </table:table-cell>
              <table:table-cell office:value-type="string">
                <text:p>6 processes</text:p>
                <draw:g>
                  <svg:desc>'No memmap local'.Q13:'No memmap local'.Q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local'.K14:'No memmap local'.K19</svg:desc>
                </draw:g>
              </table:table-cell>
              <table:table-cell office:value-type="float" office:value="687">
                <text:p>687</text:p>
                <draw:g>
                  <svg:desc>'No memmap local'.L14:'No memmap local'.L19</svg:desc>
                </draw:g>
              </table:table-cell>
              <table:table-cell office:value-type="float" office:value="1982">
                <text:p>1982</text:p>
                <draw:g>
                  <svg:desc>'No memmap local'.M14:'No memmap local'.M19</svg:desc>
                </draw:g>
              </table:table-cell>
              <table:table-cell office:value-type="float" office:value="3228">
                <text:p>3228</text:p>
                <draw:g>
                  <svg:desc>'No memmap local'.N14:'No memmap local'.N19</svg:desc>
                </draw:g>
              </table:table-cell>
              <table:table-cell office:value-type="float" office:value="3240">
                <text:p>3240</text:p>
                <draw:g>
                  <svg:desc>'No memmap local'.O14:'No memmap local'.O19</svg:desc>
                </draw:g>
              </table:table-cell>
              <table:table-cell office:value-type="float" office:value="3827">
                <text:p>3827</text:p>
                <draw:g>
                  <svg:desc>'No memmap local'.P14:'No memmap local'.P19</svg:desc>
                </draw:g>
              </table:table-cell>
              <table:table-cell office:value-type="float" office:value="4355">
                <text:p>4355</text:p>
                <draw:g>
                  <svg:desc>'No memmap local'.Q14:'No memmap local'.Q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40">
                <text:p>1340</text:p>
              </table:table-cell>
              <table:table-cell office:value-type="float" office:value="4445">
                <text:p>4445</text:p>
              </table:table-cell>
              <table:table-cell office:value-type="float" office:value="5967">
                <text:p>5967</text:p>
              </table:table-cell>
              <table:table-cell office:value-type="float" office:value="6019">
                <text:p>6019</text:p>
              </table:table-cell>
              <table:table-cell office:value-type="float" office:value="8830">
                <text:p>8830</text:p>
              </table:table-cell>
              <table:table-cell office:value-type="float" office:value="8167">
                <text:p>81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646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258">
                <text:p>5258</text:p>
              </table:table-cell>
              <table:table-cell office:value-type="float" office:value="18823">
                <text:p>18823</text:p>
              </table:table-cell>
              <table:table-cell office:value-type="float" office:value="23507">
                <text:p>23507</text:p>
              </table:table-cell>
              <table:table-cell office:value-type="float" office:value="23101">
                <text:p>2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483">
                <text:p>1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44cm" svg:height="10.514cm" xlink:href=".." xlink:type="simple" chart:class="chart:line" chart:style-name="ch1">
        <chart:title svg:x="8.303cm" svg:y="0.346cm" chart:style-name="ch2">
          <text:p>Time Consumption</text:p>
        </chart:title>
        <chart:subtitle svg:x="7.191cm" svg:y="1.335cm" chart:style-name="ch3">
          <text:p>With memmapping, on the cluster</text:p>
        </chart:subtitle>
        <chart:legend chart:legend-position="bottom" svg:x="1.318cm" svg:y="9.731cm" style:legend-expansion="wide" chart:style-name="ch4"/>
        <chart:plot-area chart:style-name="ch5" table:cell-range-address="'Memmap cluster'.A13:'Memmap cluster'.G19" chart:data-source-has-labels="both" svg:x="1.417cm" svg:y="2.438cm" svg:width="18.115cm" svg:height="6.102cm">
          <chartooo:coordinate-region svg:x="2.515cm" svg:y="2.637cm" svg:width="16.261cm" svg:height="5.256cm"/>
          <chart:axis chart:dimension="x" chart:name="primary-x" chart:style-name="ch6" chartooo:axis-type="auto">
            <chartooo:date-scale/>
            <chart:title svg:x="9.821cm" svg:y="8.75cm" chart:style-name="ch7">
              <text:p>features</text:p>
            </chart:title>
            <chart:categories table:cell-range-address="'Memmap cluster'.A14:'Memmap cluster'.A19"/>
            <chart:grid chart:style-name="ch8" chart:class="major"/>
          </chart:axis>
          <chart:axis chart:dimension="y" chart:name="primary-y" chart:style-name="ch6">
            <chart:title svg:x="0.451cm" svg:y="6.102cm" chart:style-name="ch9">
              <text:p>time (s)</text:p>
            </chart:title>
            <chart:grid chart:style-name="ch8" chart:class="major"/>
          </chart:axis>
          <chart:series chart:style-name="ch10" chart:values-cell-range-address="'Memmap cluster'.B14:'Memmap cluster'.B19" chart:label-cell-address="'Memmap cluster'.B13:'Memmap cluster'.B13" chart:class="chart:line">
            <chart:data-point chart:repeated="6"/>
          </chart:series>
          <chart:series chart:style-name="ch11" chart:values-cell-range-address="'Memmap cluster'.C14:'Memmap cluster'.C19" chart:label-cell-address="'Memmap cluster'.C13:'Memmap cluster'.C13" chart:class="chart:line">
            <chart:data-point chart:repeated="6"/>
          </chart:series>
          <chart:series chart:style-name="ch12" chart:values-cell-range-address="'Memmap cluster'.D14:'Memmap cluster'.D19" chart:label-cell-address="'Memmap cluster'.D13:'Memmap cluster'.D13" chart:class="chart:line">
            <chart:data-point chart:repeated="6"/>
          </chart:series>
          <chart:series chart:style-name="ch13" chart:values-cell-range-address="'Memmap cluster'.E14:'Memmap cluster'.E19" chart:label-cell-address="'Memmap cluster'.E13:'Memmap cluster'.E13" chart:class="chart:line">
            <chart:data-point chart:repeated="6"/>
          </chart:series>
          <chart:series chart:style-name="ch14" chart:values-cell-range-address="'Memmap cluster'.F14:'Memmap cluster'.F19" chart:label-cell-address="'Memmap cluster'.F13:'Memmap cluster'.F13" chart:class="chart:line">
            <chart:data-point chart:repeated="6"/>
          </chart:series>
          <chart:series chart:style-name="ch15" chart:values-cell-range-address="'Memmap cluster'.G14:'Memmap cluster'.G19" chart:label-cell-address="'Memmap cluster'.G13:'Memmap cluster'.G13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B13:'Memmap cluster'.B13</svg:desc>
                </draw:g>
              </table:table-cell>
              <table:table-cell office:value-type="string">
                <text:p>2 processes</text:p>
                <draw:g>
                  <svg:desc>'Memmap cluster'.C13:'Memmap cluster'.C13</svg:desc>
                </draw:g>
              </table:table-cell>
              <table:table-cell office:value-type="string">
                <text:p>3 processes</text:p>
                <draw:g>
                  <svg:desc>'Memmap cluster'.D13:'Memmap cluster'.D13</svg:desc>
                </draw:g>
              </table:table-cell>
              <table:table-cell office:value-type="string">
                <text:p>4 processes</text:p>
                <draw:g>
                  <svg:desc>'Memmap cluster'.E13:'Memmap cluster'.E13</svg:desc>
                </draw:g>
              </table:table-cell>
              <table:table-cell office:value-type="string">
                <text:p>5 processes</text:p>
                <draw:g>
                  <svg:desc>'Memmap cluster'.F13:'Memmap cluster'.F13</svg:desc>
                </draw:g>
              </table:table-cell>
              <table:table-cell office:value-type="string">
                <text:p>6 processes</text:p>
                <draw:g>
                  <svg:desc>'Memmap cluster'.G13:'Memmap cluster'.G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A14:'Memmap cluster'.A19</svg:desc>
                </draw:g>
              </table:table-cell>
              <table:table-cell office:value-type="float" office:value="223">
                <text:p>223</text:p>
                <draw:g>
                  <svg:desc>'Memmap cluster'.B14:'Memmap cluster'.B19</svg:desc>
                </draw:g>
              </table:table-cell>
              <table:table-cell office:value-type="float" office:value="153">
                <text:p>153</text:p>
                <draw:g>
                  <svg:desc>'Memmap cluster'.C14:'Memmap cluster'.C19</svg:desc>
                </draw:g>
              </table:table-cell>
              <table:table-cell office:value-type="float" office:value="126">
                <text:p>126</text:p>
                <draw:g>
                  <svg:desc>'Memmap cluster'.D14:'Memmap cluster'.D19</svg:desc>
                </draw:g>
              </table:table-cell>
              <table:table-cell office:value-type="float" office:value="101">
                <text:p>101</text:p>
                <draw:g>
                  <svg:desc>'Memmap cluster'.E14:'Memmap cluster'.E19</svg:desc>
                </draw:g>
              </table:table-cell>
              <table:table-cell office:value-type="float" office:value="127">
                <text:p>127</text:p>
                <draw:g>
                  <svg:desc>'Memmap cluster'.F14:'Memmap cluster'.F19</svg:desc>
                </draw:g>
              </table:table-cell>
              <table:table-cell office:value-type="float" office:value="94">
                <text:p>94</text:p>
                <draw:g>
                  <svg:desc>'Memmap cluster'.G14:'Memmap cluster'.G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1">
                <text:p>411</text:p>
              </table:table-cell>
              <table:table-cell office:value-type="float" office:value="282">
                <text:p>282</text:p>
              </table:table-cell>
              <table:table-cell office:value-type="float" office:value="236">
                <text:p>236</text:p>
              </table:table-cell>
              <table:table-cell office:value-type="float" office:value="193">
                <text:p>193</text:p>
              </table:table-cell>
              <table:table-cell office:value-type="float" office:value="234">
                <text:p>2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88">
                <text:p>888</text:p>
              </table:table-cell>
              <table:table-cell office:value-type="float" office:value="765">
                <text:p>765</text:p>
              </table:table-cell>
              <table:table-cell office:value-type="float" office:value="477">
                <text:p>477</text:p>
              </table:table-cell>
              <table:table-cell office:value-type="float" office:value="342">
                <text:p>342</text:p>
              </table:table-cell>
              <table:table-cell office:value-type="float" office:value="434">
                <text:p>43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599">
                <text:p>1599</text:p>
              </table:table-cell>
              <table:table-cell office:value-type="float" office:value="1316">
                <text:p>1316</text:p>
              </table:table-cell>
              <table:table-cell office:value-type="float" office:value="1042">
                <text:p>1042</text:p>
              </table:table-cell>
              <table:table-cell office:value-type="float" office:value="891">
                <text:p>891</text:p>
              </table:table-cell>
              <table:table-cell office:value-type="float" office:value="942">
                <text:p>94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292">
                <text:p>3292</text:p>
              </table:table-cell>
              <table:table-cell office:value-type="float" office:value="2914">
                <text:p>2914</text:p>
              </table:table-cell>
              <table:table-cell office:value-type="float" office:value="2339">
                <text:p>2339</text:p>
              </table:table-cell>
              <table:table-cell office:value-type="float" office:value="1712">
                <text:p>1712</text:p>
              </table:table-cell>
              <table:table-cell office:value-type="float" office:value="1900">
                <text:p>190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812">
                <text:p>7812</text:p>
              </table:table-cell>
              <table:table-cell office:value-type="float" office:value="5890">
                <text:p>5890</text:p>
              </table:table-cell>
              <table:table-cell office:value-type="float" office:value="4104">
                <text:p>4104</text:p>
              </table:table-cell>
              <table:table-cell office:value-type="float" office:value="3601">
                <text:p>3601</text:p>
              </table:table-cell>
              <table:table-cell office:value-type="float" office:value="8350">
                <text:p>8350</text:p>
              </table:table-cell>
              <table:table-cell office:value-type="float" office:value="4641">
                <text:p>46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4cm" svg:height="10.46cm" xlink:href=".." xlink:type="simple" chart:class="chart:line" chart:style-name="ch1">
        <chart:title svg:x="7.123cm" svg:y="0.345cm" chart:style-name="ch2">
          <text:p>Average Memory Consumption</text:p>
        </chart:title>
        <chart:subtitle svg:x="7.189cm" svg:y="1.333cm" chart:style-name="ch3">
          <text:p>With memmapping, on the cluster</text:p>
        </chart:subtitle>
        <chart:legend chart:legend-position="bottom" svg:x="1.316cm" svg:y="9.677cm" style:legend-expansion="wide" chart:style-name="ch4"/>
        <chart:plot-area chart:style-name="ch5" table:cell-range-address="'Memmap cluster'.K13:'Memmap cluster'.Q19" chart:data-source-has-labels="both" svg:x="1.417cm" svg:y="2.434cm" svg:width="18.111cm" svg:height="6.053cm">
          <chartooo:coordinate-region svg:x="2.7cm" svg:y="2.633cm" svg:width="16.072cm" svg:height="5.207cm"/>
          <chart:axis chart:dimension="x" chart:name="primary-x" chart:style-name="ch6" chartooo:axis-type="auto">
            <chartooo:date-scale/>
            <chart:title svg:x="9.819cm" svg:y="8.696cm" chart:style-name="ch7">
              <text:p>features</text:p>
            </chart:title>
            <chart:categories table:cell-range-address="'Memmap cluster'.K14:'Memmap cluster'.K19"/>
            <chart:grid chart:style-name="ch8" chart:class="major"/>
          </chart:axis>
          <chart:axis chart:dimension="y" chart:name="primary-y" chart:style-name="ch6">
            <chart:title svg:x="0.451cm" svg:y="6.483cm" chart:style-name="ch9">
              <text:p>memory (MB)</text:p>
            </chart:title>
            <chart:grid chart:style-name="ch8" chart:class="major"/>
          </chart:axis>
          <chart:series chart:style-name="ch10" chart:values-cell-range-address="'Memmap cluster'.L14:'Memmap cluster'.L19" chart:label-cell-address="'Memmap cluster'.L13:'Memmap cluster'.L13" chart:class="chart:line">
            <chart:data-point chart:repeated="6"/>
          </chart:series>
          <chart:series chart:style-name="ch11" chart:values-cell-range-address="'Memmap cluster'.M14:'Memmap cluster'.M19" chart:label-cell-address="'Memmap cluster'.M13:'Memmap cluster'.M13" chart:class="chart:line">
            <chart:data-point chart:repeated="6"/>
          </chart:series>
          <chart:series chart:style-name="ch12" chart:values-cell-range-address="'Memmap cluster'.N14:'Memmap cluster'.N19" chart:label-cell-address="'Memmap cluster'.N13:'Memmap cluster'.N13" chart:class="chart:line">
            <chart:data-point chart:repeated="6"/>
          </chart:series>
          <chart:series chart:style-name="ch13" chart:values-cell-range-address="'Memmap cluster'.O14:'Memmap cluster'.O19" chart:label-cell-address="'Memmap cluster'.O13:'Memmap cluster'.O13" chart:class="chart:line">
            <chart:data-point chart:repeated="6"/>
          </chart:series>
          <chart:series chart:style-name="ch14" chart:values-cell-range-address="'Memmap cluster'.P14:'Memmap cluster'.P19" chart:label-cell-address="'Memmap cluster'.P13:'Memmap cluster'.P13" chart:class="chart:line">
            <chart:data-point chart:repeated="6"/>
          </chart:series>
          <chart:series chart:style-name="ch15" chart:values-cell-range-address="'Memmap cluster'.Q14:'Memmap cluster'.Q19" chart:label-cell-address="'Memmap cluster'.Q13:'Memmap cluster'.Q13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Memmap cluster'.L13:'Memmap cluster'.L13</svg:desc>
                </draw:g>
              </table:table-cell>
              <table:table-cell office:value-type="string">
                <text:p>2 processes</text:p>
                <draw:g>
                  <svg:desc>'Memmap cluster'.M13:'Memmap cluster'.M13</svg:desc>
                </draw:g>
              </table:table-cell>
              <table:table-cell office:value-type="string">
                <text:p>3 processes</text:p>
                <draw:g>
                  <svg:desc>'Memmap cluster'.N13:'Memmap cluster'.N13</svg:desc>
                </draw:g>
              </table:table-cell>
              <table:table-cell office:value-type="string">
                <text:p>4 processes</text:p>
                <draw:g>
                  <svg:desc>'Memmap cluster'.O13:'Memmap cluster'.O13</svg:desc>
                </draw:g>
              </table:table-cell>
              <table:table-cell office:value-type="string">
                <text:p>5 processes</text:p>
                <draw:g>
                  <svg:desc>'Memmap cluster'.P13:'Memmap cluster'.P13</svg:desc>
                </draw:g>
              </table:table-cell>
              <table:table-cell office:value-type="string">
                <text:p>6 processes</text:p>
                <draw:g>
                  <svg:desc>'Memmap cluster'.Q13:'Memmap cluster'.Q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cluster'.K14:'Memmap cluster'.K19</svg:desc>
                </draw:g>
              </table:table-cell>
              <table:table-cell office:value-type="float" office:value="639">
                <text:p>639</text:p>
                <draw:g>
                  <svg:desc>'Memmap cluster'.L14:'Memmap cluster'.L19</svg:desc>
                </draw:g>
              </table:table-cell>
              <table:table-cell office:value-type="float" office:value="638">
                <text:p>638</text:p>
                <draw:g>
                  <svg:desc>'Memmap cluster'.M14:'Memmap cluster'.M19</svg:desc>
                </draw:g>
              </table:table-cell>
              <table:table-cell office:value-type="float" office:value="527.666666666667">
                <text:p>527.666666666667</text:p>
                <draw:g>
                  <svg:desc>'Memmap cluster'.N14:'Memmap cluster'.N19</svg:desc>
                </draw:g>
              </table:table-cell>
              <table:table-cell office:value-type="float" office:value="461">
                <text:p>461</text:p>
                <draw:g>
                  <svg:desc>'Memmap cluster'.O14:'Memmap cluster'.O19</svg:desc>
                </draw:g>
              </table:table-cell>
              <table:table-cell office:value-type="float" office:value="478.4">
                <text:p>478.4</text:p>
                <draw:g>
                  <svg:desc>'Memmap cluster'.P14:'Memmap cluster'.P19</svg:desc>
                </draw:g>
              </table:table-cell>
              <table:table-cell office:value-type="float" office:value="424.8">
                <text:p>424.8</text:p>
                <draw:g>
                  <svg:desc>'Memmap cluster'.Q14:'Memmap cluster'.Q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40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971.666666666667">
                <text:p>971.666666666667</text:p>
              </table:table-cell>
              <table:table-cell office:value-type="float" office:value="871.25">
                <text:p>871.25</text:p>
              </table:table-cell>
              <table:table-cell office:value-type="float" office:value="1025.2">
                <text:p>1025.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442">
                <text:p>2442</text:p>
              </table:table-cell>
              <table:table-cell office:value-type="float" office:value="2440">
                <text:p>2440</text:p>
              </table:table-cell>
              <table:table-cell office:value-type="float" office:value="2349">
                <text:p>2349</text:p>
              </table:table-cell>
              <table:table-cell office:value-type="float" office:value="1905.5">
                <text:p>1905.5</text:p>
              </table:table-cell>
              <table:table-cell office:value-type="float" office:value="2011.2">
                <text:p>2011.2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845">
                <text:p>4845</text:p>
              </table:table-cell>
              <table:table-cell office:value-type="float" office:value="4842">
                <text:p>4842</text:p>
              </table:table-cell>
              <table:table-cell office:value-type="float" office:value="4838.33333333333">
                <text:p>4838.33333333333</text:p>
              </table:table-cell>
              <table:table-cell office:value-type="float" office:value="3773">
                <text:p>3773</text:p>
              </table:table-cell>
              <table:table-cell office:value-type="float" office:value="3985.6">
                <text:p>3985.6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651">
                <text:p>9651</text:p>
              </table:table-cell>
              <table:table-cell office:value-type="float" office:value="10548">
                <text:p>10548</text:p>
              </table:table-cell>
              <table:table-cell office:value-type="float" office:value="9638.33333333333">
                <text:p>9638.33333333333</text:p>
              </table:table-cell>
              <table:table-cell office:value-type="float" office:value="7507.5">
                <text:p>7507.5</text:p>
              </table:table-cell>
              <table:table-cell office:value-type="float" office:value="7932.4">
                <text:p>7932.4</text:p>
              </table:table-cell>
              <table:table-cell office:value-type="float" office:value="7505.33333333333">
                <text:p>7505.3333333333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64">
                <text:p>19264</text:p>
              </table:table-cell>
              <table:table-cell office:value-type="float" office:value="19252">
                <text:p>19252</text:p>
              </table:table-cell>
              <table:table-cell office:value-type="float" office:value="19238.6666666667">
                <text:p>19238.6666666667</text:p>
              </table:table-cell>
              <table:table-cell office:value-type="float" office:value="15757.25">
                <text:p>15757.25</text:p>
              </table:table-cell>
              <table:table-cell office:value-type="float" office:value="12722">
                <text:p>12722</text:p>
              </table:table-cell>
              <table:table-cell office:value-type="float" office:value="12023">
                <text:p>120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64cm" svg:height="10.642cm" xlink:href=".." xlink:type="simple" chart:class="chart:line" chart:style-name="ch1">
        <chart:title svg:x="8.413cm" svg:y="0.348cm" chart:style-name="ch2">
          <text:p>Time Consumption</text:p>
        </chart:title>
        <chart:subtitle svg:x="7.037cm" svg:y="1.339cm" chart:style-name="ch3">
          <text:p>Without memmapping, on the cluster</text:p>
        </chart:subtitle>
        <chart:legend chart:legend-position="bottom" svg:x="7.454cm" svg:y="9.859cm" style:legend-expansion="wide" chart:style-name="ch4"/>
        <chart:plot-area chart:style-name="ch5" table:cell-range-address="'No memmap cluster'.A13:'No memmap cluster'.C19" chart:data-source-has-labels="both" svg:x="1.422cm" svg:y="2.446cm" svg:width="18.32cm" svg:height="6.22cm">
          <chartooo:coordinate-region svg:x="2.705cm" svg:y="2.645cm" svg:width="16.281cm" svg:height="5.374cm"/>
          <chart:axis chart:dimension="x" chart:name="primary-x" chart:style-name="ch6" chartooo:axis-type="auto">
            <chartooo:date-scale/>
            <chart:title svg:x="9.705cm" svg:y="8.878cm" chart:style-name="ch7">
              <text:p>nb features</text:p>
            </chart:title>
            <chart:categories table:cell-range-address="'No memmap cluster'.A14:'No memmap cluster'.A19"/>
            <chart:grid chart:style-name="ch8" chart:class="major"/>
          </chart:axis>
          <chart:axis chart:dimension="y" chart:name="primary-y" chart:style-name="ch9">
            <chart:title svg:x="0.451cm" svg:y="6.169cm" chart:style-name="ch10">
              <text:p>time (s)</text:p>
            </chart:title>
            <chart:grid chart:style-name="ch8" chart:class="major"/>
          </chart:axis>
          <chart:series chart:style-name="ch11" chart:values-cell-range-address="'No memmap cluster'.B14:'No memmap cluster'.B19" chart:label-cell-address="'No memmap cluster'.B13:'No memmap cluster'.B13" chart:class="chart:line">
            <chart:data-point chart:repeated="6"/>
          </chart:series>
          <chart:series chart:style-name="ch12" chart:values-cell-range-address="'No memmap cluster'.C14:'No memmap cluster'.C19" chart:label-cell-address="'No memmap cluster'.C13:'No memmap cluster'.C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B13:'No memmap cluster'.B13</svg:desc>
                </draw:g>
              </table:table-cell>
              <table:table-cell office:value-type="string">
                <text:p>2 processes</text:p>
                <draw:g>
                  <svg:desc>'No memmap cluster'.C13:'No memmap cluster'.C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A14:'No memmap cluster'.A19</svg:desc>
                </draw:g>
              </table:table-cell>
              <table:table-cell office:value-type="float" office:value="216">
                <text:p>216</text:p>
                <draw:g>
                  <svg:desc>'No memmap cluster'.B14:'No memmap cluster'.B19</svg:desc>
                </draw:g>
              </table:table-cell>
              <table:table-cell office:value-type="float" office:value="145">
                <text:p>145</text:p>
                <draw:g>
                  <svg:desc>'No memmap cluster'.C14:'No memmap cluster'.C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19">
                <text:p>3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66">
                <text:p>86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660">
                <text:p>166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457">
                <text:p>3457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7562">
                <text:p>7562</text:p>
              </table:table-cell>
              <table:table-cell office:value-type="float" office:value="8641">
                <text:p>86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3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95cm" svg:height="10.433cm" xlink:href=".." xlink:type="simple" chart:class="chart:line" chart:style-name="ch1">
        <chart:title svg:x="8.01cm" svg:y="0.344cm" chart:style-name="ch2">
          <text:p>Memory Consumption</text:p>
        </chart:title>
        <chart:subtitle svg:x="6.952cm" svg:y="1.331cm" chart:style-name="ch3">
          <text:p>Without memmapping, on the cluster</text:p>
        </chart:subtitle>
        <chart:legend chart:legend-position="bottom" svg:x="1.343cm" svg:y="9.65cm" style:legend-expansion="wide" chart:style-name="ch4"/>
        <chart:plot-area chart:style-name="ch5" table:cell-range-address="'No memmap cluster'.K13:'No memmap cluster'.Q19" chart:data-source-has-labels="both" svg:x="1.418cm" svg:y="2.43cm" svg:width="18.163cm" svg:height="6.031cm">
          <chartooo:coordinate-region svg:x="2.701cm" svg:y="2.629cm" svg:width="16.124cm" svg:height="5.185cm"/>
          <chart:axis chart:dimension="x" chart:name="primary-x" chart:style-name="ch6" chartooo:axis-type="auto">
            <chartooo:date-scale/>
            <chart:title svg:x="9.846cm" svg:y="8.669cm" chart:style-name="ch7">
              <text:p>features</text:p>
            </chart:title>
            <chart:categories table:cell-range-address="'No memmap cluster'.K14:'No memmap cluster'.K19"/>
            <chart:grid chart:style-name="ch8" chart:class="major"/>
          </chart:axis>
          <chart:axis chart:dimension="y" chart:name="primary-y" chart:style-name="ch6">
            <chart:title svg:x="0.451cm" svg:y="6.468cm" chart:style-name="ch9">
              <text:p>memory (MB)</text:p>
            </chart:title>
            <chart:grid chart:style-name="ch8" chart:class="major"/>
          </chart:axis>
          <chart:series chart:style-name="ch10" chart:values-cell-range-address="'No memmap cluster'.L14:'No memmap cluster'.L19" chart:label-cell-address="'No memmap cluster'.L13:'No memmap cluster'.L13" chart:class="chart:line">
            <chart:data-point chart:repeated="6"/>
          </chart:series>
          <chart:series chart:style-name="ch11" chart:values-cell-range-address="'No memmap cluster'.M14:'No memmap cluster'.M19" chart:label-cell-address="'No memmap cluster'.M13:'No memmap cluster'.M13" chart:class="chart:line">
            <chart:data-point chart:repeated="6"/>
          </chart:series>
          <chart:series chart:style-name="ch12" chart:values-cell-range-address="'No memmap cluster'.N14:'No memmap cluster'.N19" chart:label-cell-address="'No memmap cluster'.N13:'No memmap cluster'.N13" chart:class="chart:line">
            <chart:data-point chart:repeated="6"/>
          </chart:series>
          <chart:series chart:style-name="ch13" chart:values-cell-range-address="'No memmap cluster'.O14:'No memmap cluster'.O19" chart:label-cell-address="'No memmap cluster'.O13:'No memmap cluster'.O13" chart:class="chart:line">
            <chart:data-point chart:repeated="6"/>
          </chart:series>
          <chart:series chart:style-name="ch14" chart:values-cell-range-address="'No memmap cluster'.P14:'No memmap cluster'.P19" chart:label-cell-address="'No memmap cluster'.P13:'No memmap cluster'.P13" chart:class="chart:line">
            <chart:data-point chart:repeated="6"/>
          </chart:series>
          <chart:series chart:style-name="ch15" chart:values-cell-range-address="'No memmap cluster'.Q14:'No memmap cluster'.Q19" chart:label-cell-address="'No memmap cluster'.Q13:'No memmap cluster'.Q13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ess</text:p>
                <draw:g>
                  <svg:desc>'No memmap cluster'.L13:'No memmap cluster'.L13</svg:desc>
                </draw:g>
              </table:table-cell>
              <table:table-cell office:value-type="string">
                <text:p>2 processes</text:p>
                <draw:g>
                  <svg:desc>'No memmap cluster'.M13:'No memmap cluster'.M13</svg:desc>
                </draw:g>
              </table:table-cell>
              <table:table-cell office:value-type="string">
                <text:p>3 processes</text:p>
                <draw:g>
                  <svg:desc>'No memmap cluster'.N13:'No memmap cluster'.N13</svg:desc>
                </draw:g>
              </table:table-cell>
              <table:table-cell office:value-type="string">
                <text:p>4 processes</text:p>
                <draw:g>
                  <svg:desc>'No memmap cluster'.O13:'No memmap cluster'.O13</svg:desc>
                </draw:g>
              </table:table-cell>
              <table:table-cell office:value-type="string">
                <text:p>5 processes</text:p>
                <draw:g>
                  <svg:desc>'No memmap cluster'.P13:'No memmap cluster'.P13</svg:desc>
                </draw:g>
              </table:table-cell>
              <table:table-cell office:value-type="string">
                <text:p>6 processes</text:p>
                <draw:g>
                  <svg:desc>'No memmap cluster'.Q13:'No memmap cluster'.Q1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No memmap cluster'.K14:'No memmap cluster'.K19</svg:desc>
                </draw:g>
              </table:table-cell>
              <table:table-cell office:value-type="float" office:value="705">
                <text:p>705</text:p>
                <draw:g>
                  <svg:desc>'No memmap cluster'.L14:'No memmap cluster'.L19</svg:desc>
                </draw:g>
              </table:table-cell>
              <table:table-cell office:value-type="float" office:value="705">
                <text:p>705</text:p>
                <draw:g>
                  <svg:desc>'No memmap cluster'.M14:'No memmap cluster'.M19</svg:desc>
                </draw:g>
              </table:table-cell>
              <table:table-cell office:value-type="float" office:value="571.666666666667">
                <text:p>571.666666666667</text:p>
                <draw:g>
                  <svg:desc>'No memmap cluster'.N14:'No memmap cluster'.N19</svg:desc>
                </draw:g>
              </table:table-cell>
              <table:table-cell office:value-type="float" office:value="572">
                <text:p>572</text:p>
                <draw:g>
                  <svg:desc>'No memmap cluster'.O14:'No memmap cluster'.O19</svg:desc>
                </draw:g>
              </table:table-cell>
              <table:table-cell office:value-type="float" office:value="598.4">
                <text:p>598.4</text:p>
                <draw:g>
                  <svg:desc>'No memmap cluster'.P14:'No memmap cluster'.P19</svg:desc>
                </draw:g>
              </table:table-cell>
              <table:table-cell office:value-type="float" office:value="571.8">
                <text:p>571.8</text:p>
                <draw:g>
                  <svg:desc>'No memmap cluster'.Q14:'No memmap cluster'.Q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73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1106">
                <text:p>1106</text:p>
              </table:table-cell>
              <table:table-cell office:value-type="float" office:value="1158.6">
                <text:p>1158.6</text:p>
              </table:table-cell>
              <table:table-cell office:value-type="float" office:value="1105.33333333333">
                <text:p>1105.333333333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07">
                <text:p>2707</text:p>
              </table:table-cell>
              <table:table-cell office:value-type="float" office:value="2706">
                <text:p>2706</text:p>
              </table:table-cell>
              <table:table-cell office:value-type="float" office:value="2705">
                <text:p>2705</text:p>
              </table:table-cell>
              <table:table-cell office:value-type="float" office:value="2172">
                <text:p>2172</text:p>
              </table:table-cell>
              <table:table-cell office:value-type="float" office:value="2278.4">
                <text:p>2278.4</text:p>
              </table:table-cell>
              <table:table-cell office:value-type="float" office:value="2172.16666666667">
                <text:p>2172.166666666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376">
                <text:p>5376</text:p>
              </table:table-cell>
              <table:table-cell office:value-type="float" office:value="5373">
                <text:p>5373</text:p>
              </table:table-cell>
              <table:table-cell office:value-type="float" office:value="5372">
                <text:p>5372</text:p>
              </table:table-cell>
              <table:table-cell office:value-type="float" office:value="4305.75">
                <text:p>4305.75</text:p>
              </table:table-cell>
              <table:table-cell office:value-type="float" office:value="4518.2">
                <text:p>4518.2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0714">
                <text:p>10714</text:p>
              </table:table-cell>
              <table:table-cell office:value-type="float" office:value="10708">
                <text:p>10708</text:p>
              </table:table-cell>
              <table:table-cell office:value-type="float" office:value="10705.3333333333">
                <text:p>10705.3333333333</text:p>
              </table:table-cell>
              <table:table-cell office:value-type="float" office:value="8573">
                <text:p>8573</text:p>
              </table:table-cell>
              <table:table-cell office:value-type="float" office:value="8998.8">
                <text:p>8998.8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1389">
                <text:p>21389</text:p>
              </table:table-cell>
              <table:table-cell office:value-type="float" office:value="15283">
                <text:p>15283</text:p>
              </table:table-cell>
              <table:table-cell office:value-type="float" office:value="17679.6666666667">
                <text:p>17679.6666666667</text:p>
              </table:table-cell>
              <table:table-cell office:value-type="float" office:value="13971.5">
                <text:p>13971.5</text:p>
              </table:table-cell>
              <table:table-cell office:value-type="float" office:value="16040">
                <text:p>16040</text:p>
              </table:table-cell>
              <table:table-cell office:value-type="float" office:value="15034.1666666667">
                <text:p>15034.1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22cm" svg:height="6.433cm" xlink:href=".." xlink:type="simple" chart:class="chart:bar" chart:style-name="ch1">
        <chart:plot-area chart:style-name="ch2" table:cell-range-address="'Memmap local'.A47:'Memmap local'.B53" chart:data-source-has-labels="both" svg:x="1.247cm" svg:y="0.647cm" svg:width="10.103cm" svg:height="4.677cm">
          <chartooo:coordinate-region svg:x="1.683cm" svg:y="0.846cm" svg:width="9.23cm" svg:height="3.831cm"/>
          <chart:axis chart:dimension="x" chart:name="primary-x" chart:style-name="ch3" chartooo:axis-type="auto">
            <chartooo:date-scale/>
            <chart:title svg:x="5.235cm" svg:y="5.452cm" chart:style-name="ch4">
              <text:p>nb processes</text:p>
            </chart:title>
            <chart:categories table:cell-range-address="'Memmap local'.A48:'Memmap local'.A53"/>
          </chart:axis>
          <chart:axis chart:dimension="y" chart:name="primary-y" chart:style-name="ch5">
            <chart:title svg:x="0.451cm" svg:y="3.862cm" chart:style-name="ch6">
              <text:p>nb featur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'Memmap local'.B48:'Memmap local'.B53" chart:label-cell-address="'Memmap local'.B47:'Memmap local'.B4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Memmap local'.B47:'Memmap local'.B47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emmap local'.A48:'Memmap local'.A53</svg:desc>
                </draw:g>
              </table:table-cell>
              <table:table-cell office:value-type="float" office:value="6">
                <text:p>6</text:p>
                <draw:g>
                  <svg:desc>'Memmap local'.B48:'Memmap local'.B53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